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Default" style:data-style-name="N48">
      <style:table-cell-properties fo:background-color="#FFFFFF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7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1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6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2.54cm" style:use-optimal-column-width="true"/>
    </style:style>
    <style:style style:name="co26" style:family="table-column">
      <style:table-column-properties fo:break-before="auto" style:column-width="1.5875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14" table:default-cell-style-name="ce2"/>
        <table:table-column table:style-name="co10" table:default-cell-style-name="ce2"/>
        <table:table-column table:style-name="co11" table:number-columns-repeated="16352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161">
            <text:p>民 國 110 年 9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1">
            <text:p>民 國 110 年 9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42">
            <text:p><text:span text:style-name="T7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7">人</text:span></text:p>
          </table:table-cell>
          <table:table-cell office:value-type="string" table:style-name="ce7">
            <text:p><text:span text:style-name="T7">口</text:span></text:p>
          </table:table-cell>
          <table:table-cell office:value-type="string" table:style-name="ce7">
            <text:p><text:span text:style-name="T7">數</text:span></text:p>
          </table:table-cell>
          <table:table-cell office:value-type="string" table:number-columns-spanned="4" table:number-rows-spanned="1" table:style-name="ce217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17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17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17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19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19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4">
            <text:p><text:span text:style-name="T7">戶　數</text:span></text:p>
          </table:table-cell>
          <table:table-cell table:number-columns-repeated="3" table:style-name="ce8"/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9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計</text:span></text:p>
          </table:table-cell>
          <table:table-cell office:value-type="string" table:number-columns-spanned="1" table:number-rows-spanned="3" table:style-name="ce217">
            <text:p><text:span text:style-name="T7">男</text:span></text:p>
          </table:table-cell>
          <table:table-cell office:value-type="string" table:number-columns-spanned="1" table:number-rows-spanned="3" table:style-name="ce217">
            <text:p><text:span text:style-name="T7">女</text:span></text:p>
          </table:table-cell>
          <table:table-cell office:value-type="string" table:style-name="ce10">
            <text:p><text:span text:style-name="T7">折合年</text:span></text:p>
          </table:table-cell>
          <table:table-cell office:value-type="string" table:style-name="ce8">
            <text:p><text:s/></text:p>
          </table:table-cell>
          <table:table-cell office:value-type="string" table:style-name="ce11">
            <text:p><text:span text:style-name="T7">折合年自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table-cell office:value-type="string" table:number-columns-spanned="1" table:number-rows-spanned="3" table:style-name="ce217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19">
            <text:p><text:span text:style-name="T7">不同性別</text:span></text:p>
          </table:table-cell>
          <table:table-cell office:value-type="string" table:number-columns-spanned="3" table:number-rows-spanned="1" table:style-name="ce217">
            <text:p><text:span text:style-name="T7">相同性別</text:span></text:p>
          </table:table-cell>
          <table:covered-table-cell table:number-columns-repeated="2"/>
          <table:table-cell office:value-type="string" table:style-name="ce1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2">
            <text:p><text:span text:style-name="T7">計</text:span></text:p>
          </table:table-cell>
          <table:table-cell office:value-type="string" table:style-name="ce12">
            <text:p><text:span text:style-name="T7">男</text:span></text:p>
          </table:table-cell>
          <table:table-cell office:value-type="string" table:style-name="ce12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7">粗死亡率</text:span></text:p>
          </table:table-cell>
          <table:table-cell office:value-type="string" table:style-name="ce12">
            <text:p><text:span text:style-name="T7">人數</text:span></text:p>
          </table:table-cell>
          <table:table-cell office:value-type="string" table:style-name="ce1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<text:span text:style-name="T7">計</text:span></text:p>
          </table:table-cell>
          <table:table-cell office:value-type="string" table:number-columns-spanned="1" table:number-rows-spanned="2" table:style-name="ce217">
            <text:p><text:span text:style-name="T7">男</text:span></text:p>
          </table:table-cell>
          <table:table-cell office:value-type="string" table:number-columns-spanned="1" table:number-rows-spanned="2" table:style-name="ce221">
            <text:p><text:span text:style-name="T7">女</text:span></text:p>
          </table:table-cell>
          <table:table-cell office:value-type="string" table:style-name="ce1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9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9"/>
          <table:table-cell table:style-name="ce21"/>
          <table:table-cell table:number-columns-repeated="3" table:style-name="ce9"/>
          <table:table-cell table:style-name="ce21"/>
          <table:table-cell office:value-type="float" office:value="0" table:style-name="ce23">
            <text:p>—</text:p>
          </table:table-cell>
          <table:table-cell table:style-name="ce1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style-name="ce9"/>
          <table:table-cell table:style-name="ce24"/>
          <table:table-cell table:number-columns-repeated="2" table:style-name="ce9"/>
          <table:table-cell table:number-columns-repeated="2" table:style-name="ce21"/>
          <table:table-cell table:number-columns-repeated="2" table:style-name="ce9"/>
          <table:table-cell table:style-name="ce25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39">
            <text:p>40<text:s/><text:span text:style-name="T9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9">
            <text:p>50<text:s/><text:span text:style-name="T9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9">
            <text:p>60<text:s/><text:span text:style-name="T9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39">
            <text:p>70<text:s/><text:span text:style-name="T9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80<text:s/><text:span text:style-name="T9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90<text:s/><text:span text:style-name="T9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95<text:s/><text:span text:style-name="T9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6<text:s/><text:span text:style-name="T9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7<text:s/><text:span text:style-name="T9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8<text:s/><text:span text:style-name="T9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39">
            <text:p>99<text:s/><text:span text:style-name="T9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0<text:span text:style-name="T9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1<text:span text:style-name="T9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2<text:span text:style-name="T9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3<text:span text:style-name="T9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4<text:span text:style-name="T9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5<text:span text:style-name="T9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6<text:span text:style-name="T9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7<text:span text:style-name="T9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office:value-type="float" office:value="135403" table:style-name="ce26">
            <text:p>135,403</text:p>
          </table:table-cell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8<text:span text:style-name="T9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10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2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10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2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10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2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10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2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10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2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10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2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10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2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10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2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10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2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10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2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10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2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12<text:s/><text:span text:style-name="T10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2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09<text:span text:style-name="T9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5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5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6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5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5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10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10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10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10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10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10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10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10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9<text:s/><text:span text:style-name="T10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10<text:s/><text:span text:style-name="T10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11<text:s/><text:span text:style-name="T10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12<text:s/><text:span text:style-name="T10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39">
            <text:p>110<text:span text:style-name="T9">年</text:span>1~9<text:span text:style-name="T11">月</text:span></text:p>
          </table:table-cell>
          <table:covered-table-cell/>
          <table:table-cell office:value-type="float" office:value="9004362" table:style-name="ce32">
            <text:p>9,004,362</text:p>
          </table:table-cell>
          <table:table-cell office:value-type="float" office:value="23430948" table:style-name="ce32">
            <text:p>23,430,948</text:p>
          </table:table-cell>
          <table:table-cell office:value-type="float" office:value="11606628" table:style-name="ce32">
            <text:p>11,606,628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112470" table:style-name="ce26">
            <text:p>112,470</text:p>
          </table:table-cell>
          <table:table-cell office:value-type="float" office:value="58100" table:style-name="ce26">
            <text:p>58,100</text:p>
          </table:table-cell>
          <table:table-cell office:value-type="float" office:value="54370" table:style-name="ce26">
            <text:p>54,370</text:p>
          </table:table-cell>
          <table:table-cell office:value-type="float" office:value="6.3998718604769689" table:style-name="ce35">
            <text:p>6.40</text:p>
          </table:table-cell>
          <table:table-cell office:value-type="float" office:value="138018" table:style-name="ce26">
            <text:p>138,018</text:p>
          </table:table-cell>
          <table:table-cell office:value-type="float" office:value="80232" table:style-name="ce26">
            <text:p>80,232</text:p>
          </table:table-cell>
          <table:table-cell office:value-type="float" office:value="57786" table:style-name="ce26">
            <text:p>57,786</text:p>
          </table:table-cell>
          <table:table-cell office:value-type="float" office:value="7.8536277624194035" table:style-name="ce35">
            <text:p>7.85</text:p>
          </table:table-cell>
          <table:table-cell office:value-type="float" office:value="-25548" table:style-name="ce26">
            <text:p>–25,548</text:p>
          </table:table-cell>
          <table:table-cell office:value-type="float" office:value="-1.4537559019424342" table:style-name="ce36">
            <text:p>–1.45</text:p>
          </table:table-cell>
          <table:table-cell office:value-type="float" office:value="79488" table:style-name="ce26">
            <text:p>79,488</text:p>
          </table:table-cell>
          <table:table-cell office:value-type="float" office:value="78175" table:style-name="ce26">
            <text:p>78,175</text:p>
          </table:table-cell>
          <table:table-cell office:value-type="float" office:value="1313" table:style-name="ce26">
            <text:p>1,313</text:p>
          </table:table-cell>
          <table:table-cell office:value-type="float" office:value="376" table:style-name="ce26">
            <text:p>376</text:p>
          </table:table-cell>
          <table:table-cell office:value-type="float" office:value="937" table:style-name="ce26">
            <text:p>937</text:p>
          </table:table-cell>
          <table:table-cell office:value-type="float" office:value="4.5230996216377104" table:style-name="ce35">
            <text:p>4.52</text:p>
          </table:table-cell>
          <table:table-cell office:value-type="float" office:value="35067" table:style-name="ce26">
            <text:p>35,067</text:p>
          </table:table-cell>
          <table:table-cell office:value-type="float" office:value="34716" table:style-name="ce26">
            <text:p>34,716</text:p>
          </table:table-cell>
          <table:table-cell office:value-type="float" office:value="351" table:style-name="ce26">
            <text:p>351</text:p>
          </table:table-cell>
          <table:table-cell office:value-type="float" office:value="93" table:style-name="ce26">
            <text:p>93</text:p>
          </table:table-cell>
          <table:table-cell office:value-type="float" office:value="258" table:style-name="ce26">
            <text:p>258</text:p>
          </table:table-cell>
          <table:table-cell office:value-type="float" office:value="1.9954148353458334" table:style-name="ce35">
            <text:p>2.00</text:p>
          </table:table-cell>
          <table:table-cell office:value-type="float" office:value="695717" table:style-name="ce26">
            <text:p>695,717</text:p>
          </table:table-cell>
          <table:table-cell office:value-type="float" office:value="800457" table:style-name="ce26">
            <text:p>800,457</text:p>
          </table:table-cell>
          <table:table-cell office:value-type="float" office:value="579949" table:style-name="ce26">
            <text:p>579,94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1<text:s/><text:span text:style-name="T10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89496795842994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362792101946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4131125176457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77852981466176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185289223061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2<text:s/><text:span text:style-name="T10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3<text:s/><text:span text:style-name="T10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2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4<text:s/><text:span text:style-name="T10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2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34872420179454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5<text:s/><text:span text:style-name="T10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2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6<text:s/><text:span text:style-name="T10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2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7<text:s/><text:span text:style-name="T10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2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129">
            <text:p>8<text:s/><text:span text:style-name="T10">月</text:span></text:p>
          </table:table-cell>
          <table:covered-table-cell/>
          <table:table-cell office:value-type="float" office:value="8988241" table:style-name="ce32">
            <text:p>8,988,241</text:p>
          </table:table-cell>
          <table:table-cell office:value-type="float" office:value="23451837" table:style-name="ce32">
            <text:p>23,451,837</text:p>
          </table:table-cell>
          <table:table-cell office:value-type="float" office:value="11616647" table:style-name="ce32">
            <text:p>11,616,647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12588" table:style-name="ce32">
            <text:p>12,588</text:p>
          </table:table-cell>
          <table:table-cell office:value-type="float" office:value="6437" table:style-name="ce32">
            <text:p>6,437</text:p>
          </table:table-cell>
          <table:table-cell office:value-type="float" office:value="6151" table:style-name="ce32">
            <text:p>6,151</text:p>
          </table:table-cell>
          <table:table-cell office:value-type="float" office:value="6.3173804954043025" table:style-name="ce33">
            <text:p>6.32</text:p>
          </table:table-cell>
          <table:table-cell office:value-type="float" office:value="14952" table:style-name="ce32">
            <text:p>14,952</text:p>
          </table:table-cell>
          <table:table-cell office:value-type="float" office:value="8742" table:style-name="ce32">
            <text:p>8,742</text:p>
          </table:table-cell>
          <table:table-cell office:value-type="float" office:value="6210" table:style-name="ce32">
            <text:p>6,210</text:p>
          </table:table-cell>
          <table:table-cell office:value-type="float" office:value="7.5037713034068281" table:style-name="ce33">
            <text:p>7.50</text:p>
          </table:table-cell>
          <table:table-cell office:value-type="float" office:value="-2364" table:style-name="ce32">
            <text:p>–2,364</text:p>
          </table:table-cell>
          <table:table-cell office:value-type="float" office:value="-1.1863908080025238" table:style-name="ce34">
            <text:p>–1.19</text:p>
          </table:table-cell>
          <table:table-cell office:value-type="float" office:value="4273" table:style-name="ce32">
            <text:p>4,273</text:p>
          </table:table-cell>
          <table:table-cell office:value-type="float" office:value="4162" table:style-name="ce32">
            <text:p>4,162</text:p>
          </table:table-cell>
          <table:table-cell office:value-type="float" office:value="111" table:style-name="ce32">
            <text:p>111</text:p>
          </table:table-cell>
          <table:table-cell office:value-type="float" office:value="23" table:style-name="ce32">
            <text:p>23</text:p>
          </table:table-cell>
          <table:table-cell office:value-type="float" office:value="88" table:style-name="ce32">
            <text:p>88</text:p>
          </table:table-cell>
          <table:table-cell office:value-type="float" office:value="2.1444365154800278" table:style-name="ce33">
            <text:p>2.14</text:p>
          </table:table-cell>
          <table:table-cell office:value-type="float" office:value="4115" table:style-name="ce32">
            <text:p>4,115</text:p>
          </table:table-cell>
          <table:table-cell office:value-type="float" office:value="4073" table:style-name="ce32">
            <text:p>4,073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2.0651430520010092" table:style-name="ce33">
            <text:p>2.07</text:p>
          </table:table-cell>
          <table:table-cell office:value-type="float" office:value="90165" table:style-name="ce32">
            <text:p>90,165</text:p>
          </table:table-cell>
          <table:table-cell office:value-type="float" office:value="106597" table:style-name="ce32">
            <text:p>106,597</text:p>
          </table:table-cell>
          <table:table-cell office:value-type="float" office:value="579590" table:style-name="ce32">
            <text:p>579,59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222">
            <text:p>9<text:s/><text:span text:style-name="T10">月</text:span></text:p>
          </table:table-cell>
          <table:covered-table-cell/>
          <table:table-cell office:value-type="float" office:value="9004362" table:style-name="ce32">
            <text:p>9,004,362</text:p>
          </table:table-cell>
          <table:table-cell office:value-type="float" office:value="23430948" table:style-name="ce32">
            <text:p>23,430,948</text:p>
          </table:table-cell>
          <table:table-cell office:value-type="float" office:value="11606628" table:style-name="ce32">
            <text:p>11,606,628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13464" table:style-name="ce32">
            <text:p>13,464</text:p>
          </table:table-cell>
          <table:table-cell office:value-type="float" office:value="6882" table:style-name="ce32">
            <text:p>6,882</text:p>
          </table:table-cell>
          <table:table-cell office:value-type="float" office:value="6582" table:style-name="ce32">
            <text:p>6,582</text:p>
          </table:table-cell>
          <table:table-cell office:value-type="float" office:value="6.9881514078141906" table:style-name="ce33">
            <text:p>6.99</text:p>
          </table:table-cell>
          <table:table-cell office:value-type="float" office:value="13894" table:style-name="ce32">
            <text:p>13,894</text:p>
          </table:table-cell>
          <table:table-cell office:value-type="float" office:value="8160" table:style-name="ce32">
            <text:p>8,160</text:p>
          </table:table-cell>
          <table:table-cell office:value-type="float" office:value="5734" table:style-name="ce32">
            <text:p>5,734</text:p>
          </table:table-cell>
          <table:table-cell office:value-type="float" office:value="7.211332119739331" table:style-name="ce33">
            <text:p>7.21</text:p>
          </table:table-cell>
          <table:table-cell office:value-type="float" office:value="-430" table:style-name="ce32">
            <text:p>–430</text:p>
          </table:table-cell>
          <table:table-cell office:value-type="float" office:value="-0.22318071192514125" table:style-name="ce34">
            <text:p>–0.22</text:p>
          </table:table-cell>
          <table:table-cell office:value-type="float" office:value="10027" table:style-name="ce32">
            <text:p>10,027</text:p>
          </table:table-cell>
          <table:table-cell office:value-type="float" office:value="9858" table:style-name="ce32">
            <text:p>9,858</text:p>
          </table:table-cell>
          <table:table-cell office:value-type="float" office:value="169" table:style-name="ce32">
            <text:p>169</text:p>
          </table:table-cell>
          <table:table-cell office:value-type="float" office:value="37" table:style-name="ce32">
            <text:p>37</text:p>
          </table:table-cell>
          <table:table-cell office:value-type="float" office:value="132" table:style-name="ce32">
            <text:p>132</text:p>
          </table:table-cell>
          <table:table-cell office:value-type="float" office:value="5.204262787147421" table:style-name="ce33">
            <text:p>5.20</text:p>
          </table:table-cell>
          <table:table-cell office:value-type="float" office:value="4057" table:style-name="ce32">
            <text:p>4,057</text:p>
          </table:table-cell>
          <table:table-cell office:value-type="float" office:value="4020" table:style-name="ce32">
            <text:p>4,020</text:p>
          </table:table-cell>
          <table:table-cell office:value-type="float" office:value="37" table:style-name="ce32">
            <text:p>37</text:p>
          </table:table-cell>
          <table:table-cell office:value-type="float" office:value="9" table:style-name="ce32">
            <text:p>9</text:p>
          </table:table-cell>
          <table:table-cell office:value-type="float" office:value="28" table:style-name="ce32">
            <text:p>28</text:p>
          </table:table-cell>
          <table:table-cell office:value-type="float" office:value="2.105684065768135" table:style-name="ce33">
            <text:p>2.11</text:p>
          </table:table-cell>
          <table:table-cell office:value-type="float" office:value="93087" table:style-name="ce32">
            <text:p>93,087</text:p>
          </table:table-cell>
          <table:table-cell office:value-type="float" office:value="113546" table:style-name="ce32">
            <text:p>113,546</text:p>
          </table:table-cell>
          <table:table-cell office:value-type="float" office:value="579949" table:style-name="ce32">
            <text:p>579,949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223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92673108052943376" table:style-name="ce37">
            <text:p>0.93</text:p>
          </table:table-cell>
          <table:table-cell office:value-type="float" office:value="-0.58311182890905777" table:style-name="ce37">
            <text:p>–0.58</text:p>
          </table:table-cell>
          <table:table-cell office:value-type="float" office:value="-0.62536874974795953" table:style-name="ce37">
            <text:p>–0.63</text:p>
          </table:table-cell>
          <table:table-cell office:value-type="float" office:value="-0.54159791445816363" table:style-name="ce37">
            <text:p>–0.54</text:p>
          </table:table-cell>
          <table:table-cell office:value-type="float" office:value="-2.8150714595062798" table:style-name="ce37">
            <text:p>–2.82</text:p>
          </table:table-cell>
          <table:table-cell office:value-type="float" office:value="-5.9579119978136097" table:style-name="ce37">
            <text:p>–5.96</text:p>
          </table:table-cell>
          <table:table-cell office:value-type="float" office:value="0.70379436964504283" table:style-name="ce37">
            <text:p>0.70</text:p>
          </table:table-cell>
          <table:table-cell office:value-type="float" office:value="-0.18184859218580929" table:style-name="ce37">
            <text:p>–0.18</text:p>
          </table:table-cell>
          <table:table-cell office:value-type="float" office:value="0.12972038051311616" table:style-name="ce37">
            <text:p>0.13</text:p>
          </table:table-cell>
          <table:table-cell office:value-type="float" office:value="0.29498525073746312" table:style-name="ce37">
            <text:p>0.29</text:p>
          </table:table-cell>
          <table:table-cell office:value-type="float" office:value="-0.10452961672473868" table:style-name="ce37">
            <text:p>–0.10</text:p>
          </table:table-cell>
          <table:table-cell office:value-type="float" office:value="3.1332119739331254E-2" table:style-name="ce37">
            <text:p>0.03</text:p>
          </table:table-cell>
          <table:table-cell office:value-type="string" table:style-name="ce37">
            <text:p>--</text:p>
          </table:table-cell>
          <table:table-cell office:value-type="float" office:value="-0.21318071192514124" table:style-name="ce38">
            <text:p>–0.21</text:p>
          </table:table-cell>
          <table:table-cell office:value-type="float" office:value="38.456227561447115" table:style-name="ce37">
            <text:p>38.46</text:p>
          </table:table-cell>
          <table:table-cell office:value-type="float" office:value="39.572419651706078" table:style-name="ce37">
            <text:p>39.57</text:p>
          </table:table-cell>
          <table:table-cell office:value-type="float" office:value="-5.5865921787709496" table:style-name="ce37">
            <text:p>–5.59</text:p>
          </table:table-cell>
          <table:table-cell office:value-type="float" office:value="-19.565217391304348" table:style-name="ce37">
            <text:p>–19.57</text:p>
          </table:table-cell>
          <table:table-cell office:value-type="float" office:value="-0.75187969924812026" table:style-name="ce37">
            <text:p>–0.75</text:p>
          </table:table-cell>
          <table:table-cell office:value-type="float" office:value="1.454262787147421" table:style-name="ce37">
            <text:p>1.45</text:p>
          </table:table-cell>
          <table:table-cell office:value-type="float" office:value="-10.163861824623559" table:style-name="ce37">
            <text:p>–10.16</text:p>
          </table:table-cell>
          <table:table-cell office:value-type="float" office:value="-10.507569011576136" table:style-name="ce37">
            <text:p>–10.51</text:p>
          </table:table-cell>
          <table:table-cell office:value-type="float" office:value="54.166666666666664" table:style-name="ce37">
            <text:p>54.17</text:p>
          </table:table-cell>
          <table:table-cell office:value-type="float" office:value="80" table:style-name="ce37">
            <text:p>80.00</text:p>
          </table:table-cell>
          <table:table-cell office:value-type="float" office:value="47.368421052631575" table:style-name="ce37">
            <text:p>47.37</text:p>
          </table:table-cell>
          <table:table-cell office:value-type="float" office:value="-0.23431593423186481" table:style-name="ce37">
            <text:p>–0.23</text:p>
          </table:table-cell>
          <table:table-cell office:value-type="float" office:value="0.72606475069252074" table:style-name="ce37">
            <text:p>0.73</text:p>
          </table:table-cell>
          <table:table-cell office:value-type="float" office:value="15.450940518556177" table:style-name="ce37">
            <text:p>15.45</text:p>
          </table:table-cell>
          <table:table-cell office:value-type="float" office:value="0.76343703034462396" table:style-name="ce37">
            <text:p>0.76</text:p>
          </table:table-cell>
          <table:table-cell table:number-columns-repeated="16353" table:style-name="ce39"/>
        </table:table-row>
        <table:table-row table:style-name="ro8">
          <table:table-cell office:value-type="string" table:number-columns-spanned="2" table:number-rows-spanned="1" table:style-name="ce224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0.17935656153411997" table:style-name="ce40">
            <text:p>0.18</text:p>
          </table:table-cell>
          <table:table-cell office:value-type="float" office:value="-8.9071913641562486E-2" table:style-name="ce40">
            <text:p>–0.09</text:p>
          </table:table-cell>
          <table:table-cell office:value-type="float" office:value="-8.6246917892916941E-2" table:style-name="ce40">
            <text:p>–0.09</text:p>
          </table:table-cell>
          <table:table-cell office:value-type="float" office:value="-9.1844744359828617E-2" table:style-name="ce40">
            <text:p>–0.09</text:p>
          </table:table-cell>
          <table:table-cell office:value-type="float" office:value="6.9590085795996179" table:style-name="ce40">
            <text:p>6.96</text:p>
          </table:table-cell>
          <table:table-cell office:value-type="float" office:value="6.9131583035575579" table:style-name="ce40">
            <text:p>6.91</text:p>
          </table:table-cell>
          <table:table-cell office:value-type="float" office:value="7.0069907332141117" table:style-name="ce40">
            <text:p>7.01</text:p>
          </table:table-cell>
          <table:table-cell office:value-type="float" office:value="0.67077091240988818" table:style-name="ce40">
            <text:p>0.67</text:p>
          </table:table-cell>
          <table:table-cell office:value-type="float" office:value="-7.0759764579989293" table:style-name="ce40">
            <text:p>–7.08</text:p>
          </table:table-cell>
          <table:table-cell office:value-type="float" office:value="-6.6575154426904595" table:style-name="ce40">
            <text:p>–6.66</text:p>
          </table:table-cell>
          <table:table-cell office:value-type="float" office:value="-7.6650563607085349" table:style-name="ce40">
            <text:p>–7.67</text:p>
          </table:table-cell>
          <table:table-cell office:value-type="float" office:value="-0.2924391836674971" table:style-name="ce40">
            <text:p>–0.29</text:p>
          </table:table-cell>
          <table:table-cell office:value-type="string" table:style-name="ce40">
            <text:p>--</text:p>
          </table:table-cell>
          <table:table-cell office:value-type="float" office:value="0.96321009607738262" table:style-name="ce41">
            <text:p>0.96</text:p>
          </table:table-cell>
          <table:table-cell office:value-type="float" office:value="134.65948981979875" table:style-name="ce40">
            <text:p>134.66</text:p>
          </table:table-cell>
          <table:table-cell office:value-type="float" office:value="136.85728015377222" table:style-name="ce40">
            <text:p>136.86</text:p>
          </table:table-cell>
          <table:table-cell office:value-type="float" office:value="52.252252252252248" table:style-name="ce40">
            <text:p>52.25</text:p>
          </table:table-cell>
          <table:table-cell office:value-type="float" office:value="60.869565217391312" table:style-name="ce40">
            <text:p>60.87</text:p>
          </table:table-cell>
          <table:table-cell office:value-type="float" office:value="50" table:style-name="ce40">
            <text:p>50.00</text:p>
          </table:table-cell>
          <table:table-cell office:value-type="float" office:value="3.0598262716673932" table:style-name="ce40">
            <text:p>3.06</text:p>
          </table:table-cell>
          <table:table-cell office:value-type="float" office:value="-1.4094775212636694" table:style-name="ce40">
            <text:p>–1.41</text:p>
          </table:table-cell>
          <table:table-cell office:value-type="float" office:value="-1.301252148293641" table:style-name="ce40">
            <text:p>–1.30</text:p>
          </table:table-cell>
          <table:table-cell office:value-type="float" office:value="-11.904761904761903" table:style-name="ce40">
            <text:p>–11.90</text:p>
          </table:table-cell>
          <table:table-cell office:value-type="float" office:value="-10" table:style-name="ce40">
            <text:p>–10.00</text:p>
          </table:table-cell>
          <table:table-cell office:value-type="float" office:value="-12.5" table:style-name="ce40">
            <text:p>–12.50</text:p>
          </table:table-cell>
          <table:table-cell office:value-type="float" office:value="4.0541013767125822E-2" table:style-name="ce40">
            <text:p>0.04</text:p>
          </table:table-cell>
          <table:table-cell office:value-type="float" office:value="3.2407253368823823" table:style-name="ce40">
            <text:p>3.24</text:p>
          </table:table-cell>
          <table:table-cell office:value-type="float" office:value="6.5189451860746557" table:style-name="ce40">
            <text:p>6.52</text:p>
          </table:table-cell>
          <table:table-cell office:value-type="float" office:value="6.1940337134871203E-2" table:style-name="ce40">
            <text:p>0.06</text:p>
          </table:table-cell>
          <table:table-cell table:number-columns-repeated="16353" table:style-name="ce39"/>
        </table:table-row>
        <table:table-row table:style-name="ro9">
          <table:table-cell office:value-type="string" table:number-columns-spanned="1" table:number-rows-spanned="2" table:style-name="ce225">
            <text:p><text:span text:style-name="T13">本年</text:span><text:span text:style-name="T4">1~9</text:span><text:span text:style-name="T10">月</text:span><text:span text:style-name="T4"/></text:p>
            <text:p><text:span text:style-name="T10">較上年</text:span><text:span text:style-name="T4">1~9</text:span></text:p>
            <text:p><text:span text:style-name="T10">月増減</text:span></text:p>
          </table:table-cell>
          <table:table-cell office:value-type="string" table:number-columns-spanned="1" table:number-rows-spanned="2" table:style-name="ce226">
            <text:p><text:span text:style-name="T14">實數</text:span></text:p>
            <text:p>%<text:s/><text:span text:style-name="T15">△</text:span></text:p>
          </table:table-cell>
          <table:table-cell office:value-type="float" office:value="82680" table:style-name="ce42">
            <text:p>82,680</text:p>
          </table:table-cell>
          <table:table-cell office:value-type="float" office:value="-137430" table:style-name="ce42">
            <text:p>–137,430</text:p>
          </table:table-cell>
          <table:table-cell office:value-type="float" office:value="-73041" table:style-name="ce42">
            <text:p>–73,041</text:p>
          </table:table-cell>
          <table:table-cell office:value-type="float" office:value="-64389" table:style-name="ce42">
            <text:p>–64,389</text:p>
          </table:table-cell>
          <table:table-cell office:value-type="float" office:value="-6545" table:style-name="ce42">
            <text:p>–6,545</text:p>
          </table:table-cell>
          <table:table-cell office:value-type="float" office:value="-3701" table:style-name="ce42">
            <text:p>–3,701</text:p>
          </table:table-cell>
          <table:table-cell office:value-type="float" office:value="-2844" table:style-name="ce42">
            <text:p>–2,844</text:p>
          </table:table-cell>
          <table:table-cell office:value-type="string" table:style-name="ce42">
            <text:p>…</text:p>
          </table:table-cell>
          <table:table-cell office:value-type="float" office:value="7753" table:style-name="ce42">
            <text:p>7,753</text:p>
          </table:table-cell>
          <table:table-cell office:value-type="float" office:value="3917" table:style-name="ce42">
            <text:p>3,917</text:p>
          </table:table-cell>
          <table:table-cell office:value-type="float" office:value="3836" table:style-name="ce42">
            <text:p>3,836</text:p>
          </table:table-cell>
          <table:table-cell office:value-type="string" table:style-name="ce42">
            <text:p>…</text:p>
          </table:table-cell>
          <table:table-cell office:value-type="float" office:value="-14298" table:style-name="ce42">
            <text:p>–14,298</text:p>
          </table:table-cell>
          <table:table-cell office:value-type="string" table:style-name="ce43">
            <text:p>…</text:p>
          </table:table-cell>
          <table:table-cell office:value-type="float" office:value="-5006" table:style-name="ce42">
            <text:p>–5,006</text:p>
          </table:table-cell>
          <table:table-cell office:value-type="float" office:value="-4533" table:style-name="ce42">
            <text:p>–4,533</text:p>
          </table:table-cell>
          <table:table-cell office:value-type="float" office:value="-473" table:style-name="ce42">
            <text:p>–473</text:p>
          </table:table-cell>
          <table:table-cell office:value-type="float" office:value="-158" table:style-name="ce42">
            <text:p>–158</text:p>
          </table:table-cell>
          <table:table-cell office:value-type="float" office:value="-315" table:style-name="ce42">
            <text:p>–315</text:p>
          </table:table-cell>
          <table:table-cell office:value-type="string" table:style-name="ce42">
            <text:p>…</text:p>
          </table:table-cell>
          <table:table-cell office:value-type="float" office:value="-4023" table:style-name="ce42">
            <text:p>–4,023</text:p>
          </table:table-cell>
          <table:table-cell office:value-type="float" office:value="-4118" table:style-name="ce42">
            <text:p>–4,118</text:p>
          </table:table-cell>
          <table:table-cell office:value-type="float" office:value="95" table:style-name="ce42">
            <text:p>95</text:p>
          </table:table-cell>
          <table:table-cell office:value-type="float" office:value="26" table:style-name="ce42">
            <text:p>26</text:p>
          </table:table-cell>
          <table:table-cell office:value-type="float" office:value="69" table:style-name="ce42">
            <text:p>69</text:p>
          </table:table-cell>
          <table:table-cell office:value-type="string" table:style-name="ce42">
            <text:p>…</text:p>
          </table:table-cell>
          <table:table-cell office:value-type="float" office:value="-40580" table:style-name="ce42">
            <text:p>–40,580</text:p>
          </table:table-cell>
          <table:table-cell office:value-type="float" office:value="40667" table:style-name="ce42">
            <text:p>40,667</text:p>
          </table:table-cell>
          <table:table-cell office:value-type="float" office:value="4394" table:style-name="ce42">
            <text:p>4,394</text:p>
          </table:table-cell>
          <table:table-cell table:number-columns-repeated="16353" table:style-name="ce39"/>
        </table:table-row>
        <table:table-row table:style-name="ro10">
          <table:covered-table-cell/>
          <table:covered-table-cell/>
          <table:table-cell office:value-type="float" office:value="0.92673108052943376" table:style-name="ce44">
            <text:p>0.93</text:p>
          </table:table-cell>
          <table:table-cell office:value-type="float" office:value="-0.58311182890905777" table:style-name="ce44">
            <text:p>–0.58</text:p>
          </table:table-cell>
          <table:table-cell office:value-type="float" office:value="-0.62536874974795953" table:style-name="ce44">
            <text:p>–0.63</text:p>
          </table:table-cell>
          <table:table-cell office:value-type="float" office:value="-0.54159791445816363" table:style-name="ce44">
            <text:p>–0.54</text:p>
          </table:table-cell>
          <table:table-cell office:value-type="float" office:value="-5.4993068100659581" table:style-name="ce44">
            <text:p>–5.50</text:p>
          </table:table-cell>
          <table:table-cell office:value-type="float" office:value="-5.9885762366304753" table:style-name="ce44">
            <text:p>–5.99</text:p>
          </table:table-cell>
          <table:table-cell office:value-type="float" office:value="-4.9708113398818465" table:style-name="ce44">
            <text:p>–4.97</text:p>
          </table:table-cell>
          <table:table-cell office:value-type="float" office:value="-0.34047959097520586" table:style-name="ce44">
            <text:p>–0.34</text:p>
          </table:table-cell>
          <table:table-cell office:value-type="float" office:value="5.9517138141480821" table:style-name="ce44">
            <text:p>5.95</text:p>
          </table:table-cell>
          <table:table-cell office:value-type="float" office:value="5.1326737862805478" table:style-name="ce44">
            <text:p>5.13</text:p>
          </table:table-cell>
          <table:table-cell office:value-type="float" office:value="7.1102873030583877" table:style-name="ce44">
            <text:p>7.11</text:p>
          </table:table-cell>
          <table:table-cell office:value-type="float" office:value="0.47613852305110971" table:style-name="ce44">
            <text:p>0.48</text:p>
          </table:table-cell>
          <table:table-cell office:value-type="string" table:style-name="ce44">
            <text:p>--</text:p>
          </table:table-cell>
          <table:table-cell office:value-type="float" office:value="-0.81661811402631468" table:style-name="ce45">
            <text:p>–0.82</text:p>
          </table:table-cell>
          <table:table-cell office:value-type="float" office:value="-5.9246810424408833" table:style-name="ce44">
            <text:p>–5.92</text:p>
          </table:table-cell>
          <table:table-cell office:value-type="float" office:value="-5.4807273782463604" table:style-name="ce44">
            <text:p>–5.48</text:p>
          </table:table-cell>
          <table:table-cell office:value-type="float" office:value="-26.483762597984324" table:style-name="ce44">
            <text:p>–26.48</text:p>
          </table:table-cell>
          <table:table-cell office:value-type="float" office:value="-29.588014981273407" table:style-name="ce44">
            <text:p>–29.59</text:p>
          </table:table-cell>
          <table:table-cell office:value-type="float" office:value="-25.159744408945688" table:style-name="ce44">
            <text:p>–25.16</text:p>
          </table:table-cell>
          <table:table-cell office:value-type="float" office:value="-0.26217328966758835" table:style-name="ce44">
            <text:p>–0.26</text:p>
          </table:table-cell>
          <table:table-cell office:value-type="float" office:value="-10.291634689178817" table:style-name="ce44">
            <text:p>–10.29</text:p>
          </table:table-cell>
          <table:table-cell office:value-type="float" office:value="-10.604109800690118" table:style-name="ce44">
            <text:p>–10.60</text:p>
          </table:table-cell>
          <table:table-cell office:value-type="float" office:value="37.109375" table:style-name="ce44">
            <text:p>37.11</text:p>
          </table:table-cell>
          <table:table-cell office:value-type="float" office:value="38.805970149253731" table:style-name="ce44">
            <text:p>38.81</text:p>
          </table:table-cell>
          <table:table-cell office:value-type="float" office:value="36.507936507936506" table:style-name="ce44">
            <text:p>36.51</text:p>
          </table:table-cell>
          <table:table-cell office:value-type="float" office:value="-0.21842659840004264" table:style-name="ce44">
            <text:p>–0.22</text:p>
          </table:table-cell>
          <table:table-cell office:value-type="float" office:value="-5.5113629418563432" table:style-name="ce44">
            <text:p>–5.51</text:p>
          </table:table-cell>
          <table:table-cell office:value-type="float" office:value="5.352400005264613" table:style-name="ce44">
            <text:p>5.35</text:p>
          </table:table-cell>
          <table:table-cell office:value-type="float" office:value="0.76343703034462396" table:style-name="ce44">
            <text:p>0.76</text:p>
          </table:table-cell>
          <table:table-cell table:number-columns-repeated="16353" table:style-name="ce39"/>
        </table:table-row>
        <table:table-row table:style-name="ro7">
          <table:table-cell table:style-name="ce30"/>
          <table:table-cell table:style-name="ce46"/>
          <table:table-cell office:value-type="string" table:style-name="ce30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47"/>
          <table:table-cell table:number-columns-repeated="3" table:style-name="ce30"/>
          <table:table-cell table:style-name="ce48"/>
          <table:table-cell table:style-name="ce49"/>
          <table:table-cell table:style-name="ce50"/>
          <table:table-cell table:number-columns-repeated="5" table:style-name="ce30"/>
          <table:table-cell table:style-name="ce48"/>
          <table:table-cell table:style-name="ce49"/>
          <table:table-cell table:number-columns-repeated="7" table:style-name="ce30"/>
          <table:table-cell office:value-type="string" table:style-name="ce50">
            <text:p><text:s text:c="16"/><text:span text:style-name="T10">內政部戶政司</text:span><text:s/>110<text:span text:style-name="T14">年</text:span>10<text:span text:style-name="T14">月8日</text:span><text:span text:style-name="T10">編製</text:span></text:p>
          </table:table-cell>
          <table:table-cell table:number-columns-repeated="16353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30"/>
          <table:table-cell table:style-name="ce52"/>
          <table:table-cell table:number-columns-repeated="16353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style-name="ce30"/>
          <table:table-cell table:style-name="ce51"/>
          <table:table-cell office:value-type="string" table:style-name="ce3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30"/>
        </table:table-row>
        <table:table-row table:style-name="ro11">
          <table:table-cell table:number-columns-repeated="2"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 table:number-columns-repeated="6" table:style-name="ce2"/>
          <table:table-cell table:style-name="ce53"/>
          <table:table-cell table:number-columns-repeated="16377" table:style-name="ce2"/>
        </table:table-row>
        <table:table-row table:number-rows-repeated="1048503" table:style-name="ro12">
          <table:table-cell table:number-columns-repeated="16384"/>
        </table:table-row>
        <table:named-expressions>
          <table:named-range table:name="Print_Area" table:cell-range-address="01-年月別.$A$2:01-年月別.$AE$72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" table:default-cell-style-name="ce54"/>
        <table:table-column table:style-name="co15" table:default-cell-style-name="ce54"/>
        <table:table-column table:style-name="co13" table:number-columns-repeated="10" table:default-cell-style-name="ce54"/>
        <table:table-column table:style-name="co16" table:default-cell-style-name="ce55"/>
        <table:table-column table:style-name="co17" table:default-cell-style-name="ce54"/>
        <table:table-column table:style-name="co18" table:number-columns-repeated="2" table:default-cell-style-name="ce54"/>
        <table:table-column table:style-name="co19" table:default-cell-style-name="ce54"/>
        <table:table-column table:style-name="co20" table:number-columns-repeated="2" table:default-cell-style-name="ce54"/>
        <table:table-column table:style-name="co17" table:default-cell-style-name="ce54"/>
        <table:table-column table:style-name="co21" table:default-cell-style-name="ce54"/>
        <table:table-column table:style-name="co22" table:default-cell-style-name="ce54"/>
        <table:table-column table:style-name="co19" table:default-cell-style-name="ce54"/>
        <table:table-column table:style-name="co21" table:default-cell-style-name="ce54"/>
        <table:table-column table:style-name="co23" table:number-columns-repeated="3" table:default-cell-style-name="ce54"/>
        <table:table-column table:style-name="co11" table:number-columns-repeated="16354" table:default-cell-style-name="ce54"/>
        <table:table-row table:style-name="ro1">
          <table:table-cell table:number-columns-repeated="15" table:style-name="ce54"/>
          <table:table-cell table:style-name="ce55"/>
          <table:table-cell table:number-columns-repeated="16368" table:style-name="ce54"/>
        </table:table-row>
        <table:table-row table:style-name="ro13">
          <table:table-cell office:value-type="string" table:number-columns-spanned="15" table:number-rows-spanned="1" table:style-name="ce161">
            <text:p>民 國 110 年 9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9">
            <text:p>民 國 110 年 9 月 戶 口 統 計 速 報 表(縣市別)(續)</text:p>
          </table:table-cell>
          <table:covered-table-cell table:number-columns-repeated="14"/>
          <table:table-cell table:number-columns-repeated="16354" table:style-name="ce54"/>
        </table:table-row>
        <table:table-row table:style-name="ro4">
          <table:table-cell table:number-columns-repeated="15" table:style-name="ce56"/>
          <table:table-cell table:style-name="ce57"/>
          <table:table-cell table:number-columns-repeated="13" table:style-name="ce56"/>
          <table:table-cell office:value-type="string" table:style-name="ce58">
            <text:p>單位：人；‰；對</text:p>
          </table:table-cell>
          <table:table-cell table:number-columns-repeated="16354" table:style-name="ce54"/>
        </table:table-row>
        <table:table-row table:style-name="ro14">
          <table:table-cell table:style-name="ce59"/>
          <table:table-cell table:style-name="ce60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2">
            <text:p>出　 <text:s text:c="2"/>　　生</text:p>
          </table:table-cell>
          <table:table-cell table:number-columns-repeated="3" table:style-name="ce63"/>
          <table:table-cell office:value-type="string" table:style-name="ce62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9">
            <text:p>遷入</text:p>
            <text:p>人數</text:p>
          </table:table-cell>
          <table:table-cell office:value-type="string" table:number-columns-spanned="1" table:number-rows-spanned="4" table:style-name="ce229">
            <text:p>遷出</text:p>
            <text:p>人數</text:p>
          </table:table-cell>
          <table:table-cell office:value-type="string" table:number-columns-spanned="1" table:number-rows-spanned="4" table:style-name="ce220">
            <text:p>原住民</text:p>
            <text:p>人口數</text:p>
          </table:table-cell>
          <table:table-cell table:style-name="ce6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7">
            <text:p>區 域 別</text:p>
          </table:table-cell>
          <table:table-cell office:value-type="string" table:number-columns-spanned="1" table:number-rows-spanned="2" table:style-name="ce169">
            <text:p>戶　數</text:p>
          </table:table-cell>
          <table:table-cell table:number-columns-repeated="3" table:style-name="ce65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6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67">
            <text:p>折合年</text:p>
          </table:table-cell>
          <table:table-cell table:style-name="ce68"/>
          <table:table-cell office:value-type="string" table:style-name="ce69">
            <text:p>折合年自</text:p>
          </table:table-cell>
          <table:table-cell office:value-type="string" table:number-columns-spanned="1" table:number-rows-spanned="3" table:style-name="ce231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9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style-name="ce6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7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30">
            <text:p>女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6">
          <table:table-cell table:style-name="ce75"/>
          <table:table-cell table:style-name="ce76"/>
          <table:table-cell table:style-name="ce77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78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79"/>
          <table:table-cell table:number-columns-repeated="16353"/>
        </table:table-row>
        <table:table-row table:style-name="ro17">
          <table:table-cell office:value-type="string" table:style-name="ce80">
            <text:p><text:span text:style-name="T17">總</text:span><text:s text:c="8"/><text:span text:style-name="T17">計</text:span></text:p>
          </table:table-cell>
          <table:table-cell office:value-type="float" office:value="9004362" table:style-name="ce81">
            <text:p>9,004,362</text:p>
          </table:table-cell>
          <table:table-cell office:value-type="float" office:value="23430948" table:style-name="ce81">
            <text:p>23,430,948</text:p>
          </table:table-cell>
          <table:table-cell office:value-type="float" office:value="11606628" table:style-name="ce81">
            <text:p>11,606,628</text:p>
          </table:table-cell>
          <table:table-cell office:value-type="float" office:value="11824320" table:style-name="ce81">
            <text:p>11,824,320</text:p>
          </table:table-cell>
          <table:table-cell office:value-type="float" office:value="13464" table:style-name="ce81">
            <text:p>13,464</text:p>
          </table:table-cell>
          <table:table-cell office:value-type="float" office:value="6882" table:style-name="ce81">
            <text:p>6,882</text:p>
          </table:table-cell>
          <table:table-cell office:value-type="float" office:value="6582" table:style-name="ce81">
            <text:p>6,582</text:p>
          </table:table-cell>
          <table:table-cell office:value-type="float" office:value="6.9881514078141906" table:style-name="ce82">
            <text:p>6.99</text:p>
          </table:table-cell>
          <table:table-cell office:value-type="float" office:value="13894" table:style-name="ce81">
            <text:p>13,894</text:p>
          </table:table-cell>
          <table:table-cell office:value-type="float" office:value="8160" table:style-name="ce81">
            <text:p>8,160</text:p>
          </table:table-cell>
          <table:table-cell office:value-type="float" office:value="5734" table:style-name="ce81">
            <text:p>5,734</text:p>
          </table:table-cell>
          <table:table-cell office:value-type="float" office:value="7.211332119739331" table:style-name="ce82">
            <text:p>7.21</text:p>
          </table:table-cell>
          <table:table-cell office:value-type="float" office:value="-430" table:style-name="ce83">
            <text:p>–430</text:p>
          </table:table-cell>
          <table:table-cell office:value-type="float" office:value="-0.22318071192514125" table:style-name="ce84">
            <text:p>–0.22</text:p>
          </table:table-cell>
          <table:table-cell office:value-type="float" office:value="10027" table:style-name="ce81">
            <text:p>10,027</text:p>
          </table:table-cell>
          <table:table-cell office:value-type="float" office:value="9858" table:style-name="ce81">
            <text:p>9,858</text:p>
          </table:table-cell>
          <table:table-cell office:value-type="float" office:value="169" table:style-name="ce81">
            <text:p>169</text:p>
          </table:table-cell>
          <table:table-cell office:value-type="float" office:value="37" table:style-name="ce81">
            <text:p>37</text:p>
          </table:table-cell>
          <table:table-cell office:value-type="float" office:value="132" table:style-name="ce81">
            <text:p>132</text:p>
          </table:table-cell>
          <table:table-cell office:value-type="float" office:value="5.204262787147421" table:style-name="ce82">
            <text:p>5.20</text:p>
          </table:table-cell>
          <table:table-cell office:value-type="float" office:value="4057" table:style-name="ce81">
            <text:p>4,057</text:p>
          </table:table-cell>
          <table:table-cell office:value-type="float" office:value="4020" table:style-name="ce81">
            <text:p>4,020</text:p>
          </table:table-cell>
          <table:table-cell office:value-type="float" office:value="37" table:style-name="ce81">
            <text:p>37</text:p>
          </table:table-cell>
          <table:table-cell office:value-type="float" office:value="9" table:style-name="ce81">
            <text:p>9</text:p>
          </table:table-cell>
          <table:table-cell office:value-type="float" office:value="28" table:style-name="ce81">
            <text:p>28</text:p>
          </table:table-cell>
          <table:table-cell office:value-type="float" office:value="2.105684065768135" table:style-name="ce82">
            <text:p>2.11</text:p>
          </table:table-cell>
          <table:table-cell office:value-type="float" office:value="93087" table:style-name="ce81">
            <text:p>93,087</text:p>
          </table:table-cell>
          <table:table-cell office:value-type="float" office:value="113546" table:style-name="ce81">
            <text:p>113,546</text:p>
          </table:table-cell>
          <table:table-cell office:value-type="float" office:value="579949" table:style-name="ce81">
            <text:p>579,949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20493" table:style-name="ce81">
            <text:p>1,620,493</text:p>
          </table:table-cell>
          <table:table-cell office:value-type="float" office:value="4017632" table:style-name="ce83">
            <text:p>4,017,632</text:p>
          </table:table-cell>
          <table:table-cell office:value-type="float" office:value="1961812" table:style-name="ce81">
            <text:p>1,961,812</text:p>
          </table:table-cell>
          <table:table-cell office:value-type="float" office:value="2055820" table:style-name="ce81">
            <text:p>2,055,820</text:p>
          </table:table-cell>
          <table:table-cell office:value-type="float" office:value="2122" table:style-name="ce83">
            <text:p>2,122</text:p>
          </table:table-cell>
          <table:table-cell office:value-type="float" office:value="1101" table:style-name="ce81">
            <text:p>1,101</text:p>
          </table:table-cell>
          <table:table-cell office:value-type="float" office:value="1021" table:style-name="ce81">
            <text:p>1,021</text:p>
          </table:table-cell>
          <table:table-cell office:value-type="float" office:value="6.4242787688921021" table:style-name="ce82">
            <text:p>6.42</text:p>
          </table:table-cell>
          <table:table-cell office:value-type="float" office:value="2001" table:style-name="ce83">
            <text:p>2,001</text:p>
          </table:table-cell>
          <table:table-cell office:value-type="float" office:value="1182" table:style-name="ce81">
            <text:p>1,182</text:p>
          </table:table-cell>
          <table:table-cell office:value-type="float" office:value="819" table:style-name="ce81">
            <text:p>819</text:p>
          </table:table-cell>
          <table:table-cell office:value-type="float" office:value="6.0579556157177645" table:style-name="ce82">
            <text:p>6.06</text:p>
          </table:table-cell>
          <table:table-cell office:value-type="float" office:value="121" table:style-name="ce83">
            <text:p>121</text:p>
          </table:table-cell>
          <table:table-cell office:value-type="float" office:value="0.36632315317433756" table:style-name="ce84">
            <text:p>0.37</text:p>
          </table:table-cell>
          <table:table-cell office:value-type="float" office:value="1768" table:style-name="ce83">
            <text:p>1,768</text:p>
          </table:table-cell>
          <table:table-cell office:value-type="float" office:value="1734" table:style-name="ce83">
            <text:p>1,734</text:p>
          </table:table-cell>
          <table:table-cell office:value-type="float" office:value="34" table:style-name="ce83">
            <text:p>34</text:p>
          </table:table-cell>
          <table:table-cell office:value-type="float" office:value="10" table:style-name="ce81">
            <text:p>10</text:p>
          </table:table-cell>
          <table:table-cell office:value-type="float" office:value="24" table:style-name="ce81">
            <text:p>24</text:p>
          </table:table-cell>
          <table:table-cell office:value-type="float" office:value="5.3525564860514772" table:style-name="ce82">
            <text:p>5.35</text:p>
          </table:table-cell>
          <table:table-cell office:value-type="float" office:value="720" table:style-name="ce83">
            <text:p>720</text:p>
          </table:table-cell>
          <table:table-cell office:value-type="float" office:value="715" table:style-name="ce83">
            <text:p>715</text:p>
          </table:table-cell>
          <table:table-cell office:value-type="float" office:value="5" table:style-name="ce83">
            <text:p>5</text:p>
          </table:table-cell>
          <table:table-cell office:value-type="float" office:value="1" table:style-name="ce81">
            <text:p>1</text:p>
          </table:table-cell>
          <table:table-cell office:value-type="float" office:value="4" table:style-name="ce81">
            <text:p>4</text:p>
          </table:table-cell>
          <table:table-cell office:value-type="float" office:value="2.1797741345910993" table:style-name="ce82">
            <text:p>2.18</text:p>
          </table:table-cell>
          <table:table-cell office:value-type="float" office:value="17421" table:style-name="ce81">
            <text:p>17,421</text:p>
          </table:table-cell>
          <table:table-cell office:value-type="float" office:value="19808" table:style-name="ce81">
            <text:p>19,808</text:p>
          </table:table-cell>
          <table:table-cell office:value-type="float" office:value="57639" table:style-name="ce81">
            <text:p>57,639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7327" table:style-name="ce81">
            <text:p>1,057,327</text:p>
          </table:table-cell>
          <table:table-cell office:value-type="float" office:value="2544720" table:style-name="ce83">
            <text:p>2,544,720</text:p>
          </table:table-cell>
          <table:table-cell office:value-type="float" office:value="1211361" table:style-name="ce81">
            <text:p>1,211,361</text:p>
          </table:table-cell>
          <table:table-cell office:value-type="float" office:value="1333359" table:style-name="ce81">
            <text:p>1,333,359</text:p>
          </table:table-cell>
          <table:table-cell office:value-type="float" office:value="1438" table:style-name="ce83">
            <text:p>1,438</text:p>
          </table:table-cell>
          <table:table-cell office:value-type="float" office:value="751" table:style-name="ce81">
            <text:p>751</text:p>
          </table:table-cell>
          <table:table-cell office:value-type="float" office:value="687" table:style-name="ce81">
            <text:p>687</text:p>
          </table:table-cell>
          <table:table-cell office:value-type="float" office:value="6.8630400703367789" table:style-name="ce82">
            <text:p>6.86</text:p>
          </table:table-cell>
          <table:table-cell office:value-type="float" office:value="1355" table:style-name="ce83">
            <text:p>1,355</text:p>
          </table:table-cell>
          <table:table-cell office:value-type="float" office:value="753" table:style-name="ce81">
            <text:p>753</text:p>
          </table:table-cell>
          <table:table-cell office:value-type="float" office:value="602" table:style-name="ce81">
            <text:p>602</text:p>
          </table:table-cell>
          <table:table-cell office:value-type="float" office:value="6.4669118882519729" table:style-name="ce82">
            <text:p>6.47</text:p>
          </table:table-cell>
          <table:table-cell office:value-type="float" office:value="83" table:style-name="ce83">
            <text:p>83</text:p>
          </table:table-cell>
          <table:table-cell office:value-type="float" office:value="0.3961281820848071" table:style-name="ce84">
            <text:p>0.40</text:p>
          </table:table-cell>
          <table:table-cell office:value-type="float" office:value="1018" table:style-name="ce83">
            <text:p>1,018</text:p>
          </table:table-cell>
          <table:table-cell office:value-type="float" office:value="998" table:style-name="ce83">
            <text:p>998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1">
            <text:p>5</text:p>
          </table:table-cell>
          <table:table-cell office:value-type="float" office:value="15" table:style-name="ce81">
            <text:p>15</text:p>
          </table:table-cell>
          <table:table-cell office:value-type="float" office:value="4.8585360164136588" table:style-name="ce82">
            <text:p>4.86</text:p>
          </table:table-cell>
          <table:table-cell office:value-type="float" office:value="354" table:style-name="ce83">
            <text:p>354</text:p>
          </table:table-cell>
          <table:table-cell office:value-type="float" office:value="352" table:style-name="ce83">
            <text:p>352</text:p>
          </table:table-cell>
          <table:table-cell office:value-type="float" office:value="2" table:style-name="ce83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0" table:style-name="ce81">
            <text:p>—</text:p>
          </table:table-cell>
          <table:table-cell office:value-type="float" office:value="1.6895105597352016" table:style-name="ce82">
            <text:p>1.69</text:p>
          </table:table-cell>
          <table:table-cell office:value-type="float" office:value="12497" table:style-name="ce81">
            <text:p>12,497</text:p>
          </table:table-cell>
          <table:table-cell office:value-type="float" office:value="21658" table:style-name="ce81">
            <text:p>21,658</text:p>
          </table:table-cell>
          <table:table-cell office:value-type="float" office:value="17054" table:style-name="ce81">
            <text:p>17,05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60144" table:style-name="ce81">
            <text:p>860,144</text:p>
          </table:table-cell>
          <table:table-cell office:value-type="float" office:value="2272812" table:style-name="ce83">
            <text:p>2,272,812</text:p>
          </table:table-cell>
          <table:table-cell office:value-type="float" office:value="1125649" table:style-name="ce81">
            <text:p>1,125,649</text:p>
          </table:table-cell>
          <table:table-cell office:value-type="float" office:value="1147163" table:style-name="ce81">
            <text:p>1,147,163</text:p>
          </table:table-cell>
          <table:table-cell office:value-type="float" office:value="1734" table:style-name="ce83">
            <text:p>1,734</text:p>
          </table:table-cell>
          <table:table-cell office:value-type="float" office:value="856" table:style-name="ce81">
            <text:p>856</text:p>
          </table:table-cell>
          <table:table-cell office:value-type="float" office:value="878" table:style-name="ce81">
            <text:p>878</text:p>
          </table:table-cell>
          <table:table-cell office:value-type="float" office:value="9.2819990725480377" table:style-name="ce82">
            <text:p>9.28</text:p>
          </table:table-cell>
          <table:table-cell office:value-type="float" office:value="1057" table:style-name="ce83">
            <text:p>1,057</text:p>
          </table:table-cell>
          <table:table-cell office:value-type="float" office:value="628" table:style-name="ce81">
            <text:p>628</text:p>
          </table:table-cell>
          <table:table-cell office:value-type="float" office:value="429" table:style-name="ce81">
            <text:p>429</text:p>
          </table:table-cell>
          <table:table-cell office:value-type="float" office:value="5.6580582581795129" table:style-name="ce82">
            <text:p>5.66</text:p>
          </table:table-cell>
          <table:table-cell office:value-type="float" office:value="677" table:style-name="ce83">
            <text:p>677</text:p>
          </table:table-cell>
          <table:table-cell office:value-type="float" office:value="3.6239408143685248" table:style-name="ce84">
            <text:p>3.62</text:p>
          </table:table-cell>
          <table:table-cell office:value-type="float" office:value="1157" table:style-name="ce83">
            <text:p>1,157</text:p>
          </table:table-cell>
          <table:table-cell office:value-type="float" office:value="1134" table:style-name="ce83">
            <text:p>1,134</text:p>
          </table:table-cell>
          <table:table-cell office:value-type="float" office:value="23" table:style-name="ce83">
            <text:p>23</text:p>
          </table:table-cell>
          <table:table-cell office:value-type="float" office:value="2" table:style-name="ce81">
            <text:p>2</text:p>
          </table:table-cell>
          <table:table-cell office:value-type="float" office:value="21" table:style-name="ce81">
            <text:p>21</text:p>
          </table:table-cell>
          <table:table-cell office:value-type="float" office:value="6.1933523223403002" table:style-name="ce82">
            <text:p>6.19</text:p>
          </table:table-cell>
          <table:table-cell office:value-type="float" office:value="444" table:style-name="ce83">
            <text:p>444</text:p>
          </table:table-cell>
          <table:table-cell office:value-type="float" office:value="441" table:style-name="ce83">
            <text:p>441</text:p>
          </table:table-cell>
          <table:table-cell office:value-type="float" office:value="3" table:style-name="ce83">
            <text:p>3</text:p>
          </table:table-cell>
          <table:table-cell office:value-type="float" office:value="0" table:style-name="ce81">
            <text:p>—</text:p>
          </table:table-cell>
          <table:table-cell office:value-type="float" office:value="3" table:style-name="ce81">
            <text:p>3</text:p>
          </table:table-cell>
          <table:table-cell office:value-type="float" office:value="2.3767056448738919" table:style-name="ce82">
            <text:p>2.38</text:p>
          </table:table-cell>
          <table:table-cell office:value-type="float" office:value="9790" table:style-name="ce81">
            <text:p>9,790</text:p>
          </table:table-cell>
          <table:table-cell office:value-type="float" office:value="10631" table:style-name="ce81">
            <text:p>10,631</text:p>
          </table:table-cell>
          <table:table-cell office:value-type="float" office:value="78930" table:style-name="ce81">
            <text:p>78,930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14864" table:style-name="ce81">
            <text:p>1,014,864</text:p>
          </table:table-cell>
          <table:table-cell office:value-type="float" office:value="2816393" table:style-name="ce83">
            <text:p>2,816,393</text:p>
          </table:table-cell>
          <table:table-cell office:value-type="float" office:value="1382499" table:style-name="ce81">
            <text:p>1,382,499</text:p>
          </table:table-cell>
          <table:table-cell office:value-type="float" office:value="1433894" table:style-name="ce81">
            <text:p>1,433,894</text:p>
          </table:table-cell>
          <table:table-cell office:value-type="float" office:value="1592" table:style-name="ce83">
            <text:p>1,592</text:p>
          </table:table-cell>
          <table:table-cell office:value-type="float" office:value="823" table:style-name="ce81">
            <text:p>823</text:p>
          </table:table-cell>
          <table:table-cell office:value-type="float" office:value="769" table:style-name="ce81">
            <text:p>769</text:p>
          </table:table-cell>
          <table:table-cell office:value-type="float" office:value="6.8752234731592026" table:style-name="ce82">
            <text:p>6.88</text:p>
          </table:table-cell>
          <table:table-cell office:value-type="float" office:value="1463" table:style-name="ce83">
            <text:p>1,463</text:p>
          </table:table-cell>
          <table:table-cell office:value-type="float" office:value="896" table:style-name="ce81">
            <text:p>896</text:p>
          </table:table-cell>
          <table:table-cell office:value-type="float" office:value="567" table:style-name="ce81">
            <text:p>567</text:p>
          </table:table-cell>
          <table:table-cell office:value-type="float" office:value="6.3181230786632616" table:style-name="ce82">
            <text:p>6.32</text:p>
          </table:table-cell>
          <table:table-cell office:value-type="float" office:value="129" table:style-name="ce83">
            <text:p>129</text:p>
          </table:table-cell>
          <table:table-cell office:value-type="float" office:value="0.5571003944959404" table:style-name="ce84">
            <text:p>0.56</text:p>
          </table:table-cell>
          <table:table-cell office:value-type="float" office:value="1348" table:style-name="ce83">
            <text:p>1,348</text:p>
          </table:table-cell>
          <table:table-cell office:value-type="float" office:value="1330" table:style-name="ce83">
            <text:p>1,330</text:p>
          </table:table-cell>
          <table:table-cell office:value-type="float" office:value="18" table:style-name="ce83">
            <text:p>18</text:p>
          </table:table-cell>
          <table:table-cell office:value-type="float" office:value="4" table:style-name="ce81">
            <text:p>4</text:p>
          </table:table-cell>
          <table:table-cell office:value-type="float" office:value="14" table:style-name="ce81">
            <text:p>14</text:p>
          </table:table-cell>
          <table:table-cell office:value-type="float" office:value="5.821483192097114" table:style-name="ce82">
            <text:p>5.82</text:p>
          </table:table-cell>
          <table:table-cell office:value-type="float" office:value="518" table:style-name="ce83">
            <text:p>518</text:p>
          </table:table-cell>
          <table:table-cell office:value-type="float" office:value="511" table:style-name="ce83">
            <text:p>511</text:p>
          </table:table-cell>
          <table:table-cell office:value-type="float" office:value="7" table:style-name="ce83">
            <text:p>7</text:p>
          </table:table-cell>
          <table:table-cell office:value-type="float" office:value="1" table:style-name="ce81">
            <text:p>1</text:p>
          </table:table-cell>
          <table:table-cell office:value-type="float" office:value="6" table:style-name="ce81">
            <text:p>6</text:p>
          </table:table-cell>
          <table:table-cell office:value-type="float" office:value="2.2370387934023035" table:style-name="ce82">
            <text:p>2.24</text:p>
          </table:table-cell>
          <table:table-cell office:value-type="float" office:value="11082" table:style-name="ce81">
            <text:p>11,082</text:p>
          </table:table-cell>
          <table:table-cell office:value-type="float" office:value="12957" table:style-name="ce81">
            <text:p>12,957</text:p>
          </table:table-cell>
          <table:table-cell office:value-type="float" office:value="36338" table:style-name="ce81">
            <text:p>36,338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9627" table:style-name="ce81">
            <text:p>709,627</text:p>
          </table:table-cell>
          <table:table-cell office:value-type="float" office:value="1866073" table:style-name="ce83">
            <text:p>1,866,073</text:p>
          </table:table-cell>
          <table:table-cell office:value-type="float" office:value="929345" table:style-name="ce81">
            <text:p>929,345</text:p>
          </table:table-cell>
          <table:table-cell office:value-type="float" office:value="936728" table:style-name="ce81">
            <text:p>936,728</text:p>
          </table:table-cell>
          <table:table-cell office:value-type="float" office:value="830" table:style-name="ce83">
            <text:p>830</text:p>
          </table:table-cell>
          <table:table-cell office:value-type="float" office:value="423" table:style-name="ce81">
            <text:p>423</text:p>
          </table:table-cell>
          <table:table-cell office:value-type="float" office:value="407" table:style-name="ce81">
            <text:p>407</text:p>
          </table:table-cell>
          <table:table-cell office:value-type="float" office:value="5.4093959216243803" table:style-name="ce82">
            <text:p>5.41</text:p>
          </table:table-cell>
          <table:table-cell office:value-type="float" office:value="1243" table:style-name="ce83">
            <text:p>1,243</text:p>
          </table:table-cell>
          <table:table-cell office:value-type="float" office:value="696" table:style-name="ce81">
            <text:p>696</text:p>
          </table:table-cell>
          <table:table-cell office:value-type="float" office:value="547" table:style-name="ce81">
            <text:p>547</text:p>
          </table:table-cell>
          <table:table-cell office:value-type="float" office:value="8.1010591934687994" table:style-name="ce82">
            <text:p>8.10</text:p>
          </table:table-cell>
          <table:table-cell office:value-type="float" office:value="-413" table:style-name="ce83">
            <text:p>–413</text:p>
          </table:table-cell>
          <table:table-cell office:value-type="float" office:value="-2.6916632718444196" table:style-name="ce84">
            <text:p>–2.69</text:p>
          </table:table-cell>
          <table:table-cell office:value-type="float" office:value="749" table:style-name="ce83">
            <text:p>749</text:p>
          </table:table-cell>
          <table:table-cell office:value-type="float" office:value="740" table:style-name="ce83">
            <text:p>740</text:p>
          </table:table-cell>
          <table:table-cell office:value-type="float" office:value="9" table:style-name="ce83">
            <text:p>9</text:p>
          </table:table-cell>
          <table:table-cell office:value-type="float" office:value="3" table:style-name="ce81">
            <text:p>3</text:p>
          </table:table-cell>
          <table:table-cell office:value-type="float" office:value="6" table:style-name="ce81">
            <text:p>6</text:p>
          </table:table-cell>
          <table:table-cell office:value-type="float" office:value="4.8814910184297116" table:style-name="ce82">
            <text:p>4.88</text:p>
          </table:table-cell>
          <table:table-cell office:value-type="float" office:value="297" table:style-name="ce83">
            <text:p>297</text:p>
          </table:table-cell>
          <table:table-cell office:value-type="float" office:value="295" table:style-name="ce83">
            <text:p>295</text:p>
          </table:table-cell>
          <table:table-cell office:value-type="float" office:value="2" table:style-name="ce83">
            <text:p>2</text:p>
          </table:table-cell>
          <table:table-cell office:value-type="float" office:value="0" table:style-name="ce81">
            <text:p>—</text:p>
          </table:table-cell>
          <table:table-cell office:value-type="float" office:value="2" table:style-name="ce81">
            <text:p>2</text:p>
          </table:table-cell>
          <table:table-cell office:value-type="float" office:value="1.9356513117137839" table:style-name="ce82">
            <text:p>1.94</text:p>
          </table:table-cell>
          <table:table-cell office:value-type="float" office:value="6878" table:style-name="ce81">
            <text:p>6,878</text:p>
          </table:table-cell>
          <table:table-cell office:value-type="float" office:value="7946" table:style-name="ce81">
            <text:p>7,946</text:p>
          </table:table-cell>
          <table:table-cell office:value-type="float" office:value="8600" table:style-name="ce81">
            <text:p>8,600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8474" table:style-name="ce81">
            <text:p>1,128,474</text:p>
          </table:table-cell>
          <table:table-cell office:value-type="float" office:value="2751317" table:style-name="ce83">
            <text:p>2,751,317</text:p>
          </table:table-cell>
          <table:table-cell office:value-type="float" office:value="1356111" table:style-name="ce81">
            <text:p>1,356,111</text:p>
          </table:table-cell>
          <table:table-cell office:value-type="float" office:value="1395206" table:style-name="ce81">
            <text:p>1,395,206</text:p>
          </table:table-cell>
          <table:table-cell office:value-type="float" office:value="1585" table:style-name="ce83">
            <text:p>1,585</text:p>
          </table:table-cell>
          <table:table-cell office:value-type="float" office:value="805" table:style-name="ce81">
            <text:p>805</text:p>
          </table:table-cell>
          <table:table-cell office:value-type="float" office:value="780" table:style-name="ce81">
            <text:p>780</text:p>
          </table:table-cell>
          <table:table-cell office:value-type="float" office:value="7.0062498255325405" table:style-name="ce82">
            <text:p>7.01</text:p>
          </table:table-cell>
          <table:table-cell office:value-type="float" office:value="1771" table:style-name="ce83">
            <text:p>1,771</text:p>
          </table:table-cell>
          <table:table-cell office:value-type="float" office:value="1073" table:style-name="ce81">
            <text:p>1,073</text:p>
          </table:table-cell>
          <table:table-cell office:value-type="float" office:value="698" table:style-name="ce81">
            <text:p>698</text:p>
          </table:table-cell>
          <table:table-cell office:value-type="float" office:value="7.8284343476455085" table:style-name="ce82">
            <text:p>7.83</text:p>
          </table:table-cell>
          <table:table-cell office:value-type="float" office:value="-186" table:style-name="ce83">
            <text:p>–186</text:p>
          </table:table-cell>
          <table:table-cell office:value-type="float" office:value="-0.822184522112967" table:style-name="ce84">
            <text:p>–0.82</text:p>
          </table:table-cell>
          <table:table-cell office:value-type="float" office:value="1197" table:style-name="ce83">
            <text:p>1,197</text:p>
          </table:table-cell>
          <table:table-cell office:value-type="float" office:value="1177" table:style-name="ce83">
            <text:p>1,177</text:p>
          </table:table-cell>
          <table:table-cell office:value-type="float" office:value="20" table:style-name="ce83">
            <text:p>20</text:p>
          </table:table-cell>
          <table:table-cell office:value-type="float" office:value="4" table:style-name="ce81">
            <text:p>4</text:p>
          </table:table-cell>
          <table:table-cell office:value-type="float" office:value="16" table:style-name="ce81">
            <text:p>16</text:p>
          </table:table-cell>
          <table:table-cell office:value-type="float" office:value="5.2911552310173198" table:style-name="ce82">
            <text:p>5.29</text:p>
          </table:table-cell>
          <table:table-cell office:value-type="float" office:value="487" table:style-name="ce83">
            <text:p>487</text:p>
          </table:table-cell>
          <table:table-cell office:value-type="float" office:value="483" table:style-name="ce83">
            <text:p>483</text:p>
          </table:table-cell>
          <table:table-cell office:value-type="float" office:value="4" table:style-name="ce83">
            <text:p>4</text:p>
          </table:table-cell>
          <table:table-cell office:value-type="float" office:value="3" table:style-name="ce81">
            <text:p>3</text:p>
          </table:table-cell>
          <table:table-cell office:value-type="float" office:value="1" table:style-name="ce81">
            <text:p>1</text:p>
          </table:table-cell>
          <table:table-cell office:value-type="float" office:value="2.1527089369301882" table:style-name="ce82">
            <text:p>2.15</text:p>
          </table:table-cell>
          <table:table-cell office:value-type="float" office:value="11044" table:style-name="ce81">
            <text:p>11,044</text:p>
          </table:table-cell>
          <table:table-cell office:value-type="float" office:value="13071" table:style-name="ce81">
            <text:p>13,071</text:p>
          </table:table-cell>
          <table:table-cell office:value-type="float" office:value="36137" table:style-name="ce81">
            <text:p>36,137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67529" table:style-name="ce81">
            <text:p>2,567,529</text:p>
          </table:table-cell>
          <table:table-cell office:value-type="float" office:value="7007716" table:style-name="ce83">
            <text:p>7,007,716</text:p>
          </table:table-cell>
          <table:table-cell office:value-type="float" office:value="3561871" table:style-name="ce81">
            <text:p>3,561,871</text:p>
          </table:table-cell>
          <table:table-cell office:value-type="float" office:value="3445845" table:style-name="ce81">
            <text:p>3,445,845</text:p>
          </table:table-cell>
          <table:table-cell office:value-type="float" office:value="4049" table:style-name="ce83">
            <text:p>4,049</text:p>
          </table:table-cell>
          <table:table-cell office:value-type="float" office:value="2063" table:style-name="ce81">
            <text:p>2,063</text:p>
          </table:table-cell>
          <table:table-cell office:value-type="float" office:value="1986" table:style-name="ce81">
            <text:p>1,986</text:p>
          </table:table-cell>
          <table:table-cell office:value-type="float" office:value="7.0273910311815531" table:style-name="ce82">
            <text:p>7.03</text:p>
          </table:table-cell>
          <table:table-cell office:value-type="float" office:value="4927" table:style-name="ce83">
            <text:p>4,927</text:p>
          </table:table-cell>
          <table:table-cell office:value-type="float" office:value="2879" table:style-name="ce81">
            <text:p>2,879</text:p>
          </table:table-cell>
          <table:table-cell office:value-type="float" office:value="2048" table:style-name="ce81">
            <text:p>2,048</text:p>
          </table:table-cell>
          <table:table-cell office:value-type="float" office:value="8.5512362584913593" table:style-name="ce82">
            <text:p>8.55</text:p>
          </table:table-cell>
          <table:table-cell office:value-type="float" office:value="-878" table:style-name="ce83">
            <text:p>–878</text:p>
          </table:table-cell>
          <table:table-cell office:value-type="float" office:value="-1.5238452273098058" table:style-name="ce84">
            <text:p>–1.52</text:p>
          </table:table-cell>
          <table:table-cell office:value-type="float" office:value="2729" table:style-name="ce83">
            <text:p>2,729</text:p>
          </table:table-cell>
          <table:table-cell office:value-type="float" office:value="2686" table:style-name="ce81">
            <text:p>2,686</text:p>
          </table:table-cell>
          <table:table-cell office:value-type="float" office:value="43" table:style-name="ce83">
            <text:p>43</text:p>
          </table:table-cell>
          <table:table-cell office:value-type="float" office:value="8" table:style-name="ce81">
            <text:p>8</text:p>
          </table:table-cell>
          <table:table-cell office:value-type="float" office:value="35" table:style-name="ce81">
            <text:p>35</text:p>
          </table:table-cell>
          <table:table-cell office:value-type="float" office:value="4.7364164297590658" table:style-name="ce82">
            <text:p>4.74</text:p>
          </table:table-cell>
          <table:table-cell office:value-type="float" office:value="1219" table:style-name="ce83">
            <text:p>1,219</text:p>
          </table:table-cell>
          <table:table-cell office:value-type="float" office:value="1205" table:style-name="ce81">
            <text:p>1,205</text:p>
          </table:table-cell>
          <table:table-cell office:value-type="float" office:value="14" table:style-name="ce83">
            <text:p>14</text:p>
          </table:table-cell>
          <table:table-cell office:value-type="float" office:value="2" table:style-name="ce81">
            <text:p>2</text:p>
          </table:table-cell>
          <table:table-cell office:value-type="float" office:value="12" table:style-name="ce81">
            <text:p>12</text:p>
          </table:table-cell>
          <table:table-cell office:value-type="float" office:value="2.1156803326772815" table:style-name="ce82">
            <text:p>2.12</text:p>
          </table:table-cell>
          <table:table-cell office:value-type="float" office:value="22889" table:style-name="ce81">
            <text:p>22,889</text:p>
          </table:table-cell>
          <table:table-cell office:value-type="float" office:value="26813" table:style-name="ce81">
            <text:p>26,813</text:p>
          </table:table-cell>
          <table:table-cell office:value-type="float" office:value="343805" table:style-name="ce81">
            <text:p>343,805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4071" table:style-name="ce88">
            <text:p>174,071</text:p>
          </table:table-cell>
          <table:table-cell office:value-type="float" office:value="451422" table:style-name="ce88">
            <text:p>451,422</text:p>
          </table:table-cell>
          <table:table-cell office:value-type="float" office:value="227385" table:style-name="ce88">
            <text:p>227,385</text:p>
          </table:table-cell>
          <table:table-cell office:value-type="float" office:value="224037" table:style-name="ce88">
            <text:p>224,037</text:p>
          </table:table-cell>
          <table:table-cell office:value-type="float" office:value="265" table:style-name="ce88">
            <text:p>265</text:p>
          </table:table-cell>
          <table:table-cell office:value-type="float" office:value="140" table:style-name="ce89">
            <text:p>140</text:p>
          </table:table-cell>
          <table:table-cell office:value-type="float" office:value="125" table:style-name="ce89">
            <text:p>125</text:p>
          </table:table-cell>
          <table:table-cell office:value-type="float" office:value="7.140560710268935" table:style-name="ce82">
            <text:p>7.14</text:p>
          </table:table-cell>
          <table:table-cell office:value-type="float" office:value="296" table:style-name="ce88">
            <text:p>296</text:p>
          </table:table-cell>
          <table:table-cell office:value-type="float" office:value="175" table:style-name="ce89">
            <text:p>175</text:p>
          </table:table-cell>
          <table:table-cell office:value-type="float" office:value="121" table:style-name="ce89">
            <text:p>121</text:p>
          </table:table-cell>
          <table:table-cell office:value-type="float" office:value="7.9758715858098288" table:style-name="ce82">
            <text:p>7.98</text:p>
          </table:table-cell>
          <table:table-cell office:value-type="float" office:value="-31" table:style-name="ce88">
            <text:p>–31</text:p>
          </table:table-cell>
          <table:table-cell office:value-type="float" office:value="-0.83531087554089423" table:style-name="ce84">
            <text:p>–0.84</text:p>
          </table:table-cell>
          <table:table-cell office:value-type="float" office:value="199" table:style-name="ce88">
            <text:p>199</text:p>
          </table:table-cell>
          <table:table-cell office:value-type="float" office:value="197" table:style-name="ce88">
            <text:p>197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5.3621569107302571" table:style-name="ce82">
            <text:p>5.36</text:p>
          </table:table-cell>
          <table:table-cell office:value-type="float" office:value="84" table:style-name="ce88">
            <text:p>84</text:p>
          </table:table-cell>
          <table:table-cell office:value-type="float" office:value="84" table:style-name="ce88">
            <text:p>8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2634230175946812" table:style-name="ce82">
            <text:p>2.26</text:p>
          </table:table-cell>
          <table:table-cell office:value-type="float" office:value="1825" table:style-name="ce89">
            <text:p>1,825</text:p>
          </table:table-cell>
          <table:table-cell office:value-type="float" office:value="2007" table:style-name="ce89">
            <text:p>2,007</text:p>
          </table:table-cell>
          <table:table-cell office:value-type="float" office:value="17800" table:style-name="ce89">
            <text:p>17,800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9962" table:style-name="ce88">
            <text:p>209,962</text:p>
          </table:table-cell>
          <table:table-cell office:value-type="float" office:value="574512" table:style-name="ce88">
            <text:p>574,512</text:p>
          </table:table-cell>
          <table:table-cell office:value-type="float" office:value="293279" table:style-name="ce88">
            <text:p>293,279</text:p>
          </table:table-cell>
          <table:table-cell office:value-type="float" office:value="281233" table:style-name="ce88">
            <text:p>281,233</text:p>
          </table:table-cell>
          <table:table-cell office:value-type="float" office:value="371" table:style-name="ce88">
            <text:p>371</text:p>
          </table:table-cell>
          <table:table-cell office:value-type="float" office:value="178" table:style-name="ce89">
            <text:p>178</text:p>
          </table:table-cell>
          <table:table-cell office:value-type="float" office:value="193" table:style-name="ce89">
            <text:p>193</text:p>
          </table:table-cell>
          <table:table-cell office:value-type="float" office:value="7.8612874480060144" table:style-name="ce82">
            <text:p>7.86</text:p>
          </table:table-cell>
          <table:table-cell office:value-type="float" office:value="279" table:style-name="ce88">
            <text:p>279</text:p>
          </table:table-cell>
          <table:table-cell office:value-type="float" office:value="162" table:style-name="ce89">
            <text:p>162</text:p>
          </table:table-cell>
          <table:table-cell office:value-type="float" office:value="117" table:style-name="ce89">
            <text:p>117</text:p>
          </table:table-cell>
          <table:table-cell office:value-type="float" office:value="5.9118576765328248" table:style-name="ce82">
            <text:p>5.91</text:p>
          </table:table-cell>
          <table:table-cell office:value-type="float" office:value="92" table:style-name="ce88">
            <text:p>92</text:p>
          </table:table-cell>
          <table:table-cell office:value-type="float" office:value="1.9494297714731896" table:style-name="ce84">
            <text:p>1.95</text:p>
          </table:table-cell>
          <table:table-cell office:value-type="float" office:value="283" table:style-name="ce88">
            <text:p>283</text:p>
          </table:table-cell>
          <table:table-cell office:value-type="float" office:value="279" table:style-name="ce88">
            <text:p>279</text:p>
          </table:table-cell>
          <table:table-cell office:value-type="float" office:value="4" table:style-name="ce88">
            <text:p>4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4</text:p>
          </table:table-cell>
          <table:table-cell office:value-type="float" office:value="5.9966154926838326" table:style-name="ce82">
            <text:p>6.00</text:p>
          </table:table-cell>
          <table:table-cell office:value-type="float" office:value="101" table:style-name="ce88">
            <text:p>101</text:p>
          </table:table-cell>
          <table:table-cell office:value-type="float" office:value="98" table:style-name="ce88">
            <text:p>98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2.1401348578129582" table:style-name="ce82">
            <text:p>2.14</text:p>
          </table:table-cell>
          <table:table-cell office:value-type="float" office:value="2907" table:style-name="ce89">
            <text:p>2,907</text:p>
          </table:table-cell>
          <table:table-cell office:value-type="float" office:value="2345" table:style-name="ce89">
            <text:p>2,345</text:p>
          </table:table-cell>
          <table:table-cell office:value-type="float" office:value="22014" table:style-name="ce89">
            <text:p>22,01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5208" table:style-name="ce88">
            <text:p>195,208</text:p>
          </table:table-cell>
          <table:table-cell office:value-type="float" office:value="539361" table:style-name="ce88">
            <text:p>539,361</text:p>
          </table:table-cell>
          <table:table-cell office:value-type="float" office:value="278012" table:style-name="ce88">
            <text:p>278,012</text:p>
          </table:table-cell>
          <table:table-cell office:value-type="float" office:value="261349" table:style-name="ce88">
            <text:p>261,349</text:p>
          </table:table-cell>
          <table:table-cell office:value-type="float" office:value="240" table:style-name="ce88">
            <text:p>240</text:p>
          </table:table-cell>
          <table:table-cell office:value-type="float" office:value="119" table:style-name="ce89">
            <text:p>119</text:p>
          </table:table-cell>
          <table:table-cell office:value-type="float" office:value="121" table:style-name="ce89">
            <text:p>121</text:p>
          </table:table-cell>
          <table:table-cell office:value-type="float" office:value="5.4112152996553133" table:style-name="ce82">
            <text:p>5.41</text:p>
          </table:table-cell>
          <table:table-cell office:value-type="float" office:value="422" table:style-name="ce88">
            <text:p>422</text:p>
          </table:table-cell>
          <table:table-cell office:value-type="float" office:value="275" table:style-name="ce89">
            <text:p>275</text:p>
          </table:table-cell>
          <table:table-cell office:value-type="float" office:value="147" table:style-name="ce89">
            <text:p>147</text:p>
          </table:table-cell>
          <table:table-cell office:value-type="float" office:value="9.5147202352272586" table:style-name="ce82">
            <text:p>9.51</text:p>
          </table:table-cell>
          <table:table-cell office:value-type="float" office:value="-182" table:style-name="ce88">
            <text:p>–182</text:p>
          </table:table-cell>
          <table:table-cell office:value-type="float" office:value="-4.1035049355719453" table:style-name="ce84">
            <text:p>–4.10</text:p>
          </table:table-cell>
          <table:table-cell office:value-type="float" office:value="192" table:style-name="ce88">
            <text:p>192</text:p>
          </table:table-cell>
          <table:table-cell office:value-type="float" office:value="188" table:style-name="ce88">
            <text:p>188</text:p>
          </table:table-cell>
          <table:table-cell office:value-type="float" office:value="4" table:style-name="ce88">
            <text:p>4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4</text:p>
          </table:table-cell>
          <table:table-cell office:value-type="float" office:value="4.3289722397242505" table:style-name="ce82">
            <text:p>4.33</text:p>
          </table:table-cell>
          <table:table-cell office:value-type="float" office:value="107" table:style-name="ce88">
            <text:p>107</text:p>
          </table:table-cell>
          <table:table-cell office:value-type="float" office:value="107" table:style-name="ce88">
            <text:p>10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4125001544296607" table:style-name="ce82">
            <text:p>2.41</text:p>
          </table:table-cell>
          <table:table-cell office:value-type="float" office:value="1559" table:style-name="ce89">
            <text:p>1,559</text:p>
          </table:table-cell>
          <table:table-cell office:value-type="float" office:value="1895" table:style-name="ce89">
            <text:p>1,895</text:p>
          </table:table-cell>
          <table:table-cell office:value-type="float" office:value="11407" table:style-name="ce89">
            <text:p>11,407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8859" table:style-name="ce88">
            <text:p>398,859</text:p>
          </table:table-cell>
          <table:table-cell office:value-type="float" office:value="1257992" table:style-name="ce88">
            <text:p>1,257,992</text:p>
          </table:table-cell>
          <table:table-cell office:value-type="float" office:value="639195" table:style-name="ce88">
            <text:p>639,195</text:p>
          </table:table-cell>
          <table:table-cell office:value-type="float" office:value="618797" table:style-name="ce88">
            <text:p>618,797</text:p>
          </table:table-cell>
          <table:table-cell office:value-type="float" office:value="996" table:style-name="ce88">
            <text:p>996</text:p>
          </table:table-cell>
          <table:table-cell office:value-type="float" office:value="519" table:style-name="ce89">
            <text:p>519</text:p>
          </table:table-cell>
          <table:table-cell office:value-type="float" office:value="477" table:style-name="ce89">
            <text:p>477</text:p>
          </table:table-cell>
          <table:table-cell office:value-type="float" office:value="9.6280129252776252" table:style-name="ce82">
            <text:p>9.63</text:p>
          </table:table-cell>
          <table:table-cell office:value-type="float" office:value="803" table:style-name="ce88">
            <text:p>803</text:p>
          </table:table-cell>
          <table:table-cell office:value-type="float" office:value="452" table:style-name="ce89">
            <text:p>452</text:p>
          </table:table-cell>
          <table:table-cell office:value-type="float" office:value="351" table:style-name="ce89">
            <text:p>351</text:p>
          </table:table-cell>
          <table:table-cell office:value-type="float" office:value="7.7623437540139895" table:style-name="ce82">
            <text:p>7.76</text:p>
          </table:table-cell>
          <table:table-cell office:value-type="float" office:value="193" table:style-name="ce88">
            <text:p>193</text:p>
          </table:table-cell>
          <table:table-cell office:value-type="float" office:value="1.8656691712636362" table:style-name="ce84">
            <text:p>1.87</text:p>
          </table:table-cell>
          <table:table-cell office:value-type="float" office:value="456" table:style-name="ce88">
            <text:p>456</text:p>
          </table:table-cell>
          <table:table-cell office:value-type="float" office:value="452" table:style-name="ce88">
            <text:p>452</text:p>
          </table:table-cell>
          <table:table-cell office:value-type="float" office:value="4" table:style-name="ce88">
            <text:p>4</text:p>
          </table:table-cell>
          <table:table-cell office:value-type="float" office:value="0" table:style-name="ce89">
            <text:p>—</text:p>
          </table:table-cell>
          <table:table-cell office:value-type="float" office:value="4" table:style-name="ce89">
            <text:p>4</text:p>
          </table:table-cell>
          <table:table-cell office:value-type="float" office:value="4.4080059175969861" table:style-name="ce82">
            <text:p>4.41</text:p>
          </table:table-cell>
          <table:table-cell office:value-type="float" office:value="188" table:style-name="ce88">
            <text:p>188</text:p>
          </table:table-cell>
          <table:table-cell office:value-type="float" office:value="186" table:style-name="ce88">
            <text:p>186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1.8173357730443711" table:style-name="ce82">
            <text:p>1.82</text:p>
          </table:table-cell>
          <table:table-cell office:value-type="float" office:value="2830" table:style-name="ce89">
            <text:p>2,830</text:p>
          </table:table-cell>
          <table:table-cell office:value-type="float" office:value="4277" table:style-name="ce89">
            <text:p>4,277</text:p>
          </table:table-cell>
          <table:table-cell office:value-type="float" office:value="6105" table:style-name="ce89">
            <text:p>6,105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983" table:style-name="ce88">
            <text:p>179,983</text:p>
          </table:table-cell>
          <table:table-cell office:value-type="float" office:value="486455" table:style-name="ce88">
            <text:p>486,455</text:p>
          </table:table-cell>
          <table:table-cell office:value-type="float" office:value="248511" table:style-name="ce88">
            <text:p>248,511</text:p>
          </table:table-cell>
          <table:table-cell office:value-type="float" office:value="237944" table:style-name="ce88">
            <text:p>237,944</text:p>
          </table:table-cell>
          <table:table-cell office:value-type="float" office:value="242" table:style-name="ce88">
            <text:p>242</text:p>
          </table:table-cell>
          <table:table-cell office:value-type="float" office:value="129" table:style-name="ce89">
            <text:p>129</text:p>
          </table:table-cell>
          <table:table-cell office:value-type="float" office:value="113" table:style-name="ce89">
            <text:p>113</text:p>
          </table:table-cell>
          <table:table-cell office:value-type="float" office:value="6.0480944359996158" table:style-name="ce82">
            <text:p>6.05</text:p>
          </table:table-cell>
          <table:table-cell office:value-type="float" office:value="365" table:style-name="ce88">
            <text:p>365</text:p>
          </table:table-cell>
          <table:table-cell office:value-type="float" office:value="205" table:style-name="ce89">
            <text:p>205</text:p>
          </table:table-cell>
          <table:table-cell office:value-type="float" office:value="160" table:style-name="ce89">
            <text:p>160</text:p>
          </table:table-cell>
          <table:table-cell office:value-type="float" office:value="9.1221259055366115" table:style-name="ce82">
            <text:p>9.12</text:p>
          </table:table-cell>
          <table:table-cell office:value-type="float" office:value="-123" table:style-name="ce88">
            <text:p>–123</text:p>
          </table:table-cell>
          <table:table-cell office:value-type="float" office:value="-3.0740314695369952" table:style-name="ce84">
            <text:p>–3.07</text:p>
          </table:table-cell>
          <table:table-cell office:value-type="float" office:value="177" table:style-name="ce88">
            <text:p>177</text:p>
          </table:table-cell>
          <table:table-cell office:value-type="float" office:value="175" table:style-name="ce88">
            <text:p>175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4.4236062610410425" table:style-name="ce82">
            <text:p>4.42</text:p>
          </table:table-cell>
          <table:table-cell office:value-type="float" office:value="87" table:style-name="ce88">
            <text:p>87</text:p>
          </table:table-cell>
          <table:table-cell office:value-type="float" office:value="87" table:style-name="ce88">
            <text:p>8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1743149418676304" table:style-name="ce82">
            <text:p>2.17</text:p>
          </table:table-cell>
          <table:table-cell office:value-type="float" office:value="1028" table:style-name="ce89">
            <text:p>1,028</text:p>
          </table:table-cell>
          <table:table-cell office:value-type="float" office:value="1635" table:style-name="ce89">
            <text:p>1,635</text:p>
          </table:table-cell>
          <table:table-cell office:value-type="float" office:value="29510" table:style-name="ce89">
            <text:p>29,510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854" table:style-name="ce88">
            <text:p>244,854</text:p>
          </table:table-cell>
          <table:table-cell office:value-type="float" office:value="671686" table:style-name="ce88">
            <text:p>671,686</text:p>
          </table:table-cell>
          <table:table-cell office:value-type="float" office:value="347254" table:style-name="ce88">
            <text:p>347,254</text:p>
          </table:table-cell>
          <table:table-cell office:value-type="float" office:value="324432" table:style-name="ce88">
            <text:p>324,432</text:p>
          </table:table-cell>
          <table:table-cell office:value-type="float" office:value="314" table:style-name="ce88">
            <text:p>314</text:p>
          </table:table-cell>
          <table:table-cell office:value-type="float" office:value="157" table:style-name="ce89">
            <text:p>157</text:p>
          </table:table-cell>
          <table:table-cell office:value-type="float" office:value="157" table:style-name="ce89">
            <text:p>157</text:p>
          </table:table-cell>
          <table:table-cell office:value-type="float" office:value="5.6839921551882107" table:style-name="ce82">
            <text:p>5.68</text:p>
          </table:table-cell>
          <table:table-cell office:value-type="float" office:value="556" table:style-name="ce88">
            <text:p>556</text:p>
          </table:table-cell>
          <table:table-cell office:value-type="float" office:value="315" table:style-name="ce89">
            <text:p>315</text:p>
          </table:table-cell>
          <table:table-cell office:value-type="float" office:value="241" table:style-name="ce89">
            <text:p>241</text:p>
          </table:table-cell>
          <table:table-cell office:value-type="float" office:value="10.064648529568935" table:style-name="ce82">
            <text:p>10.06</text:p>
          </table:table-cell>
          <table:table-cell office:value-type="float" office:value="-242" table:style-name="ce88">
            <text:p>–242</text:p>
          </table:table-cell>
          <table:table-cell office:value-type="float" office:value="-4.3806563743807239" table:style-name="ce84">
            <text:p>–4.38</text:p>
          </table:table-cell>
          <table:table-cell office:value-type="float" office:value="218" table:style-name="ce88">
            <text:p>218</text:p>
          </table:table-cell>
          <table:table-cell office:value-type="float" office:value="215" table:style-name="ce88">
            <text:p>215</text:p>
          </table:table-cell>
          <table:table-cell office:value-type="float" office:value="3" table:style-name="ce88">
            <text:p>3</text:p>
          </table:table-cell>
          <table:table-cell office:value-type="float" office:value="1" table:style-name="ce89">
            <text:p>1</text:p>
          </table:table-cell>
          <table:table-cell office:value-type="float" office:value="2" table:style-name="ce89">
            <text:p>2</text:p>
          </table:table-cell>
          <table:table-cell office:value-type="float" office:value="3.946211114111561" table:style-name="ce82">
            <text:p>3.95</text:p>
          </table:table-cell>
          <table:table-cell office:value-type="float" office:value="94" table:style-name="ce88">
            <text:p>94</text:p>
          </table:table-cell>
          <table:table-cell office:value-type="float" office:value="93" table:style-name="ce88">
            <text:p>93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1.7015772693875537" table:style-name="ce82">
            <text:p>1.70</text:p>
          </table:table-cell>
          <table:table-cell office:value-type="float" office:value="1469" table:style-name="ce89">
            <text:p>1,469</text:p>
          </table:table-cell>
          <table:table-cell office:value-type="float" office:value="2098" table:style-name="ce89">
            <text:p>2,098</text:p>
          </table:table-cell>
          <table:table-cell office:value-type="float" office:value="2685" table:style-name="ce89">
            <text:p>2,685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5163" table:style-name="ce88">
            <text:p>185,163</text:p>
          </table:table-cell>
          <table:table-cell office:value-type="float" office:value="494868" table:style-name="ce88">
            <text:p>494,868</text:p>
          </table:table-cell>
          <table:table-cell office:value-type="float" office:value="256657" table:style-name="ce88">
            <text:p>256,657</text:p>
          </table:table-cell>
          <table:table-cell office:value-type="float" office:value="238211" table:style-name="ce88">
            <text:p>238,211</text:p>
          </table:table-cell>
          <table:table-cell office:value-type="float" office:value="254" table:style-name="ce88">
            <text:p>254</text:p>
          </table:table-cell>
          <table:table-cell office:value-type="float" office:value="116" table:style-name="ce89">
            <text:p>116</text:p>
          </table:table-cell>
          <table:table-cell office:value-type="float" office:value="138" table:style-name="ce89">
            <text:p>138</text:p>
          </table:table-cell>
          <table:table-cell office:value-type="float" office:value="6.2397571670385217" table:style-name="ce82">
            <text:p>6.24</text:p>
          </table:table-cell>
          <table:table-cell office:value-type="float" office:value="455" table:style-name="ce88">
            <text:p>455</text:p>
          </table:table-cell>
          <table:table-cell office:value-type="float" office:value="270" table:style-name="ce89">
            <text:p>270</text:p>
          </table:table-cell>
          <table:table-cell office:value-type="float" office:value="185" table:style-name="ce89">
            <text:p>185</text:p>
          </table:table-cell>
          <table:table-cell office:value-type="float" office:value="11.177517759852469" table:style-name="ce82">
            <text:p>11.18</text:p>
          </table:table-cell>
          <table:table-cell office:value-type="float" office:value="-201" table:style-name="ce88">
            <text:p>–201</text:p>
          </table:table-cell>
          <table:table-cell office:value-type="float" office:value="-4.9377605928139481" table:style-name="ce84">
            <text:p>–4.94</text:p>
          </table:table-cell>
          <table:table-cell office:value-type="float" office:value="193" table:style-name="ce88">
            <text:p>193</text:p>
          </table:table-cell>
          <table:table-cell office:value-type="float" office:value="190" table:style-name="ce88">
            <text:p>190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4.7412328080253339" table:style-name="ce82">
            <text:p>4.74</text:p>
          </table:table-cell>
          <table:table-cell office:value-type="float" office:value="76" table:style-name="ce88">
            <text:p>76</text:p>
          </table:table-cell>
          <table:table-cell office:value-type="float" office:value="76" table:style-name="ce88">
            <text:p>7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8670139554918412" table:style-name="ce82">
            <text:p>1.87</text:p>
          </table:table-cell>
          <table:table-cell office:value-type="float" office:value="992" table:style-name="ce89">
            <text:p>992</text:p>
          </table:table-cell>
          <table:table-cell office:value-type="float" office:value="1585" table:style-name="ce89">
            <text:p>1,585</text:p>
          </table:table-cell>
          <table:table-cell office:value-type="float" office:value="5914" table:style-name="ce89">
            <text:p>5,914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3118" table:style-name="ce88">
            <text:p>293,118</text:p>
          </table:table-cell>
          <table:table-cell office:value-type="float" office:value="806305" table:style-name="ce88">
            <text:p>806,305</text:p>
          </table:table-cell>
          <table:table-cell office:value-type="float" office:value="410625" table:style-name="ce88">
            <text:p>410,625</text:p>
          </table:table-cell>
          <table:table-cell office:value-type="float" office:value="395680" table:style-name="ce88">
            <text:p>395,680</text:p>
          </table:table-cell>
          <table:table-cell office:value-type="float" office:value="380" table:style-name="ce88">
            <text:p>380</text:p>
          </table:table-cell>
          <table:table-cell office:value-type="float" office:value="193" table:style-name="ce89">
            <text:p>193</text:p>
          </table:table-cell>
          <table:table-cell office:value-type="float" office:value="187" table:style-name="ce89">
            <text:p>187</text:p>
          </table:table-cell>
          <table:table-cell office:value-type="float" office:value="5.7309407998360467" table:style-name="ce82">
            <text:p>5.73</text:p>
          </table:table-cell>
          <table:table-cell office:value-type="float" office:value="638" table:style-name="ce88">
            <text:p>638</text:p>
          </table:table-cell>
          <table:table-cell office:value-type="float" office:value="394" table:style-name="ce89">
            <text:p>394</text:p>
          </table:table-cell>
          <table:table-cell office:value-type="float" office:value="244" table:style-name="ce89">
            <text:p>244</text:p>
          </table:table-cell>
          <table:table-cell office:value-type="float" office:value="9.6219479744615715" table:style-name="ce82">
            <text:p>9.62</text:p>
          </table:table-cell>
          <table:table-cell office:value-type="float" office:value="-258" table:style-name="ce88">
            <text:p>–258</text:p>
          </table:table-cell>
          <table:table-cell office:value-type="float" office:value="-3.8910071746255261" table:style-name="ce84">
            <text:p>–3.89</text:p>
          </table:table-cell>
          <table:table-cell office:value-type="float" office:value="278" table:style-name="ce88">
            <text:p>278</text:p>
          </table:table-cell>
          <table:table-cell office:value-type="float" office:value="270" table:style-name="ce88">
            <text:p>270</text:p>
          </table:table-cell>
          <table:table-cell office:value-type="float" office:value="8" table:style-name="ce88">
            <text:p>8</text:p>
          </table:table-cell>
          <table:table-cell office:value-type="float" office:value="1" table:style-name="ce89">
            <text:p>1</text:p>
          </table:table-cell>
          <table:table-cell office:value-type="float" office:value="7" table:style-name="ce89">
            <text:p>7</text:p>
          </table:table-cell>
          <table:table-cell office:value-type="float" office:value="4.1926356377747913" table:style-name="ce82">
            <text:p>4.19</text:p>
          </table:table-cell>
          <table:table-cell office:value-type="float" office:value="163" table:style-name="ce88">
            <text:p>163</text:p>
          </table:table-cell>
          <table:table-cell office:value-type="float" office:value="160" table:style-name="ce88">
            <text:p>160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9">
            <text:p>—</text:p>
          </table:table-cell>
          <table:table-cell office:value-type="float" office:value="3" table:style-name="ce89">
            <text:p>3</text:p>
          </table:table-cell>
          <table:table-cell office:value-type="float" office:value="2.4582719746665145" table:style-name="ce82">
            <text:p>2.46</text:p>
          </table:table-cell>
          <table:table-cell office:value-type="float" office:value="2235" table:style-name="ce89">
            <text:p>2,235</text:p>
          </table:table-cell>
          <table:table-cell office:value-type="float" office:value="2831" table:style-name="ce89">
            <text:p>2,831</text:p>
          </table:table-cell>
          <table:table-cell office:value-type="float" office:value="60763" table:style-name="ce89">
            <text:p>60,763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102" table:style-name="ce88">
            <text:p>84,102</text:p>
          </table:table-cell>
          <table:table-cell office:value-type="float" office:value="213818" table:style-name="ce88">
            <text:p>213,818</text:p>
          </table:table-cell>
          <table:table-cell office:value-type="float" office:value="109771" table:style-name="ce88">
            <text:p>109,771</text:p>
          </table:table-cell>
          <table:table-cell office:value-type="float" office:value="104047" table:style-name="ce88">
            <text:p>104,047</text:p>
          </table:table-cell>
          <table:table-cell office:value-type="float" office:value="131" table:style-name="ce88">
            <text:p>131</text:p>
          </table:table-cell>
          <table:table-cell office:value-type="float" office:value="86" table:style-name="ce89">
            <text:p>86</text:p>
          </table:table-cell>
          <table:table-cell office:value-type="float" office:value="45" table:style-name="ce89">
            <text:p>45</text:p>
          </table:table-cell>
          <table:table-cell office:value-type="float" office:value="7.4517541193870285" table:style-name="ce82">
            <text:p>7.45</text:p>
          </table:table-cell>
          <table:table-cell office:value-type="float" office:value="147" table:style-name="ce88">
            <text:p>147</text:p>
          </table:table-cell>
          <table:table-cell office:value-type="float" office:value="86" table:style-name="ce89">
            <text:p>86</text:p>
          </table:table-cell>
          <table:table-cell office:value-type="float" office:value="61" table:style-name="ce89">
            <text:p>61</text:p>
          </table:table-cell>
          <table:table-cell office:value-type="float" office:value="8.3618920270984223" table:style-name="ce82">
            <text:p>8.36</text:p>
          </table:table-cell>
          <table:table-cell office:value-type="float" office:value="-16" table:style-name="ce88">
            <text:p>–16</text:p>
          </table:table-cell>
          <table:table-cell office:value-type="float" office:value="-0.91013790771139269" table:style-name="ce84">
            <text:p>–0.91</text:p>
          </table:table-cell>
          <table:table-cell office:value-type="float" office:value="75" table:style-name="ce88">
            <text:p>75</text:p>
          </table:table-cell>
          <table:table-cell office:value-type="float" office:value="73" table:style-name="ce88">
            <text:p>73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4.2662714423971533" table:style-name="ce82">
            <text:p>4.27</text:p>
          </table:table-cell>
          <table:table-cell office:value-type="float" office:value="38" table:style-name="ce88">
            <text:p>38</text:p>
          </table:table-cell>
          <table:table-cell office:value-type="float" office:value="36" table:style-name="ce88">
            <text:p>36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2</text:p>
          </table:table-cell>
          <table:table-cell office:value-type="float" office:value="2.1615775308145575" table:style-name="ce82">
            <text:p>2.16</text:p>
          </table:table-cell>
          <table:table-cell office:value-type="float" office:value="708" table:style-name="ce89">
            <text:p>708</text:p>
          </table:table-cell>
          <table:table-cell office:value-type="float" office:value="830" table:style-name="ce89">
            <text:p>830</text:p>
          </table:table-cell>
          <table:table-cell office:value-type="float" office:value="78357" table:style-name="ce89">
            <text:p>78,357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919" table:style-name="ce88">
            <text:p>127,919</text:p>
          </table:table-cell>
          <table:table-cell office:value-type="float" office:value="322260" table:style-name="ce88">
            <text:p>322,260</text:p>
          </table:table-cell>
          <table:table-cell office:value-type="float" office:value="162865" table:style-name="ce88">
            <text:p>162,865</text:p>
          </table:table-cell>
          <table:table-cell office:value-type="float" office:value="159395" table:style-name="ce88">
            <text:p>159,395</text:p>
          </table:table-cell>
          <table:table-cell office:value-type="float" office:value="188" table:style-name="ce88">
            <text:p>188</text:p>
          </table:table-cell>
          <table:table-cell office:value-type="float" office:value="81" table:style-name="ce89">
            <text:p>81</text:p>
          </table:table-cell>
          <table:table-cell office:value-type="float" office:value="107" table:style-name="ce89">
            <text:p>107</text:p>
          </table:table-cell>
          <table:table-cell office:value-type="float" office:value="7.0950804891490344" table:style-name="ce82">
            <text:p>7.10</text:p>
          </table:table-cell>
          <table:table-cell office:value-type="float" office:value="225" table:style-name="ce88">
            <text:p>225</text:p>
          </table:table-cell>
          <table:table-cell office:value-type="float" office:value="134" table:style-name="ce89">
            <text:p>134</text:p>
          </table:table-cell>
          <table:table-cell office:value-type="float" office:value="91" table:style-name="ce89">
            <text:p>91</text:p>
          </table:table-cell>
          <table:table-cell office:value-type="float" office:value="8.4914527130773028" table:style-name="ce82">
            <text:p>8.49</text:p>
          </table:table-cell>
          <table:table-cell office:value-type="float" office:value="-37" table:style-name="ce88">
            <text:p>–37</text:p>
          </table:table-cell>
          <table:table-cell office:value-type="float" office:value="-1.3963722239282674" table:style-name="ce84">
            <text:p>–1.40</text:p>
          </table:table-cell>
          <table:table-cell office:value-type="float" office:value="144" table:style-name="ce88">
            <text:p>144</text:p>
          </table:table-cell>
          <table:table-cell office:value-type="float" office:value="141" table:style-name="ce88">
            <text:p>141</text:p>
          </table:table-cell>
          <table:table-cell office:value-type="float" office:value="3" table:style-name="ce88">
            <text:p>3</text:p>
          </table:table-cell>
          <table:table-cell office:value-type="float" office:value="1" table:style-name="ce89">
            <text:p>1</text:p>
          </table:table-cell>
          <table:table-cell office:value-type="float" office:value="2" table:style-name="ce89">
            <text:p>2</text:p>
          </table:table-cell>
          <table:table-cell office:value-type="float" office:value="5.4345297363694733" table:style-name="ce82">
            <text:p>5.43</text:p>
          </table:table-cell>
          <table:table-cell office:value-type="float" office:value="76" table:style-name="ce88">
            <text:p>76</text:p>
          </table:table-cell>
          <table:table-cell office:value-type="float" office:value="74" table:style-name="ce88">
            <text:p>74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2.8682240275283335" table:style-name="ce82">
            <text:p>2.87</text:p>
          </table:table-cell>
          <table:table-cell office:value-type="float" office:value="1468" table:style-name="ce89">
            <text:p>1,468</text:p>
          </table:table-cell>
          <table:table-cell office:value-type="float" office:value="1677" table:style-name="ce89">
            <text:p>1,677</text:p>
          </table:table-cell>
          <table:table-cell office:value-type="float" office:value="93450" table:style-name="ce89">
            <text:p>93,450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2245" table:style-name="ce88">
            <text:p>42,245</text:p>
          </table:table-cell>
          <table:table-cell office:value-type="float" office:value="106036" table:style-name="ce88">
            <text:p>106,036</text:p>
          </table:table-cell>
          <table:table-cell office:value-type="float" office:value="54583" table:style-name="ce88">
            <text:p>54,583</text:p>
          </table:table-cell>
          <table:table-cell office:value-type="float" office:value="51453" table:style-name="ce88">
            <text:p>51,453</text:p>
          </table:table-cell>
          <table:table-cell office:value-type="float" office:value="76" table:style-name="ce88">
            <text:p>76</text:p>
          </table:table-cell>
          <table:table-cell office:value-type="float" office:value="37" table:style-name="ce89">
            <text:p>37</text:p>
          </table:table-cell>
          <table:table-cell office:value-type="float" office:value="39" table:style-name="ce89">
            <text:p>39</text:p>
          </table:table-cell>
          <table:table-cell office:value-type="float" office:value="8.7364162741735605" table:style-name="ce82">
            <text:p>8.74</text:p>
          </table:table-cell>
          <table:table-cell office:value-type="float" office:value="81" table:style-name="ce88">
            <text:p>81</text:p>
          </table:table-cell>
          <table:table-cell office:value-type="float" office:value="41" table:style-name="ce89">
            <text:p>41</text:p>
          </table:table-cell>
          <table:table-cell office:value-type="float" office:value="40" table:style-name="ce89">
            <text:p>40</text:p>
          </table:table-cell>
          <table:table-cell office:value-type="float" office:value="9.3111805027376082" table:style-name="ce82">
            <text:p>9.31</text:p>
          </table:table-cell>
          <table:table-cell office:value-type="float" office:value="-5" table:style-name="ce88">
            <text:p>–5</text:p>
          </table:table-cell>
          <table:table-cell office:value-type="float" office:value="-0.57476422856405007" table:style-name="ce84">
            <text:p>–0.57</text:p>
          </table:table-cell>
          <table:table-cell office:value-type="float" office:value="37" table:style-name="ce88">
            <text:p>37</text:p>
          </table:table-cell>
          <table:table-cell office:value-type="float" office:value="37" table:style-name="ce88">
            <text:p>37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4.2532552913739696" table:style-name="ce82">
            <text:p>4.25</text:p>
          </table:table-cell>
          <table:table-cell office:value-type="float" office:value="28" table:style-name="ce88">
            <text:p>28</text:p>
          </table:table-cell>
          <table:table-cell office:value-type="float" office:value="28" table:style-name="ce88">
            <text:p>2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.2186796799586799" table:style-name="ce82">
            <text:p>3.22</text:p>
          </table:table-cell>
          <table:table-cell office:value-type="float" office:value="812" table:style-name="ce89">
            <text:p>812</text:p>
          </table:table-cell>
          <table:table-cell office:value-type="float" office:value="416" table:style-name="ce89">
            <text:p>416</text:p>
          </table:table-cell>
          <table:table-cell office:value-type="float" office:value="650" table:style-name="ce89">
            <text:p>650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6260" table:style-name="ce88">
            <text:p>156,260</text:p>
          </table:table-cell>
          <table:table-cell office:value-type="float" office:value="365117" table:style-name="ce88">
            <text:p>365,117</text:p>
          </table:table-cell>
          <table:table-cell office:value-type="float" office:value="182031" table:style-name="ce88">
            <text:p>182,031</text:p>
          </table:table-cell>
          <table:table-cell office:value-type="float" office:value="183086" table:style-name="ce88">
            <text:p>183,086</text:p>
          </table:table-cell>
          <table:table-cell office:value-type="float" office:value="163" table:style-name="ce88">
            <text:p>163</text:p>
          </table:table-cell>
          <table:table-cell office:value-type="float" office:value="76" table:style-name="ce89">
            <text:p>76</text:p>
          </table:table-cell>
          <table:table-cell office:value-type="float" office:value="87" table:style-name="ce89">
            <text:p>87</text:p>
          </table:table-cell>
          <table:table-cell office:value-type="float" office:value="5.4280688501197929" table:style-name="ce82">
            <text:p>5.43</text:p>
          </table:table-cell>
          <table:table-cell office:value-type="float" office:value="258" table:style-name="ce88">
            <text:p>258</text:p>
          </table:table-cell>
          <table:table-cell office:value-type="float" office:value="150" table:style-name="ce89">
            <text:p>150</text:p>
          </table:table-cell>
          <table:table-cell office:value-type="float" office:value="108" table:style-name="ce89">
            <text:p>108</text:p>
          </table:table-cell>
          <table:table-cell office:value-type="float" office:value="8.5916672596988128" table:style-name="ce82">
            <text:p>8.59</text:p>
          </table:table-cell>
          <table:table-cell office:value-type="float" office:value="-95" table:style-name="ce88">
            <text:p>–95</text:p>
          </table:table-cell>
          <table:table-cell office:value-type="float" office:value="-3.1635984095790199" table:style-name="ce84">
            <text:p>–3.16</text:p>
          </table:table-cell>
          <table:table-cell office:value-type="float" office:value="161" table:style-name="ce88">
            <text:p>161</text:p>
          </table:table-cell>
          <table:table-cell office:value-type="float" office:value="157" table:style-name="ce88">
            <text:p>157</text:p>
          </table:table-cell>
          <table:table-cell office:value-type="float" office:value="4" table:style-name="ce88">
            <text:p>4</text:p>
          </table:table-cell>
          <table:table-cell office:value-type="float" office:value="1" table:style-name="ce89">
            <text:p>1</text:p>
          </table:table-cell>
          <table:table-cell office:value-type="float" office:value="3" table:style-name="ce89">
            <text:p>3</text:p>
          </table:table-cell>
          <table:table-cell office:value-type="float" office:value="5.3614667783391816" table:style-name="ce82">
            <text:p>5.36</text:p>
          </table:table-cell>
          <table:table-cell office:value-type="float" office:value="59" table:style-name="ce88">
            <text:p>59</text:p>
          </table:table-cell>
          <table:table-cell office:value-type="float" office:value="59" table:style-name="ce88">
            <text:p>5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9647611175280231" table:style-name="ce82">
            <text:p>1.96</text:p>
          </table:table-cell>
          <table:table-cell office:value-type="float" office:value="1580" table:style-name="ce89">
            <text:p>1,580</text:p>
          </table:table-cell>
          <table:table-cell office:value-type="float" office:value="1959" table:style-name="ce89">
            <text:p>1,959</text:p>
          </table:table-cell>
          <table:table-cell office:value-type="float" office:value="9535" table:style-name="ce89">
            <text:p>9,535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3974" table:style-name="ce88">
            <text:p>173,974</text:p>
          </table:table-cell>
          <table:table-cell office:value-type="float" office:value="452882" table:style-name="ce88">
            <text:p>452,882</text:p>
          </table:table-cell>
          <table:table-cell office:value-type="float" office:value="223677" table:style-name="ce88">
            <text:p>223,677</text:p>
          </table:table-cell>
          <table:table-cell office:value-type="float" office:value="229205" table:style-name="ce88">
            <text:p>229,205</text:p>
          </table:table-cell>
          <table:table-cell office:value-type="float" office:value="310" table:style-name="ce88">
            <text:p>310</text:p>
          </table:table-cell>
          <table:table-cell office:value-type="float" office:value="162" table:style-name="ce89">
            <text:p>162</text:p>
          </table:table-cell>
          <table:table-cell office:value-type="float" office:value="148" table:style-name="ce89">
            <text:p>148</text:p>
          </table:table-cell>
          <table:table-cell office:value-type="float" office:value="8.3290731026146965" table:style-name="ce82">
            <text:p>8.33</text:p>
          </table:table-cell>
          <table:table-cell office:value-type="float" office:value="238" table:style-name="ce88">
            <text:p>238</text:p>
          </table:table-cell>
          <table:table-cell office:value-type="float" office:value="130" table:style-name="ce89">
            <text:p>130</text:p>
          </table:table-cell>
          <table:table-cell office:value-type="float" office:value="108" table:style-name="ce89">
            <text:p>108</text:p>
          </table:table-cell>
          <table:table-cell office:value-type="float" office:value="6.3945787045880573" table:style-name="ce82">
            <text:p>6.39</text:p>
          </table:table-cell>
          <table:table-cell office:value-type="float" office:value="72" table:style-name="ce88">
            <text:p>72</text:p>
          </table:table-cell>
          <table:table-cell office:value-type="float" office:value="1.9344943980266389" table:style-name="ce84">
            <text:p>1.93</text:p>
          </table:table-cell>
          <table:table-cell office:value-type="float" office:value="230" table:style-name="ce88">
            <text:p>230</text:p>
          </table:table-cell>
          <table:table-cell office:value-type="float" office:value="228" table:style-name="ce88">
            <text:p>228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6.1796348825850966" table:style-name="ce82">
            <text:p>6.18</text:p>
          </table:table-cell>
          <table:table-cell office:value-type="float" office:value="76" table:style-name="ce88">
            <text:p>76</text:p>
          </table:table-cell>
          <table:table-cell office:value-type="float" office:value="75" table:style-name="ce88">
            <text:p>75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1</text:p>
          </table:table-cell>
          <table:table-cell office:value-type="float" office:value="2.041966309028119" table:style-name="ce82">
            <text:p>2.04</text:p>
          </table:table-cell>
          <table:table-cell office:value-type="float" office:value="2480" table:style-name="ce89">
            <text:p>2,480</text:p>
          </table:table-cell>
          <table:table-cell office:value-type="float" office:value="2451" table:style-name="ce89">
            <text:p>2,451</text:p>
          </table:table-cell>
          <table:table-cell office:value-type="float" office:value="4433" table:style-name="ce89">
            <text:p>4,433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811" table:style-name="ce88">
            <text:p>101,811</text:p>
          </table:table-cell>
          <table:table-cell office:value-type="float" office:value="265002" table:style-name="ce88">
            <text:p>265,002</text:p>
          </table:table-cell>
          <table:table-cell office:value-type="float" office:value="128026" table:style-name="ce88">
            <text:p>128,026</text:p>
          </table:table-cell>
          <table:table-cell office:value-type="float" office:value="136976" table:style-name="ce88">
            <text:p>136,976</text:p>
          </table:table-cell>
          <table:table-cell office:value-type="float" office:value="119" table:style-name="ce88">
            <text:p>119</text:p>
          </table:table-cell>
          <table:table-cell office:value-type="float" office:value="70" table:style-name="ce89">
            <text:p>70</text:p>
          </table:table-cell>
          <table:table-cell office:value-type="float" office:value="49" table:style-name="ce89">
            <text:p>49</text:p>
          </table:table-cell>
          <table:table-cell office:value-type="float" office:value="5.4649655883944188" table:style-name="ce82">
            <text:p>5.46</text:p>
          </table:table-cell>
          <table:table-cell office:value-type="float" office:value="164" table:style-name="ce88">
            <text:p>164</text:p>
          </table:table-cell>
          <table:table-cell office:value-type="float" office:value="90" table:style-name="ce89">
            <text:p>90</text:p>
          </table:table-cell>
          <table:table-cell office:value-type="float" office:value="74" table:style-name="ce89">
            <text:p>74</text:p>
          </table:table-cell>
          <table:table-cell office:value-type="float" office:value="7.5315492142578551" table:style-name="ce82">
            <text:p>7.53</text:p>
          </table:table-cell>
          <table:table-cell office:value-type="float" office:value="-45" table:style-name="ce88">
            <text:p>–45</text:p>
          </table:table-cell>
          <table:table-cell office:value-type="float" office:value="-2.0665836258634358" table:style-name="ce84">
            <text:p>–2.07</text:p>
          </table:table-cell>
          <table:table-cell office:value-type="float" office:value="86" table:style-name="ce88">
            <text:p>86</text:p>
          </table:table-cell>
          <table:table-cell office:value-type="float" office:value="84" table:style-name="ce88">
            <text:p>84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3.9494709294278993" table:style-name="ce82">
            <text:p>3.95</text:p>
          </table:table-cell>
          <table:table-cell office:value-type="float" office:value="42" table:style-name="ce88">
            <text:p>42</text:p>
          </table:table-cell>
          <table:table-cell office:value-type="float" office:value="42" table:style-name="ce88">
            <text:p>4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9288113841392067" table:style-name="ce82">
            <text:p>1.93</text:p>
          </table:table-cell>
          <table:table-cell office:value-type="float" office:value="996" table:style-name="ce89">
            <text:p>996</text:p>
          </table:table-cell>
          <table:table-cell office:value-type="float" office:value="807" table:style-name="ce89">
            <text:p>807</text:p>
          </table:table-cell>
          <table:table-cell office:value-type="float" office:value="1182" table:style-name="ce89">
            <text:p>1,182</text:p>
          </table:table-cell>
          <table:table-cell table:style-name="ce85"/>
          <table:table-cell table:number-columns-repeated="16353" table:style-name="ce2"/>
        </table:table-row>
        <table:table-row table:style-name="ro17">
          <table:table-cell office:value-type="string" table:style-name="ce8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904" table:style-name="ce83">
            <text:p>45,904</text:p>
          </table:table-cell>
          <table:table-cell office:value-type="float" office:value="154285" table:style-name="ce83">
            <text:p>154,285</text:p>
          </table:table-cell>
          <table:table-cell office:value-type="float" office:value="77980" table:style-name="ce83">
            <text:p>77,980</text:p>
          </table:table-cell>
          <table:table-cell office:value-type="float" office:value="76305" table:style-name="ce83">
            <text:p>76,305</text:p>
          </table:table-cell>
          <table:table-cell office:value-type="float" office:value="114" table:style-name="ce83">
            <text:p>114</text:p>
          </table:table-cell>
          <table:table-cell office:value-type="float" office:value="60" table:style-name="ce83">
            <text:p>60</text:p>
          </table:table-cell>
          <table:table-cell office:value-type="float" office:value="54" table:style-name="ce83">
            <text:p>54</text:p>
          </table:table-cell>
          <table:table-cell office:value-type="float" office:value="9.0150109356567398" table:style-name="ce82">
            <text:p>9.02</text:p>
          </table:table-cell>
          <table:table-cell office:value-type="float" office:value="77" table:style-name="ce83">
            <text:p>77</text:p>
          </table:table-cell>
          <table:table-cell office:value-type="float" office:value="53" table:style-name="ce83">
            <text:p>53</text:p>
          </table:table-cell>
          <table:table-cell office:value-type="float" office:value="24" table:style-name="ce83">
            <text:p>24</text:p>
          </table:table-cell>
          <table:table-cell office:value-type="float" office:value="6.0890863337330616" table:style-name="ce82">
            <text:p>6.09</text:p>
          </table:table-cell>
          <table:table-cell office:value-type="float" office:value="37" table:style-name="ce83">
            <text:p>37</text:p>
          </table:table-cell>
          <table:table-cell office:value-type="float" office:value="2.9259246019236791" table:style-name="ce84">
            <text:p>2.93</text:p>
          </table:table-cell>
          <table:table-cell office:value-type="float" office:value="61" table:style-name="ce83">
            <text:p>61</text:p>
          </table:table-cell>
          <table:table-cell office:value-type="float" office:value="59" table:style-name="ce83">
            <text:p>59</text:p>
          </table:table-cell>
          <table:table-cell office:value-type="float" office:value="2" table:style-name="ce83">
            <text:p>2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3">
            <text:p>1</text:p>
          </table:table-cell>
          <table:table-cell office:value-type="float" office:value="4.8238216410093084" table:style-name="ce82">
            <text:p>4.82</text:p>
          </table:table-cell>
          <table:table-cell office:value-type="float" office:value="18" table:style-name="ce83">
            <text:p>18</text:p>
          </table:table-cell>
          <table:table-cell office:value-type="float" office:value="18" table:style-name="ce83">
            <text:p>18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0" table:style-name="ce83">
            <text:p>—</text:p>
          </table:table-cell>
          <table:table-cell office:value-type="float" office:value="1.423422779314222" table:style-name="ce82">
            <text:p>1.42</text:p>
          </table:table-cell>
          <table:table-cell office:value-type="float" office:value="1486" table:style-name="ce83">
            <text:p>1,486</text:p>
          </table:table-cell>
          <table:table-cell office:value-type="float" office:value="662" table:style-name="ce83">
            <text:p>662</text:p>
          </table:table-cell>
          <table:table-cell office:value-type="float" office:value="1446" table:style-name="ce83">
            <text:p>1,446</text:p>
          </table:table-cell>
          <table:table-cell table:style-name="ce85"/>
          <table:table-cell table:number-columns-repeated="16353" table:style-name="ce53"/>
        </table:table-row>
        <table:table-row table:style-name="ro17">
          <table:table-cell office:value-type="string" table:style-name="ce8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2415" table:style-name="ce89">
            <text:p>42,415</text:p>
          </table:table-cell>
          <table:table-cell office:value-type="float" office:value="140856" table:style-name="ce88">
            <text:p>140,856</text:p>
          </table:table-cell>
          <table:table-cell office:value-type="float" office:value="70209" table:style-name="ce88">
            <text:p>70,209</text:p>
          </table:table-cell>
          <table:table-cell office:value-type="float" office:value="70647" table:style-name="ce88">
            <text:p>70,647</text:p>
          </table:table-cell>
          <table:table-cell office:value-type="float" office:value="106" table:style-name="ce88">
            <text:p>106</text:p>
          </table:table-cell>
          <table:table-cell office:value-type="float" office:value="56" table:style-name="ce89">
            <text:p>56</text:p>
          </table:table-cell>
          <table:table-cell office:value-type="float" office:value="50" table:style-name="ce89">
            <text:p>50</text:p>
          </table:table-cell>
          <table:table-cell office:value-type="float" office:value="9.1836976904270209" table:style-name="ce82">
            <text:p>9.18</text:p>
          </table:table-cell>
          <table:table-cell office:value-type="float" office:value="66" table:style-name="ce88">
            <text:p>66</text:p>
          </table:table-cell>
          <table:table-cell office:value-type="float" office:value="47" table:style-name="ce89">
            <text:p>47</text:p>
          </table:table-cell>
          <table:table-cell office:value-type="float" office:value="19" table:style-name="ce89">
            <text:p>19</text:p>
          </table:table-cell>
          <table:table-cell office:value-type="float" office:value="5.7181513921526745" table:style-name="ce82">
            <text:p>5.72</text:p>
          </table:table-cell>
          <table:table-cell office:value-type="float" office:value="40" table:style-name="ce88">
            <text:p>40</text:p>
          </table:table-cell>
          <table:table-cell office:value-type="float" office:value="3.4655462982743477" table:style-name="ce84">
            <text:p>3.47</text:p>
          </table:table-cell>
          <table:table-cell office:value-type="float" office:value="51" table:style-name="ce88">
            <text:p>51</text:p>
          </table:table-cell>
          <table:table-cell office:value-type="float" office:value="49" table:style-name="ce88">
            <text:p>49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89">
            <text:p>1</text:p>
          </table:table-cell>
          <table:table-cell office:value-type="float" office:value="4.4185715302997943" table:style-name="ce82">
            <text:p>4.42</text:p>
          </table:table-cell>
          <table:table-cell office:value-type="float" office:value="15" table:style-name="ce88">
            <text:p>15</text:p>
          </table:table-cell>
          <table:table-cell office:value-type="float" office:value="15" table:style-name="ce88">
            <text:p>1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.2995798618528804" table:style-name="ce82">
            <text:p>1.30</text:p>
          </table:table-cell>
          <table:table-cell office:value-type="float" office:value="1377" table:style-name="ce89">
            <text:p>1,377</text:p>
          </table:table-cell>
          <table:table-cell office:value-type="float" office:value="565" table:style-name="ce89">
            <text:p>565</text:p>
          </table:table-cell>
          <table:table-cell office:value-type="float" office:value="1188" table:style-name="ce89">
            <text:p>1,188</text:p>
          </table:table-cell>
          <table:table-cell table:style-name="ce85"/>
          <table:table-cell table:number-columns-repeated="16353" table:style-name="ce2"/>
        </table:table-row>
        <table:table-row table:style-name="ro18">
          <table:table-cell office:value-type="string" table:style-name="ce8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89" table:style-name="ce88">
            <text:p>3,489</text:p>
          </table:table-cell>
          <table:table-cell office:value-type="float" office:value="13429" table:style-name="ce88">
            <text:p>13,429</text:p>
          </table:table-cell>
          <table:table-cell office:value-type="float" office:value="7771" table:style-name="ce88">
            <text:p>7,771</text:p>
          </table:table-cell>
          <table:table-cell office:value-type="float" office:value="5658" table:style-name="ce88">
            <text:p>5,658</text:p>
          </table:table-cell>
          <table:table-cell office:value-type="float" office:value="8" table:style-name="ce88">
            <text:p>8</text:p>
          </table:table-cell>
          <table:table-cell office:value-type="float" office:value="4" table:style-name="ce89">
            <text:p>4</text:p>
          </table:table-cell>
          <table:table-cell office:value-type="float" office:value="4" table:style-name="ce89">
            <text:p>4</text:p>
          </table:table-cell>
          <table:table-cell office:value-type="float" office:value="7.2504252175748327" table:style-name="ce82">
            <text:p>7.25</text:p>
          </table:table-cell>
          <table:table-cell office:value-type="float" office:value="11" table:style-name="ce88">
            <text:p>11</text:p>
          </table:table-cell>
          <table:table-cell office:value-type="float" office:value="6" table:style-name="ce89">
            <text:p>6</text:p>
          </table:table-cell>
          <table:table-cell office:value-type="float" office:value="5" table:style-name="ce89">
            <text:p>5</text:p>
          </table:table-cell>
          <table:table-cell office:value-type="float" office:value="9.9693346741653937" table:style-name="ce82">
            <text:p>9.97</text:p>
          </table:table-cell>
          <table:table-cell office:value-type="float" office:value="-3" table:style-name="ce88">
            <text:p>–3</text:p>
          </table:table-cell>
          <table:table-cell office:value-type="float" office:value="-2.7189094565905623" table:style-name="ce84">
            <text:p>–2.72</text:p>
          </table:table-cell>
          <table:table-cell office:value-type="float" office:value="10" table:style-name="ce88">
            <text:p>10</text:p>
          </table:table-cell>
          <table:table-cell office:value-type="float" office:value="10" table:style-name="ce88">
            <text:p>10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9.06303152196854" table:style-name="ce82">
            <text:p>9.06</text:p>
          </table:table-cell>
          <table:table-cell office:value-type="float" office:value="3" table:style-name="ce88">
            <text:p>3</text:p>
          </table:table-cell>
          <table:table-cell office:value-type="float" office:value="3" table:style-name="ce88">
            <text:p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2.7189094565905623" table:style-name="ce82">
            <text:p>2.72</text:p>
          </table:table-cell>
          <table:table-cell office:value-type="float" office:value="109" table:style-name="ce89">
            <text:p>109</text:p>
          </table:table-cell>
          <table:table-cell office:value-type="float" office:value="97" table:style-name="ce89">
            <text:p>97</text:p>
          </table:table-cell>
          <table:table-cell office:value-type="float" office:value="258" table:style-name="ce89">
            <text:p>258</text:p>
          </table:table-cell>
          <table:table-cell table:style-name="ce85"/>
          <table:table-cell table:number-columns-repeated="16353" table:style-name="ce2"/>
        </table:table-row>
        <table:table-row table:style-name="ro19">
          <table:table-cell table:style-name="ce90"/>
          <table:table-cell table:number-columns-repeated="5" table:style-name="ce91"/>
          <table:table-cell table:number-columns-repeated="2" table:style-name="ce92"/>
          <table:table-cell table:style-name="ce93"/>
          <table:table-cell table:style-name="ce91"/>
          <table:table-cell table:number-columns-repeated="2" table:style-name="ce92"/>
          <table:table-cell table:style-name="ce94"/>
          <table:table-cell table:style-name="ce91"/>
          <table:table-cell table:style-name="ce95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1"/>
          <table:table-cell table:number-columns-repeated="2" table:style-name="ce92"/>
          <table:table-cell table:style-name="ce93"/>
          <table:table-cell table:number-columns-repeated="3" table:style-name="ce92"/>
          <table:table-cell table:style-name="ce85"/>
          <table:table-cell table:number-columns-repeated="16353" table:style-name="ce2"/>
        </table:table-row>
        <table:table-row table:style-name="ro20">
          <table:table-cell table:style-name="ce54"/>
          <table:table-cell office:value-type="string" table:style-name="ce9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7"/>
          <table:table-cell table:number-columns-repeated="3" table:style-name="ce54"/>
          <table:table-cell table:style-name="ce98"/>
          <table:table-cell table:style-name="ce99"/>
          <table:table-cell table:style-name="ce54"/>
          <table:table-cell table:style-name="ce55"/>
          <table:table-cell table:number-columns-repeated="13" table:style-name="ce54"/>
          <table:table-cell office:value-type="string" table:style-name="ce100">
            <text:p><text:s text:c="16"/>內政部戶政司 110年10月8日編製</text:p>
          </table:table-cell>
          <table:table-cell table:number-columns-repeated="16354" table:style-name="ce54"/>
        </table:table-row>
        <table:table-row table:style-name="ro21">
          <table:table-cell table:style-name="ce54"/>
          <table:table-cell office:value-type="string" table:style-name="ce96">
            <text:p><text:s text:c="14"/>2.本表相同性別2人之結婚及終止結婚資料係自108年5月24日起統計。</text:p>
          </table:table-cell>
          <table:table-cell table:number-columns-repeated="13" table:style-name="ce54"/>
          <table:table-cell table:style-name="ce55"/>
          <table:table-cell table:number-columns-repeated="11" table:style-name="ce54"/>
          <table:table-cell table:number-columns-repeated="2" table:style-name="ce101"/>
          <table:table-cell table:number-columns-repeated="16355" table:style-name="ce54"/>
        </table:table-row>
        <table:table-row table:style-name="ro22">
          <table:table-cell table:style-name="ce102"/>
          <table:table-cell table:number-columns-repeated="14" table:style-name="ce54"/>
          <table:table-cell table:style-name="ce55"/>
          <table:table-cell table:number-columns-repeated="16368" table:style-name="ce54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4" table:default-cell-style-name="ce103"/>
        <table:table-column table:style-name="co25" table:number-columns-repeated="3" table:default-cell-style-name="ce103"/>
        <table:table-column table:style-name="co26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5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1" table:number-columns-repeated="3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27" table:default-cell-style-name="ce103"/>
        <table:table-column table:style-name="co11" table:number-columns-repeated="2" table:default-cell-style-name="ce103"/>
        <table:table-column table:style-name="co2" table:default-cell-style-name="ce103"/>
        <table:table-column table:style-name="co18" table:default-cell-style-name="ce103"/>
        <table:table-column table:style-name="co28" table:number-columns-repeated="16358" table:default-cell-style-name="ce103"/>
        <table:table-row table:style-name="ro24">
          <table:table-cell office:value-type="string" table:number-columns-spanned="25" table:number-rows-spanned="1" table:style-name="ce198">
            <text:p>各 縣 市 人 口 年 齡 結 構 統 計 表</text:p>
          </table:table-cell>
          <table:covered-table-cell table:number-columns-repeated="24"/>
          <table:table-cell table:number-columns-repeated="16359" table:style-name="ce103"/>
        </table:table-row>
        <table:table-row table:style-name="ro25">
          <table:table-cell table:style-name="ce104"/>
          <table:table-cell table:number-columns-repeated="8" table:style-name="ce105"/>
          <table:table-cell table:style-name="ce103"/>
          <table:table-cell office:value-type="string" table:style-name="ce106">
            <text:p>中 華 民 國 110 年 9 月 底</text:p>
          </table:table-cell>
          <table:table-cell table:style-name="ce107"/>
          <table:table-cell table:number-columns-repeated="9" table:style-name="ce105"/>
          <table:table-cell table:number-columns-repeated="3" table:style-name="ce103"/>
          <table:table-cell office:value-type="string" table:style-name="ce108">
            <text:p>單位：人；％</text:p>
          </table:table-cell>
          <table:table-cell table:number-columns-repeated="16359" table:style-name="ce103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0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9"/>
        </table:table-row>
        <table:table-row table:style-name="ro9">
          <table:covered-table-cell/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table-cell office:value-type="string" table:style-name="ce111">
            <text:p>％</text:p>
          </table:table-cell>
          <table:table-cell table:number-columns-repeated="16359" table:style-name="ce109"/>
        </table:table-row>
        <table:table-row table:style-name="ro27">
          <table:table-cell office:value-type="string" table:style-name="ce112">
            <text:p><text:span text:style-name="T9">總</text:span><text:s text:c="6"/><text:span text:style-name="T9">計</text:span></text:p>
          </table:table-cell>
          <table:table-cell office:value-type="float" office:value="23430948" table:style-name="ce113">
            <text:p>23,430,948</text:p>
          </table:table-cell>
          <table:table-cell office:value-type="float" office:value="11606628" table:style-name="ce113">
            <text:p>11,606,628</text:p>
          </table:table-cell>
          <table:table-cell office:value-type="float" office:value="11824320" table:style-name="ce113">
            <text:p>11,824,320</text:p>
          </table:table-cell>
          <table:table-cell office:value-type="float" office:value="100" table:style-name="ce114">
            <text:p>100.00</text:p>
          </table:table-cell>
          <table:table-cell office:value-type="float" office:value="2908670" table:style-name="ce113">
            <text:p>2,908,670</text:p>
          </table:table-cell>
          <table:table-cell office:value-type="float" office:value="1509834" table:style-name="ce113">
            <text:p>1,509,834</text:p>
          </table:table-cell>
          <table:table-cell office:value-type="float" office:value="1398836" table:style-name="ce113">
            <text:p>1,398,836</text:p>
          </table:table-cell>
          <table:table-cell office:value-type="float" office:value="12.413795634730613" table:style-name="ce114">
            <text:p>12.41</text:p>
          </table:table-cell>
          <table:table-cell office:value-type="float" office:value="16614015" table:style-name="ce113">
            <text:p>16,614,015</text:p>
          </table:table-cell>
          <table:table-cell office:value-type="float" office:value="8317456" table:style-name="ce113">
            <text:p>8,317,456</text:p>
          </table:table-cell>
          <table:table-cell office:value-type="float" office:value="8296559" table:style-name="ce113">
            <text:p>8,296,559</text:p>
          </table:table-cell>
          <table:table-cell office:value-type="float" office:value="70.906285994062216" table:style-name="ce114">
            <text:p>70.91</text:p>
          </table:table-cell>
          <table:table-cell office:value-type="float" office:value="3908263" table:style-name="ce113">
            <text:p>3,908,263</text:p>
          </table:table-cell>
          <table:table-cell office:value-type="float" office:value="1779338" table:style-name="ce113">
            <text:p>1,779,338</text:p>
          </table:table-cell>
          <table:table-cell office:value-type="float" office:value="2128925" table:style-name="ce113">
            <text:p>2,128,925</text:p>
          </table:table-cell>
          <table:table-cell office:value-type="float" office:value="16.679918371207176" table:style-name="ce114">
            <text:p>16.68</text:p>
          </table:table-cell>
          <table:table-cell office:value-type="float" office:value="10227288" table:style-name="ce113">
            <text:p>10,227,288</text:p>
          </table:table-cell>
          <table:table-cell office:value-type="float" office:value="5162621" table:style-name="ce113">
            <text:p>5,162,621</text:p>
          </table:table-cell>
          <table:table-cell office:value-type="float" office:value="5064667" table:style-name="ce113">
            <text:p>5,064,667</text:p>
          </table:table-cell>
          <table:table-cell office:value-type="float" office:value="43.648630862054752" table:style-name="ce114">
            <text:p>43.65</text:p>
          </table:table-cell>
          <table:table-cell office:value-type="float" office:value="19413165" table:style-name="ce113">
            <text:p>19,413,165</text:p>
          </table:table-cell>
          <table:table-cell office:value-type="float" office:value="9516744" table:style-name="ce113">
            <text:p>9,516,744</text:p>
          </table:table-cell>
          <table:table-cell office:value-type="float" office:value="9896421" table:style-name="ce113">
            <text:p>9,896,421</text:p>
          </table:table-cell>
          <table:table-cell office:value-type="float" office:value="82.852665628381743" table:style-name="ce114">
            <text:p>82.85</text:p>
          </table:table-cell>
          <table:table-cell table:style-name="ce115"/>
          <table:table-cell table:number-columns-repeated="16358" table:style-name="ce116"/>
        </table:table-row>
        <table:table-row table:style-name="ro17">
          <table:table-cell office:value-type="string" table:style-name="ce117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17632" table:style-name="ce113">
            <text:p>4,017,632</text:p>
          </table:table-cell>
          <table:table-cell office:value-type="float" office:value="1961812" table:style-name="ce113">
            <text:p>1,961,812</text:p>
          </table:table-cell>
          <table:table-cell office:value-type="float" office:value="2055820" table:style-name="ce113">
            <text:p>2,055,820</text:p>
          </table:table-cell>
          <table:table-cell office:value-type="float" office:value="100" table:style-name="ce114">
            <text:p>100.00</text:p>
          </table:table-cell>
          <table:table-cell office:value-type="float" office:value="475229" table:style-name="ce113">
            <text:p>475,229</text:p>
          </table:table-cell>
          <table:table-cell office:value-type="float" office:value="246213" table:style-name="ce113">
            <text:p>246,213</text:p>
          </table:table-cell>
          <table:table-cell office:value-type="float" office:value="229016" table:style-name="ce113">
            <text:p>229,016</text:p>
          </table:table-cell>
          <table:table-cell office:value-type="float" office:value="11.828584599087224" table:style-name="ce114">
            <text:p>11.83</text:p>
          </table:table-cell>
          <table:table-cell office:value-type="float" office:value="2898223" table:style-name="ce113">
            <text:p>2,898,223</text:p>
          </table:table-cell>
          <table:table-cell office:value-type="float" office:value="1425962" table:style-name="ce113">
            <text:p>1,425,962</text:p>
          </table:table-cell>
          <table:table-cell office:value-type="float" office:value="1472261" table:style-name="ce113">
            <text:p>1,472,261</text:p>
          </table:table-cell>
          <table:table-cell office:value-type="float" office:value="72.137592492293962" table:style-name="ce114">
            <text:p>72.14</text:p>
          </table:table-cell>
          <table:table-cell office:value-type="float" office:value="644180" table:style-name="ce113">
            <text:p>644,180</text:p>
          </table:table-cell>
          <table:table-cell office:value-type="float" office:value="289637" table:style-name="ce113">
            <text:p>289,637</text:p>
          </table:table-cell>
          <table:table-cell office:value-type="float" office:value="354543" table:style-name="ce113">
            <text:p>354,543</text:p>
          </table:table-cell>
          <table:table-cell office:value-type="float" office:value="16.033822908618809" table:style-name="ce114">
            <text:p>16.03</text:p>
          </table:table-cell>
          <table:table-cell office:value-type="float" office:value="1781715" table:style-name="ce113">
            <text:p>1,781,715</text:p>
          </table:table-cell>
          <table:table-cell office:value-type="float" office:value="894533" table:style-name="ce113">
            <text:p>894,533</text:p>
          </table:table-cell>
          <table:table-cell office:value-type="float" office:value="887182" table:style-name="ce113">
            <text:p>887,182</text:p>
          </table:table-cell>
          <table:table-cell office:value-type="float" office:value="44.347391697397867" table:style-name="ce114">
            <text:p>44.35</text:p>
          </table:table-cell>
          <table:table-cell office:value-type="float" office:value="3360830" table:style-name="ce113">
            <text:p>3,360,830</text:p>
          </table:table-cell>
          <table:table-cell office:value-type="float" office:value="1620462" table:style-name="ce113">
            <text:p>1,620,462</text:p>
          </table:table-cell>
          <table:table-cell office:value-type="float" office:value="1740368" table:style-name="ce113">
            <text:p>1,740,368</text:p>
          </table:table-cell>
          <table:table-cell office:value-type="float" office:value="83.652011931406349" table:style-name="ce114">
            <text:p>83.65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44720" table:style-name="ce113">
            <text:p>2,544,720</text:p>
          </table:table-cell>
          <table:table-cell office:value-type="float" office:value="1211361" table:style-name="ce113">
            <text:p>1,211,361</text:p>
          </table:table-cell>
          <table:table-cell office:value-type="float" office:value="1333359" table:style-name="ce113">
            <text:p>1,333,359</text:p>
          </table:table-cell>
          <table:table-cell office:value-type="float" office:value="100" table:style-name="ce114">
            <text:p>100.00</text:p>
          </table:table-cell>
          <table:table-cell office:value-type="float" office:value="330762" table:style-name="ce113">
            <text:p>330,762</text:p>
          </table:table-cell>
          <table:table-cell office:value-type="float" office:value="171154" table:style-name="ce113">
            <text:p>171,154</text:p>
          </table:table-cell>
          <table:table-cell office:value-type="float" office:value="159608" table:style-name="ce113">
            <text:p>159,608</text:p>
          </table:table-cell>
          <table:table-cell office:value-type="float" office:value="12.99797227199849" table:style-name="ce114">
            <text:p>13.00</text:p>
          </table:table-cell>
          <table:table-cell office:value-type="float" office:value="1711272" table:style-name="ce113">
            <text:p>1,711,272</text:p>
          </table:table-cell>
          <table:table-cell office:value-type="float" office:value="817227" table:style-name="ce113">
            <text:p>817,227</text:p>
          </table:table-cell>
          <table:table-cell office:value-type="float" office:value="894045" table:style-name="ce113">
            <text:p>894,045</text:p>
          </table:table-cell>
          <table:table-cell office:value-type="float" office:value="67.24794869376592" table:style-name="ce114">
            <text:p>67.25</text:p>
          </table:table-cell>
          <table:table-cell office:value-type="float" office:value="502686" table:style-name="ce113">
            <text:p>502,686</text:p>
          </table:table-cell>
          <table:table-cell office:value-type="float" office:value="222980" table:style-name="ce113">
            <text:p>222,980</text:p>
          </table:table-cell>
          <table:table-cell office:value-type="float" office:value="279706" table:style-name="ce113">
            <text:p>279,706</text:p>
          </table:table-cell>
          <table:table-cell office:value-type="float" office:value="19.754079034235595" table:style-name="ce114">
            <text:p>19.75</text:p>
          </table:table-cell>
          <table:table-cell office:value-type="float" office:value="1037969" table:style-name="ce113">
            <text:p>1,037,969</text:p>
          </table:table-cell>
          <table:table-cell office:value-type="float" office:value="500519" table:style-name="ce113">
            <text:p>500,519</text:p>
          </table:table-cell>
          <table:table-cell office:value-type="float" office:value="537450" table:style-name="ce113">
            <text:p>537,450</text:p>
          </table:table-cell>
          <table:table-cell office:value-type="float" office:value="40.789124147253922" table:style-name="ce114">
            <text:p>40.79</text:p>
          </table:table-cell>
          <table:table-cell office:value-type="float" office:value="2110431" table:style-name="ce113">
            <text:p>2,110,431</text:p>
          </table:table-cell>
          <table:table-cell office:value-type="float" office:value="986057" table:style-name="ce113">
            <text:p>986,057</text:p>
          </table:table-cell>
          <table:table-cell office:value-type="float" office:value="1124374" table:style-name="ce113">
            <text:p>1,124,374</text:p>
          </table:table-cell>
          <table:table-cell office:value-type="float" office:value="82.933721588229744" table:style-name="ce114">
            <text:p>82.93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2812" table:style-name="ce113">
            <text:p>2,272,812</text:p>
          </table:table-cell>
          <table:table-cell office:value-type="float" office:value="1125649" table:style-name="ce113">
            <text:p>1,125,649</text:p>
          </table:table-cell>
          <table:table-cell office:value-type="float" office:value="1147163" table:style-name="ce113">
            <text:p>1,147,163</text:p>
          </table:table-cell>
          <table:table-cell office:value-type="float" office:value="100" table:style-name="ce114">
            <text:p>100.00</text:p>
          </table:table-cell>
          <table:table-cell office:value-type="float" office:value="327147" table:style-name="ce113">
            <text:p>327,147</text:p>
          </table:table-cell>
          <table:table-cell office:value-type="float" office:value="170053" table:style-name="ce113">
            <text:p>170,053</text:p>
          </table:table-cell>
          <table:table-cell office:value-type="float" office:value="157094" table:style-name="ce113">
            <text:p>157,094</text:p>
          </table:table-cell>
          <table:table-cell office:value-type="float" office:value="14.393931394237622" table:style-name="ce114">
            <text:p>14.39</text:p>
          </table:table-cell>
          <table:table-cell office:value-type="float" office:value="1639965" table:style-name="ce113">
            <text:p>1,639,965</text:p>
          </table:table-cell>
          <table:table-cell office:value-type="float" office:value="816194" table:style-name="ce113">
            <text:p>816,194</text:p>
          </table:table-cell>
          <table:table-cell office:value-type="float" office:value="823771" table:style-name="ce113">
            <text:p>823,771</text:p>
          </table:table-cell>
          <table:table-cell office:value-type="float" office:value="72.155770032893173" table:style-name="ce114">
            <text:p>72.16</text:p>
          </table:table-cell>
          <table:table-cell office:value-type="float" office:value="305700" table:style-name="ce113">
            <text:p>305,700</text:p>
          </table:table-cell>
          <table:table-cell office:value-type="float" office:value="139402" table:style-name="ce113">
            <text:p>139,402</text:p>
          </table:table-cell>
          <table:table-cell office:value-type="float" office:value="166298" table:style-name="ce113">
            <text:p>166,298</text:p>
          </table:table-cell>
          <table:table-cell office:value-type="float" office:value="13.450298572869205" table:style-name="ce114">
            <text:p>13.45</text:p>
          </table:table-cell>
          <table:table-cell office:value-type="float" office:value="1045942" table:style-name="ce113">
            <text:p>1,045,942</text:p>
          </table:table-cell>
          <table:table-cell office:value-type="float" office:value="524279" table:style-name="ce113">
            <text:p>524,279</text:p>
          </table:table-cell>
          <table:table-cell office:value-type="float" office:value="521663" table:style-name="ce113">
            <text:p>521,663</text:p>
          </table:table-cell>
          <table:table-cell office:value-type="float" office:value="46.019732384376709" table:style-name="ce114">
            <text:p>46.02</text:p>
          </table:table-cell>
          <table:table-cell office:value-type="float" office:value="1827789" table:style-name="ce113">
            <text:p>1,827,789</text:p>
          </table:table-cell>
          <table:table-cell office:value-type="float" office:value="893773" table:style-name="ce113">
            <text:p>893,773</text:p>
          </table:table-cell>
          <table:table-cell office:value-type="float" office:value="934016" table:style-name="ce113">
            <text:p>934,016</text:p>
          </table:table-cell>
          <table:table-cell office:value-type="float" office:value="80.419717952914709" table:style-name="ce114">
            <text:p>80.42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16393" table:style-name="ce113">
            <text:p>2,816,393</text:p>
          </table:table-cell>
          <table:table-cell office:value-type="float" office:value="1382499" table:style-name="ce113">
            <text:p>1,382,499</text:p>
          </table:table-cell>
          <table:table-cell office:value-type="float" office:value="1433894" table:style-name="ce113">
            <text:p>1,433,894</text:p>
          </table:table-cell>
          <table:table-cell office:value-type="float" office:value="100" table:style-name="ce114">
            <text:p>100.00</text:p>
          </table:table-cell>
          <table:table-cell office:value-type="float" office:value="388802" table:style-name="ce113">
            <text:p>388,802</text:p>
          </table:table-cell>
          <table:table-cell office:value-type="float" office:value="201771" table:style-name="ce113">
            <text:p>201,771</text:p>
          </table:table-cell>
          <table:table-cell office:value-type="float" office:value="187031" table:style-name="ce113">
            <text:p>187,031</text:p>
          </table:table-cell>
          <table:table-cell office:value-type="float" office:value="13.804962588672817" table:style-name="ce114">
            <text:p>13.80</text:p>
          </table:table-cell>
          <table:table-cell office:value-type="float" office:value="2027500" table:style-name="ce113">
            <text:p>2,027,500</text:p>
          </table:table-cell>
          <table:table-cell office:value-type="float" office:value="998754" table:style-name="ce113">
            <text:p>998,754</text:p>
          </table:table-cell>
          <table:table-cell office:value-type="float" office:value="1028746" table:style-name="ce113">
            <text:p>1,028,746</text:p>
          </table:table-cell>
          <table:table-cell office:value-type="float" office:value="71.989242978518973" table:style-name="ce114">
            <text:p>71.99</text:p>
          </table:table-cell>
          <table:table-cell office:value-type="float" office:value="400091" table:style-name="ce113">
            <text:p>400,091</text:p>
          </table:table-cell>
          <table:table-cell office:value-type="float" office:value="181974" table:style-name="ce113">
            <text:p>181,974</text:p>
          </table:table-cell>
          <table:table-cell office:value-type="float" office:value="218117" table:style-name="ce113">
            <text:p>218,117</text:p>
          </table:table-cell>
          <table:table-cell office:value-type="float" office:value="14.205794432808204" table:style-name="ce114">
            <text:p>14.21</text:p>
          </table:table-cell>
          <table:table-cell office:value-type="float" office:value="1277411" table:style-name="ce113">
            <text:p>1,277,411</text:p>
          </table:table-cell>
          <table:table-cell office:value-type="float" office:value="636825" table:style-name="ce113">
            <text:p>636,825</text:p>
          </table:table-cell>
          <table:table-cell office:value-type="float" office:value="640586" table:style-name="ce113">
            <text:p>640,586</text:p>
          </table:table-cell>
          <table:table-cell office:value-type="float" office:value="45.356276627587128" table:style-name="ce114">
            <text:p>45.36</text:p>
          </table:table-cell>
          <table:table-cell office:value-type="float" office:value="2285159" table:style-name="ce113">
            <text:p>2,285,159</text:p>
          </table:table-cell>
          <table:table-cell office:value-type="float" office:value="1106778" table:style-name="ce113">
            <text:p>1,106,778</text:p>
          </table:table-cell>
          <table:table-cell office:value-type="float" office:value="1178381" table:style-name="ce113">
            <text:p>1,178,381</text:p>
          </table:table-cell>
          <table:table-cell office:value-type="float" office:value="81.137788653785179" table:style-name="ce114">
            <text:p>81.14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66073" table:style-name="ce113">
            <text:p>1,866,073</text:p>
          </table:table-cell>
          <table:table-cell office:value-type="float" office:value="929345" table:style-name="ce113">
            <text:p>929,345</text:p>
          </table:table-cell>
          <table:table-cell office:value-type="float" office:value="936728" table:style-name="ce113">
            <text:p>936,728</text:p>
          </table:table-cell>
          <table:table-cell office:value-type="float" office:value="100" table:style-name="ce114">
            <text:p>100.00</text:p>
          </table:table-cell>
          <table:table-cell office:value-type="float" office:value="219828" table:style-name="ce113">
            <text:p>219,828</text:p>
          </table:table-cell>
          <table:table-cell office:value-type="float" office:value="114064" table:style-name="ce113">
            <text:p>114,064</text:p>
          </table:table-cell>
          <table:table-cell office:value-type="float" office:value="105764" table:style-name="ce113">
            <text:p>105,764</text:p>
          </table:table-cell>
          <table:table-cell office:value-type="float" office:value="11.780246539122532" table:style-name="ce114">
            <text:p>11.78</text:p>
          </table:table-cell>
          <table:table-cell office:value-type="float" office:value="1326612" table:style-name="ce113">
            <text:p>1,326,612</text:p>
          </table:table-cell>
          <table:table-cell office:value-type="float" office:value="668422" table:style-name="ce113">
            <text:p>668,422</text:p>
          </table:table-cell>
          <table:table-cell office:value-type="float" office:value="658190" table:style-name="ce113">
            <text:p>658,190</text:p>
          </table:table-cell>
          <table:table-cell office:value-type="float" office:value="71.091109511792951" table:style-name="ce114">
            <text:p>71.09</text:p>
          </table:table-cell>
          <table:table-cell office:value-type="float" office:value="319633" table:style-name="ce113">
            <text:p>319,633</text:p>
          </table:table-cell>
          <table:table-cell office:value-type="float" office:value="146859" table:style-name="ce113">
            <text:p>146,859</text:p>
          </table:table-cell>
          <table:table-cell office:value-type="float" office:value="172774" table:style-name="ce113">
            <text:p>172,774</text:p>
          </table:table-cell>
          <table:table-cell office:value-type="float" office:value="17.12864394908452" table:style-name="ce114">
            <text:p>17.13</text:p>
          </table:table-cell>
          <table:table-cell office:value-type="float" office:value="809979" table:style-name="ce113">
            <text:p>809,979</text:p>
          </table:table-cell>
          <table:table-cell office:value-type="float" office:value="411461" table:style-name="ce113">
            <text:p>411,461</text:p>
          </table:table-cell>
          <table:table-cell office:value-type="float" office:value="398518" table:style-name="ce113">
            <text:p>398,518</text:p>
          </table:table-cell>
          <table:table-cell office:value-type="float" office:value="43.405536653710755" table:style-name="ce114">
            <text:p>43.41</text:p>
          </table:table-cell>
          <table:table-cell office:value-type="float" office:value="1563075" table:style-name="ce113">
            <text:p>1,563,075</text:p>
          </table:table-cell>
          <table:table-cell office:value-type="float" office:value="771888" table:style-name="ce113">
            <text:p>771,888</text:p>
          </table:table-cell>
          <table:table-cell office:value-type="float" office:value="791187" table:style-name="ce113">
            <text:p>791,187</text:p>
          </table:table-cell>
          <table:table-cell office:value-type="float" office:value="83.762800276302158" table:style-name="ce114">
            <text:p>83.76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7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51317" table:style-name="ce113">
            <text:p>2,751,317</text:p>
          </table:table-cell>
          <table:table-cell office:value-type="float" office:value="1356111" table:style-name="ce113">
            <text:p>1,356,111</text:p>
          </table:table-cell>
          <table:table-cell office:value-type="float" office:value="1395206" table:style-name="ce113">
            <text:p>1,395,206</text:p>
          </table:table-cell>
          <table:table-cell office:value-type="float" office:value="100" table:style-name="ce114">
            <text:p>100.00</text:p>
          </table:table-cell>
          <table:table-cell office:value-type="float" office:value="317927" table:style-name="ce113">
            <text:p>317,927</text:p>
          </table:table-cell>
          <table:table-cell office:value-type="float" office:value="164911" table:style-name="ce113">
            <text:p>164,911</text:p>
          </table:table-cell>
          <table:table-cell office:value-type="float" office:value="153016" table:style-name="ce113">
            <text:p>153,016</text:p>
          </table:table-cell>
          <table:table-cell office:value-type="float" office:value="11.555447809176478" table:style-name="ce114">
            <text:p>11.56</text:p>
          </table:table-cell>
          <table:table-cell office:value-type="float" office:value="1956438" table:style-name="ce113">
            <text:p>1,956,438</text:p>
          </table:table-cell>
          <table:table-cell office:value-type="float" office:value="975643" table:style-name="ce113">
            <text:p>975,643</text:p>
          </table:table-cell>
          <table:table-cell office:value-type="float" office:value="980795" table:style-name="ce113">
            <text:p>980,795</text:p>
          </table:table-cell>
          <table:table-cell office:value-type="float" office:value="71.109145183924653" table:style-name="ce114">
            <text:p>71.11</text:p>
          </table:table-cell>
          <table:table-cell office:value-type="float" office:value="476952" table:style-name="ce113">
            <text:p>476,952</text:p>
          </table:table-cell>
          <table:table-cell office:value-type="float" office:value="215557" table:style-name="ce113">
            <text:p>215,557</text:p>
          </table:table-cell>
          <table:table-cell office:value-type="float" office:value="261395" table:style-name="ce113">
            <text:p>261,395</text:p>
          </table:table-cell>
          <table:table-cell office:value-type="float" office:value="17.33540700689888" table:style-name="ce114">
            <text:p>17.34</text:p>
          </table:table-cell>
          <table:table-cell office:value-type="float" office:value="1198862" table:style-name="ce113">
            <text:p>1,198,862</text:p>
          </table:table-cell>
          <table:table-cell office:value-type="float" office:value="604177" table:style-name="ce113">
            <text:p>604,177</text:p>
          </table:table-cell>
          <table:table-cell office:value-type="float" office:value="594685" table:style-name="ce113">
            <text:p>594,685</text:p>
          </table:table-cell>
          <table:table-cell office:value-type="float" office:value="43.574113778964765" table:style-name="ce114">
            <text:p>43.57</text:p>
          </table:table-cell>
          <table:table-cell office:value-type="float" office:value="2308321" table:style-name="ce113">
            <text:p>2,308,321</text:p>
          </table:table-cell>
          <table:table-cell office:value-type="float" office:value="1126082" table:style-name="ce113">
            <text:p>1,126,082</text:p>
          </table:table-cell>
          <table:table-cell office:value-type="float" office:value="1182239" table:style-name="ce113">
            <text:p>1,182,239</text:p>
          </table:table-cell>
          <table:table-cell office:value-type="float" office:value="83.898765572996496" table:style-name="ce114">
            <text:p>83.90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07716" table:style-name="ce113">
            <text:p>7,007,716</text:p>
          </table:table-cell>
          <table:table-cell office:value-type="float" office:value="3561871" table:style-name="ce113">
            <text:p>3,561,871</text:p>
          </table:table-cell>
          <table:table-cell office:value-type="float" office:value="3445845" table:style-name="ce113">
            <text:p>3,445,845</text:p>
          </table:table-cell>
          <table:table-cell office:value-type="float" office:value="100" table:style-name="ce114">
            <text:p>100.00</text:p>
          </table:table-cell>
          <table:table-cell office:value-type="float" office:value="835120" table:style-name="ce113">
            <text:p>835,120</text:p>
          </table:table-cell>
          <table:table-cell office:value-type="float" office:value="434416" table:style-name="ce113">
            <text:p>434,416</text:p>
          </table:table-cell>
          <table:table-cell office:value-type="float" office:value="400704" table:style-name="ce113">
            <text:p>400,704</text:p>
          </table:table-cell>
          <table:table-cell office:value-type="float" office:value="11.917149610515038" table:style-name="ce114">
            <text:p>11.92</text:p>
          </table:table-cell>
          <table:table-cell office:value-type="float" office:value="4936855" table:style-name="ce113">
            <text:p>4,936,855</text:p>
          </table:table-cell>
          <table:table-cell office:value-type="float" office:value="2555826" table:style-name="ce113">
            <text:p>2,555,826</text:p>
          </table:table-cell>
          <table:table-cell office:value-type="float" office:value="2381029" table:style-name="ce113">
            <text:p>2,381,029</text:p>
          </table:table-cell>
          <table:table-cell office:value-type="float" office:value="70.448845244299292" table:style-name="ce114">
            <text:p>70.45</text:p>
          </table:table-cell>
          <table:table-cell office:value-type="float" office:value="1235741" table:style-name="ce113">
            <text:p>1,235,741</text:p>
          </table:table-cell>
          <table:table-cell office:value-type="float" office:value="571629" table:style-name="ce113">
            <text:p>571,629</text:p>
          </table:table-cell>
          <table:table-cell office:value-type="float" office:value="664112" table:style-name="ce113">
            <text:p>664,112</text:p>
          </table:table-cell>
          <table:table-cell office:value-type="float" office:value="17.634005145185679" table:style-name="ce114">
            <text:p>17.63</text:p>
          </table:table-cell>
          <table:table-cell office:value-type="float" office:value="3005756" table:style-name="ce113">
            <text:p>3,005,756</text:p>
          </table:table-cell>
          <table:table-cell office:value-type="float" office:value="1555641" table:style-name="ce113">
            <text:p>1,555,641</text:p>
          </table:table-cell>
          <table:table-cell office:value-type="float" office:value="1450115" table:style-name="ce113">
            <text:p>1,450,115</text:p>
          </table:table-cell>
          <table:table-cell office:value-type="float" office:value="42.892092088206773" table:style-name="ce114">
            <text:p>42.89</text:p>
          </table:table-cell>
          <table:table-cell office:value-type="float" office:value="5823550" table:style-name="ce113">
            <text:p>5,823,550</text:p>
          </table:table-cell>
          <table:table-cell office:value-type="float" office:value="2944326" table:style-name="ce113">
            <text:p>2,944,326</text:p>
          </table:table-cell>
          <table:table-cell office:value-type="float" office:value="2879224" table:style-name="ce113">
            <text:p>2,879,224</text:p>
          </table:table-cell>
          <table:table-cell office:value-type="float" office:value="83.101969314966524" table:style-name="ce114">
            <text:p>83.10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1422" table:style-name="ce119">
            <text:p>451,422</text:p>
          </table:table-cell>
          <table:table-cell office:value-type="float" office:value="227385" table:style-name="ce119">
            <text:p>227,385</text:p>
          </table:table-cell>
          <table:table-cell office:value-type="float" office:value="224037" table:style-name="ce119">
            <text:p>224,037</text:p>
          </table:table-cell>
          <table:table-cell office:value-type="float" office:value="100" table:style-name="ce120">
            <text:p>100.00</text:p>
          </table:table-cell>
          <table:table-cell office:value-type="float" office:value="52337" table:style-name="ce119">
            <text:p>52,337</text:p>
          </table:table-cell>
          <table:table-cell office:value-type="float" office:value="27094" table:style-name="ce119">
            <text:p>27,094</text:p>
          </table:table-cell>
          <table:table-cell office:value-type="float" office:value="25243" table:style-name="ce119">
            <text:p>25,243</text:p>
          </table:table-cell>
          <table:table-cell office:value-type="float" office:value="11.593808011129276" table:style-name="ce120">
            <text:p>11.59</text:p>
          </table:table-cell>
          <table:table-cell office:value-type="float" office:value="318601" table:style-name="ce119">
            <text:p>318,601</text:p>
          </table:table-cell>
          <table:table-cell office:value-type="float" office:value="163074" table:style-name="ce119">
            <text:p>163,074</text:p>
          </table:table-cell>
          <table:table-cell office:value-type="float" office:value="155527" table:style-name="ce119">
            <text:p>155,527</text:p>
          </table:table-cell>
          <table:table-cell office:value-type="float" office:value="70.577198275671108" table:style-name="ce120">
            <text:p>70.58</text:p>
          </table:table-cell>
          <table:table-cell office:value-type="float" office:value="80484" table:style-name="ce119">
            <text:p>80,484</text:p>
          </table:table-cell>
          <table:table-cell office:value-type="float" office:value="37217" table:style-name="ce119">
            <text:p>37,217</text:p>
          </table:table-cell>
          <table:table-cell office:value-type="float" office:value="43267" table:style-name="ce119">
            <text:p>43,267</text:p>
          </table:table-cell>
          <table:table-cell office:value-type="float" office:value="17.828993713199623" table:style-name="ce120">
            <text:p>17.83</text:p>
          </table:table-cell>
          <table:table-cell office:value-type="float" office:value="191772" table:style-name="ce119">
            <text:p>191,772</text:p>
          </table:table-cell>
          <table:table-cell office:value-type="float" office:value="98698" table:style-name="ce119">
            <text:p>98,698</text:p>
          </table:table-cell>
          <table:table-cell office:value-type="float" office:value="93074" table:style-name="ce119">
            <text:p>93,074</text:p>
          </table:table-cell>
          <table:table-cell office:value-type="float" office:value="42.481757645839146" table:style-name="ce120">
            <text:p>42.48</text:p>
          </table:table-cell>
          <table:table-cell office:value-type="float" office:value="377421" table:style-name="ce119">
            <text:p>377,421</text:p>
          </table:table-cell>
          <table:table-cell office:value-type="float" office:value="188992" table:style-name="ce119">
            <text:p>188,992</text:p>
          </table:table-cell>
          <table:table-cell office:value-type="float" office:value="188429" table:style-name="ce119">
            <text:p>188,429</text:p>
          </table:table-cell>
          <table:table-cell office:value-type="float" office:value="83.60713478740513" table:style-name="ce120">
            <text:p>83.6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4512" table:style-name="ce119">
            <text:p>574,512</text:p>
          </table:table-cell>
          <table:table-cell office:value-type="float" office:value="293279" table:style-name="ce119">
            <text:p>293,279</text:p>
          </table:table-cell>
          <table:table-cell office:value-type="float" office:value="281233" table:style-name="ce119">
            <text:p>281,233</text:p>
          </table:table-cell>
          <table:table-cell office:value-type="float" office:value="100" table:style-name="ce120">
            <text:p>100.00</text:p>
          </table:table-cell>
          <table:table-cell office:value-type="float" office:value="91806" table:style-name="ce119">
            <text:p>91,806</text:p>
          </table:table-cell>
          <table:table-cell office:value-type="float" office:value="47642" table:style-name="ce119">
            <text:p>47,642</text:p>
          </table:table-cell>
          <table:table-cell office:value-type="float" office:value="44164" table:style-name="ce119">
            <text:p>44,164</text:p>
          </table:table-cell>
          <table:table-cell office:value-type="float" office:value="15.979822875762387" table:style-name="ce120">
            <text:p>15.98</text:p>
          </table:table-cell>
          <table:table-cell office:value-type="float" office:value="406634" table:style-name="ce119">
            <text:p>406,634</text:p>
          </table:table-cell>
          <table:table-cell office:value-type="float" office:value="209369" table:style-name="ce119">
            <text:p>209,369</text:p>
          </table:table-cell>
          <table:table-cell office:value-type="float" office:value="197265" table:style-name="ce119">
            <text:p>197,265</text:p>
          </table:table-cell>
          <table:table-cell office:value-type="float" office:value="70.779026373687586" table:style-name="ce120">
            <text:p>70.78</text:p>
          </table:table-cell>
          <table:table-cell office:value-type="float" office:value="76072" table:style-name="ce119">
            <text:p>76,072</text:p>
          </table:table-cell>
          <table:table-cell office:value-type="float" office:value="36268" table:style-name="ce119">
            <text:p>36,268</text:p>
          </table:table-cell>
          <table:table-cell office:value-type="float" office:value="39804" table:style-name="ce119">
            <text:p>39,804</text:p>
          </table:table-cell>
          <table:table-cell office:value-type="float" office:value="13.241150750550032" table:style-name="ce120">
            <text:p>13.24</text:p>
          </table:table-cell>
          <table:table-cell office:value-type="float" office:value="260757" table:style-name="ce119">
            <text:p>260,757</text:p>
          </table:table-cell>
          <table:table-cell office:value-type="float" office:value="133578" table:style-name="ce119">
            <text:p>133,578</text:p>
          </table:table-cell>
          <table:table-cell office:value-type="float" office:value="127179" table:style-name="ce119">
            <text:p>127,179</text:p>
          </table:table-cell>
          <table:table-cell office:value-type="float" office:value="45.387563706241124" table:style-name="ce120">
            <text:p>45.39</text:p>
          </table:table-cell>
          <table:table-cell office:value-type="float" office:value="451446" table:style-name="ce119">
            <text:p>451,446</text:p>
          </table:table-cell>
          <table:table-cell office:value-type="float" office:value="229176" table:style-name="ce119">
            <text:p>229,176</text:p>
          </table:table-cell>
          <table:table-cell office:value-type="float" office:value="222270" table:style-name="ce119">
            <text:p>222,270</text:p>
          </table:table-cell>
          <table:table-cell office:value-type="float" office:value="78.57903751357675" table:style-name="ce120">
            <text:p>78.58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9361" table:style-name="ce119">
            <text:p>539,361</text:p>
          </table:table-cell>
          <table:table-cell office:value-type="float" office:value="278012" table:style-name="ce119">
            <text:p>278,012</text:p>
          </table:table-cell>
          <table:table-cell office:value-type="float" office:value="261349" table:style-name="ce119">
            <text:p>261,349</text:p>
          </table:table-cell>
          <table:table-cell office:value-type="float" office:value="100" table:style-name="ce120">
            <text:p>100.00</text:p>
          </table:table-cell>
          <table:table-cell office:value-type="float" office:value="64366" table:style-name="ce119">
            <text:p>64,366</text:p>
          </table:table-cell>
          <table:table-cell office:value-type="float" office:value="33310" table:style-name="ce119">
            <text:p>33,310</text:p>
          </table:table-cell>
          <table:table-cell office:value-type="float" office:value="31056" table:style-name="ce119">
            <text:p>31,056</text:p>
          </table:table-cell>
          <table:table-cell office:value-type="float" office:value="11.933751235258018" table:style-name="ce120">
            <text:p>11.93</text:p>
          </table:table-cell>
          <table:table-cell office:value-type="float" office:value="379926" table:style-name="ce119">
            <text:p>379,926</text:p>
          </table:table-cell>
          <table:table-cell office:value-type="float" office:value="199611" table:style-name="ce119">
            <text:p>199,611</text:p>
          </table:table-cell>
          <table:table-cell office:value-type="float" office:value="180315" table:style-name="ce119">
            <text:p>180,315</text:p>
          </table:table-cell>
          <table:table-cell office:value-type="float" office:value="70.44002069115119" table:style-name="ce120">
            <text:p>70.44</text:p>
          </table:table-cell>
          <table:table-cell office:value-type="float" office:value="95069" table:style-name="ce119">
            <text:p>95,069</text:p>
          </table:table-cell>
          <table:table-cell office:value-type="float" office:value="45091" table:style-name="ce119">
            <text:p>45,091</text:p>
          </table:table-cell>
          <table:table-cell office:value-type="float" office:value="49978" table:style-name="ce119">
            <text:p>49,978</text:p>
          </table:table-cell>
          <table:table-cell office:value-type="float" office:value="17.626228073590784" table:style-name="ce120">
            <text:p>17.63</text:p>
          </table:table-cell>
          <table:table-cell office:value-type="float" office:value="231898" table:style-name="ce119">
            <text:p>231,898</text:p>
          </table:table-cell>
          <table:table-cell office:value-type="float" office:value="121768" table:style-name="ce119">
            <text:p>121,768</text:p>
          </table:table-cell>
          <table:table-cell office:value-type="float" office:value="110130" table:style-name="ce119">
            <text:p>110,130</text:p>
          </table:table-cell>
          <table:table-cell office:value-type="float" office:value="42.99495143327011" table:style-name="ce120">
            <text:p>42.99</text:p>
          </table:table-cell>
          <table:table-cell office:value-type="float" office:value="447659" table:style-name="ce119">
            <text:p>447,659</text:p>
          </table:table-cell>
          <table:table-cell office:value-type="float" office:value="230105" table:style-name="ce119">
            <text:p>230,105</text:p>
          </table:table-cell>
          <table:table-cell office:value-type="float" office:value="217554" table:style-name="ce119">
            <text:p>217,554</text:p>
          </table:table-cell>
          <table:table-cell office:value-type="float" office:value="82.998029149308167" table:style-name="ce120">
            <text:p>83.00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57992" table:style-name="ce119">
            <text:p>1,257,992</text:p>
          </table:table-cell>
          <table:table-cell office:value-type="float" office:value="639195" table:style-name="ce119">
            <text:p>639,195</text:p>
          </table:table-cell>
          <table:table-cell office:value-type="float" office:value="618797" table:style-name="ce119">
            <text:p>618,797</text:p>
          </table:table-cell>
          <table:table-cell office:value-type="float" office:value="100" table:style-name="ce120">
            <text:p>100.00</text:p>
          </table:table-cell>
          <table:table-cell office:value-type="float" office:value="156623" table:style-name="ce119">
            <text:p>156,623</text:p>
          </table:table-cell>
          <table:table-cell office:value-type="float" office:value="81719" table:style-name="ce119">
            <text:p>81,719</text:p>
          </table:table-cell>
          <table:table-cell office:value-type="float" office:value="74904" table:style-name="ce119">
            <text:p>74,904</text:p>
          </table:table-cell>
          <table:table-cell office:value-type="float" office:value="12.450238157317376" table:style-name="ce120">
            <text:p>12.45</text:p>
          </table:table-cell>
          <table:table-cell office:value-type="float" office:value="884178" table:style-name="ce119">
            <text:p>884,178</text:p>
          </table:table-cell>
          <table:table-cell office:value-type="float" office:value="457101" table:style-name="ce119">
            <text:p>457,101</text:p>
          </table:table-cell>
          <table:table-cell office:value-type="float" office:value="427077" table:style-name="ce119">
            <text:p>427,077</text:p>
          </table:table-cell>
          <table:table-cell office:value-type="float" office:value="70.28486667641765" table:style-name="ce120">
            <text:p>70.28</text:p>
          </table:table-cell>
          <table:table-cell office:value-type="float" office:value="217191" table:style-name="ce119">
            <text:p>217,191</text:p>
          </table:table-cell>
          <table:table-cell office:value-type="float" office:value="100375" table:style-name="ce119">
            <text:p>100,375</text:p>
          </table:table-cell>
          <table:table-cell office:value-type="float" office:value="116816" table:style-name="ce119">
            <text:p>116,816</text:p>
          </table:table-cell>
          <table:table-cell office:value-type="float" office:value="17.264895166264967" table:style-name="ce120">
            <text:p>17.26</text:p>
          </table:table-cell>
          <table:table-cell office:value-type="float" office:value="551126" table:style-name="ce119">
            <text:p>551,126</text:p>
          </table:table-cell>
          <table:table-cell office:value-type="float" office:value="285067" table:style-name="ce119">
            <text:p>285,067</text:p>
          </table:table-cell>
          <table:table-cell office:value-type="float" office:value="266059" table:style-name="ce119">
            <text:p>266,059</text:p>
          </table:table-cell>
          <table:table-cell office:value-type="float" office:value="43.80997653403201" table:style-name="ce120">
            <text:p>43.81</text:p>
          </table:table-cell>
          <table:table-cell office:value-type="float" office:value="1036494" table:style-name="ce119">
            <text:p>1,036,494</text:p>
          </table:table-cell>
          <table:table-cell office:value-type="float" office:value="523401" table:style-name="ce119">
            <text:p>523,401</text:p>
          </table:table-cell>
          <table:table-cell office:value-type="float" office:value="513093" table:style-name="ce119">
            <text:p>513,093</text:p>
          </table:table-cell>
          <table:table-cell office:value-type="float" office:value="82.392733817067196" table:style-name="ce120">
            <text:p>82.39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6455" table:style-name="ce119">
            <text:p>486,455</text:p>
          </table:table-cell>
          <table:table-cell office:value-type="float" office:value="248511" table:style-name="ce119">
            <text:p>248,511</text:p>
          </table:table-cell>
          <table:table-cell office:value-type="float" office:value="237944" table:style-name="ce119">
            <text:p>237,944</text:p>
          </table:table-cell>
          <table:table-cell office:value-type="float" office:value="100" table:style-name="ce120">
            <text:p>100.00</text:p>
          </table:table-cell>
          <table:table-cell office:value-type="float" office:value="51271" table:style-name="ce119">
            <text:p>51,271</text:p>
          </table:table-cell>
          <table:table-cell office:value-type="float" office:value="26692" table:style-name="ce119">
            <text:p>26,692</text:p>
          </table:table-cell>
          <table:table-cell office:value-type="float" office:value="24579" table:style-name="ce119">
            <text:p>24,579</text:p>
          </table:table-cell>
          <table:table-cell office:value-type="float" office:value="10.539721043056398" table:style-name="ce120">
            <text:p>10.54</text:p>
          </table:table-cell>
          <table:table-cell office:value-type="float" office:value="341400" table:style-name="ce119">
            <text:p>341,400</text:p>
          </table:table-cell>
          <table:table-cell office:value-type="float" office:value="177723" table:style-name="ce119">
            <text:p>177,723</text:p>
          </table:table-cell>
          <table:table-cell office:value-type="float" office:value="163677" table:style-name="ce119">
            <text:p>163,677</text:p>
          </table:table-cell>
          <table:table-cell office:value-type="float" office:value="70.181208950468189" table:style-name="ce120">
            <text:p>70.18</text:p>
          </table:table-cell>
          <table:table-cell office:value-type="float" office:value="93784" table:style-name="ce119">
            <text:p>93,784</text:p>
          </table:table-cell>
          <table:table-cell office:value-type="float" office:value="44096" table:style-name="ce119">
            <text:p>44,096</text:p>
          </table:table-cell>
          <table:table-cell office:value-type="float" office:value="49688" table:style-name="ce119">
            <text:p>49,688</text:p>
          </table:table-cell>
          <table:table-cell office:value-type="float" office:value="19.279070006475418" table:style-name="ce120">
            <text:p>19.28</text:p>
          </table:table-cell>
          <table:table-cell office:value-type="float" office:value="201378" table:style-name="ce119">
            <text:p>201,378</text:p>
          </table:table-cell>
          <table:table-cell office:value-type="float" office:value="105558" table:style-name="ce119">
            <text:p>105,558</text:p>
          </table:table-cell>
          <table:table-cell office:value-type="float" office:value="95820" table:style-name="ce119">
            <text:p>95,820</text:p>
          </table:table-cell>
          <table:table-cell office:value-type="float" office:value="41.397045975475635" table:style-name="ce120">
            <text:p>41.40</text:p>
          </table:table-cell>
          <table:table-cell office:value-type="float" office:value="411569" table:style-name="ce119">
            <text:p>411,569</text:p>
          </table:table-cell>
          <table:table-cell office:value-type="float" office:value="209552" table:style-name="ce119">
            <text:p>209,552</text:p>
          </table:table-cell>
          <table:table-cell office:value-type="float" office:value="202017" table:style-name="ce119">
            <text:p>202,017</text:p>
          </table:table-cell>
          <table:table-cell office:value-type="float" office:value="84.605770317912246" table:style-name="ce120">
            <text:p>84.6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1686" table:style-name="ce119">
            <text:p>671,686</text:p>
          </table:table-cell>
          <table:table-cell office:value-type="float" office:value="347254" table:style-name="ce119">
            <text:p>347,254</text:p>
          </table:table-cell>
          <table:table-cell office:value-type="float" office:value="324432" table:style-name="ce119">
            <text:p>324,432</text:p>
          </table:table-cell>
          <table:table-cell office:value-type="float" office:value="100" table:style-name="ce120">
            <text:p>100.00</text:p>
          </table:table-cell>
          <table:table-cell office:value-type="float" office:value="73105" table:style-name="ce119">
            <text:p>73,105</text:p>
          </table:table-cell>
          <table:table-cell office:value-type="float" office:value="37890" table:style-name="ce119">
            <text:p>37,890</text:p>
          </table:table-cell>
          <table:table-cell office:value-type="float" office:value="35215" table:style-name="ce119">
            <text:p>35,215</text:p>
          </table:table-cell>
          <table:table-cell office:value-type="float" office:value="10.883805825936523" table:style-name="ce120">
            <text:p>10.88</text:p>
          </table:table-cell>
          <table:table-cell office:value-type="float" office:value="466762" table:style-name="ce119">
            <text:p>466,762</text:p>
          </table:table-cell>
          <table:table-cell office:value-type="float" office:value="248679" table:style-name="ce119">
            <text:p>248,679</text:p>
          </table:table-cell>
          <table:table-cell office:value-type="float" office:value="218083" table:style-name="ce119">
            <text:p>218,083</text:p>
          </table:table-cell>
          <table:table-cell office:value-type="float" office:value="69.491101496830368" table:style-name="ce120">
            <text:p>69.49</text:p>
          </table:table-cell>
          <table:table-cell office:value-type="float" office:value="131819" table:style-name="ce119">
            <text:p>131,819</text:p>
          </table:table-cell>
          <table:table-cell office:value-type="float" office:value="60685" table:style-name="ce119">
            <text:p>60,685</text:p>
          </table:table-cell>
          <table:table-cell office:value-type="float" office:value="71134" table:style-name="ce119">
            <text:p>71,134</text:p>
          </table:table-cell>
          <table:table-cell office:value-type="float" office:value="19.625092677233109" table:style-name="ce120">
            <text:p>19.63</text:p>
          </table:table-cell>
          <table:table-cell office:value-type="float" office:value="281679" table:style-name="ce119">
            <text:p>281,679</text:p>
          </table:table-cell>
          <table:table-cell office:value-type="float" office:value="147725" table:style-name="ce119">
            <text:p>147,725</text:p>
          </table:table-cell>
          <table:table-cell office:value-type="float" office:value="133954" table:style-name="ce119">
            <text:p>133,954</text:p>
          </table:table-cell>
          <table:table-cell office:value-type="float" office:value="41.936113005183969" table:style-name="ce120">
            <text:p>41.94</text:p>
          </table:table-cell>
          <table:table-cell office:value-type="float" office:value="564660" table:style-name="ce119">
            <text:p>564,660</text:p>
          </table:table-cell>
          <table:table-cell office:value-type="float" office:value="291575" table:style-name="ce119">
            <text:p>291,575</text:p>
          </table:table-cell>
          <table:table-cell office:value-type="float" office:value="273085" table:style-name="ce119">
            <text:p>273,085</text:p>
          </table:table-cell>
          <table:table-cell office:value-type="float" office:value="84.066066584683924" table:style-name="ce120">
            <text:p>84.07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4868" table:style-name="ce119">
            <text:p>494,868</text:p>
          </table:table-cell>
          <table:table-cell office:value-type="float" office:value="256657" table:style-name="ce119">
            <text:p>256,657</text:p>
          </table:table-cell>
          <table:table-cell office:value-type="float" office:value="238211" table:style-name="ce119">
            <text:p>238,211</text:p>
          </table:table-cell>
          <table:table-cell office:value-type="float" office:value="100" table:style-name="ce120">
            <text:p>100.00</text:p>
          </table:table-cell>
          <table:table-cell office:value-type="float" office:value="43687" table:style-name="ce119">
            <text:p>43,687</text:p>
          </table:table-cell>
          <table:table-cell office:value-type="float" office:value="22708" table:style-name="ce119">
            <text:p>22,708</text:p>
          </table:table-cell>
          <table:table-cell office:value-type="float" office:value="20979" table:style-name="ce119">
            <text:p>20,979</text:p>
          </table:table-cell>
          <table:table-cell office:value-type="float" office:value="8.8280107018437235" table:style-name="ce120">
            <text:p>8.83</text:p>
          </table:table-cell>
          <table:table-cell office:value-type="float" office:value="347515" table:style-name="ce119">
            <text:p>347,515</text:p>
          </table:table-cell>
          <table:table-cell office:value-type="float" office:value="185648" table:style-name="ce119">
            <text:p>185,648</text:p>
          </table:table-cell>
          <table:table-cell office:value-type="float" office:value="161867" table:style-name="ce119">
            <text:p>161,867</text:p>
          </table:table-cell>
          <table:table-cell office:value-type="float" office:value="70.223776845542645" table:style-name="ce120">
            <text:p>70.22</text:p>
          </table:table-cell>
          <table:table-cell office:value-type="float" office:value="103666" table:style-name="ce119">
            <text:p>103,666</text:p>
          </table:table-cell>
          <table:table-cell office:value-type="float" office:value="48301" table:style-name="ce119">
            <text:p>48,301</text:p>
          </table:table-cell>
          <table:table-cell office:value-type="float" office:value="55365" table:style-name="ce119">
            <text:p>55,365</text:p>
          </table:table-cell>
          <table:table-cell office:value-type="float" office:value="20.948212452613628" table:style-name="ce120">
            <text:p>20.95</text:p>
          </table:table-cell>
          <table:table-cell office:value-type="float" office:value="202844" table:style-name="ce119">
            <text:p>202,844</text:p>
          </table:table-cell>
          <table:table-cell office:value-type="float" office:value="107074" table:style-name="ce119">
            <text:p>107,074</text:p>
          </table:table-cell>
          <table:table-cell office:value-type="float" office:value="95770" table:style-name="ce119">
            <text:p>95,770</text:p>
          </table:table-cell>
          <table:table-cell office:value-type="float" office:value="40.989516396291535" table:style-name="ce120">
            <text:p>40.99</text:p>
          </table:table-cell>
          <table:table-cell office:value-type="float" office:value="427475" table:style-name="ce119">
            <text:p>427,475</text:p>
          </table:table-cell>
          <table:table-cell office:value-type="float" office:value="221518" table:style-name="ce119">
            <text:p>221,518</text:p>
          </table:table-cell>
          <table:table-cell office:value-type="float" office:value="205957" table:style-name="ce119">
            <text:p>205,957</text:p>
          </table:table-cell>
          <table:table-cell office:value-type="float" office:value="86.381620957507863" table:style-name="ce120">
            <text:p>86.38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6305" table:style-name="ce119">
            <text:p>806,305</text:p>
          </table:table-cell>
          <table:table-cell office:value-type="float" office:value="410625" table:style-name="ce119">
            <text:p>410,625</text:p>
          </table:table-cell>
          <table:table-cell office:value-type="float" office:value="395680" table:style-name="ce119">
            <text:p>395,680</text:p>
          </table:table-cell>
          <table:table-cell office:value-type="float" office:value="100" table:style-name="ce120">
            <text:p>100.00</text:p>
          </table:table-cell>
          <table:table-cell office:value-type="float" office:value="82694" table:style-name="ce119">
            <text:p>82,694</text:p>
          </table:table-cell>
          <table:table-cell office:value-type="float" office:value="43064" table:style-name="ce119">
            <text:p>43,064</text:p>
          </table:table-cell>
          <table:table-cell office:value-type="float" office:value="39630" table:style-name="ce119">
            <text:p>39,630</text:p>
          </table:table-cell>
          <table:table-cell office:value-type="float" office:value="10.255920526351691" table:style-name="ce120">
            <text:p>10.26</text:p>
          </table:table-cell>
          <table:table-cell office:value-type="float" office:value="573625" table:style-name="ce119">
            <text:p>573,625</text:p>
          </table:table-cell>
          <table:table-cell office:value-type="float" office:value="297590" table:style-name="ce119">
            <text:p>297,590</text:p>
          </table:table-cell>
          <table:table-cell office:value-type="float" office:value="276035" table:style-name="ce119">
            <text:p>276,035</text:p>
          </table:table-cell>
          <table:table-cell office:value-type="float" office:value="71.142433694445657" table:style-name="ce120">
            <text:p>71.14</text:p>
          </table:table-cell>
          <table:table-cell office:value-type="float" office:value="149986" table:style-name="ce119">
            <text:p>149,986</text:p>
          </table:table-cell>
          <table:table-cell office:value-type="float" office:value="69971" table:style-name="ce119">
            <text:p>69,971</text:p>
          </table:table-cell>
          <table:table-cell office:value-type="float" office:value="80015" table:style-name="ce119">
            <text:p>80,015</text:p>
          </table:table-cell>
          <table:table-cell office:value-type="float" office:value="18.601645779202659" table:style-name="ce120">
            <text:p>18.60</text:p>
          </table:table-cell>
          <table:table-cell office:value-type="float" office:value="342003" table:style-name="ce119">
            <text:p>342,003</text:p>
          </table:table-cell>
          <table:table-cell office:value-type="float" office:value="178655" table:style-name="ce119">
            <text:p>178,655</text:p>
          </table:table-cell>
          <table:table-cell office:value-type="float" office:value="163348" table:style-name="ce119">
            <text:p>163,348</text:p>
          </table:table-cell>
          <table:table-cell office:value-type="float" office:value="42.416083243933748" table:style-name="ce120">
            <text:p>42.42</text:p>
          </table:table-cell>
          <table:table-cell office:value-type="float" office:value="686136" table:style-name="ce119">
            <text:p>686,136</text:p>
          </table:table-cell>
          <table:table-cell office:value-type="float" office:value="347989" table:style-name="ce119">
            <text:p>347,989</text:p>
          </table:table-cell>
          <table:table-cell office:value-type="float" office:value="338147" table:style-name="ce119">
            <text:p>338,147</text:p>
          </table:table-cell>
          <table:table-cell office:value-type="float" office:value="85.096334513614579" table:style-name="ce120">
            <text:p>85.10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3818" table:style-name="ce119">
            <text:p>213,818</text:p>
          </table:table-cell>
          <table:table-cell office:value-type="float" office:value="109771" table:style-name="ce119">
            <text:p>109,771</text:p>
          </table:table-cell>
          <table:table-cell office:value-type="float" office:value="104047" table:style-name="ce119">
            <text:p>104,047</text:p>
          </table:table-cell>
          <table:table-cell office:value-type="float" office:value="100" table:style-name="ce120">
            <text:p>100.00</text:p>
          </table:table-cell>
          <table:table-cell office:value-type="float" office:value="24084" table:style-name="ce119">
            <text:p>24,084</text:p>
          </table:table-cell>
          <table:table-cell office:value-type="float" office:value="12647" table:style-name="ce119">
            <text:p>12,647</text:p>
          </table:table-cell>
          <table:table-cell office:value-type="float" office:value="11437" table:style-name="ce119">
            <text:p>11,437</text:p>
          </table:table-cell>
          <table:table-cell office:value-type="float" office:value="11.263785088252625" table:style-name="ce120">
            <text:p>11.26</text:p>
          </table:table-cell>
          <table:table-cell office:value-type="float" office:value="151246" table:style-name="ce119">
            <text:p>151,246</text:p>
          </table:table-cell>
          <table:table-cell office:value-type="float" office:value="79706" table:style-name="ce119">
            <text:p>79,706</text:p>
          </table:table-cell>
          <table:table-cell office:value-type="float" office:value="71540" table:style-name="ce119">
            <text:p>71,540</text:p>
          </table:table-cell>
          <table:table-cell office:value-type="float" office:value="70.735859469268263" table:style-name="ce120">
            <text:p>70.74</text:p>
          </table:table-cell>
          <table:table-cell office:value-type="float" office:value="38488" table:style-name="ce119">
            <text:p>38,488</text:p>
          </table:table-cell>
          <table:table-cell office:value-type="float" office:value="17418" table:style-name="ce119">
            <text:p>17,418</text:p>
          </table:table-cell>
          <table:table-cell office:value-type="float" office:value="21070" table:style-name="ce119">
            <text:p>21,070</text:p>
          </table:table-cell>
          <table:table-cell office:value-type="float" office:value="18.000355442479119" table:style-name="ce120">
            <text:p>18.00</text:p>
          </table:table-cell>
          <table:table-cell office:value-type="float" office:value="89210" table:style-name="ce119">
            <text:p>89,210</text:p>
          </table:table-cell>
          <table:table-cell office:value-type="float" office:value="46980" table:style-name="ce119">
            <text:p>46,980</text:p>
          </table:table-cell>
          <table:table-cell office:value-type="float" office:value="42230" table:style-name="ce119">
            <text:p>42,230</text:p>
          </table:table-cell>
          <table:table-cell office:value-type="float" office:value="41.72239942380903" table:style-name="ce120">
            <text:p>41.72</text:p>
          </table:table-cell>
          <table:table-cell office:value-type="float" office:value="179152" table:style-name="ce119">
            <text:p>179,152</text:p>
          </table:table-cell>
          <table:table-cell office:value-type="float" office:value="91570" table:style-name="ce119">
            <text:p>91,570</text:p>
          </table:table-cell>
          <table:table-cell office:value-type="float" office:value="87582" table:style-name="ce119">
            <text:p>87,582</text:p>
          </table:table-cell>
          <table:table-cell office:value-type="float" office:value="83.78714607750517" table:style-name="ce120">
            <text:p>83.7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2260" table:style-name="ce119">
            <text:p>322,260</text:p>
          </table:table-cell>
          <table:table-cell office:value-type="float" office:value="162865" table:style-name="ce119">
            <text:p>162,865</text:p>
          </table:table-cell>
          <table:table-cell office:value-type="float" office:value="159395" table:style-name="ce119">
            <text:p>159,395</text:p>
          </table:table-cell>
          <table:table-cell office:value-type="float" office:value="100" table:style-name="ce120">
            <text:p>100.00</text:p>
          </table:table-cell>
          <table:table-cell office:value-type="float" office:value="37361" table:style-name="ce119">
            <text:p>37,361</text:p>
          </table:table-cell>
          <table:table-cell office:value-type="float" office:value="19545" table:style-name="ce119">
            <text:p>19,545</text:p>
          </table:table-cell>
          <table:table-cell office:value-type="float" office:value="17816" table:style-name="ce119">
            <text:p>17,816</text:p>
          </table:table-cell>
          <table:table-cell office:value-type="float" office:value="11.59343387327003" table:style-name="ce120">
            <text:p>11.59</text:p>
          </table:table-cell>
          <table:table-cell office:value-type="float" office:value="226532" table:style-name="ce119">
            <text:p>226,532</text:p>
          </table:table-cell>
          <table:table-cell office:value-type="float" office:value="116470" table:style-name="ce119">
            <text:p>116,470</text:p>
          </table:table-cell>
          <table:table-cell office:value-type="float" office:value="110062" table:style-name="ce119">
            <text:p>110,062</text:p>
          </table:table-cell>
          <table:table-cell office:value-type="float" office:value="70.294793024266127" table:style-name="ce120">
            <text:p>70.29</text:p>
          </table:table-cell>
          <table:table-cell office:value-type="float" office:value="58367" table:style-name="ce119">
            <text:p>58,367</text:p>
          </table:table-cell>
          <table:table-cell office:value-type="float" office:value="26850" table:style-name="ce119">
            <text:p>26,850</text:p>
          </table:table-cell>
          <table:table-cell office:value-type="float" office:value="31517" table:style-name="ce119">
            <text:p>31,517</text:p>
          </table:table-cell>
          <table:table-cell office:value-type="float" office:value="18.11177310246385" table:style-name="ce120">
            <text:p>18.11</text:p>
          </table:table-cell>
          <table:table-cell office:value-type="float" office:value="135457" table:style-name="ce119">
            <text:p>135,457</text:p>
          </table:table-cell>
          <table:table-cell office:value-type="float" office:value="70003" table:style-name="ce119">
            <text:p>70,003</text:p>
          </table:table-cell>
          <table:table-cell office:value-type="float" office:value="65454" table:style-name="ce119">
            <text:p>65,454</text:p>
          </table:table-cell>
          <table:table-cell office:value-type="float" office:value="42.033451250543038" table:style-name="ce120">
            <text:p>42.03</text:p>
          </table:table-cell>
          <table:table-cell office:value-type="float" office:value="269503" table:style-name="ce119">
            <text:p>269,503</text:p>
          </table:table-cell>
          <table:table-cell office:value-type="float" office:value="135214" table:style-name="ce119">
            <text:p>135,214</text:p>
          </table:table-cell>
          <table:table-cell office:value-type="float" office:value="134289" table:style-name="ce119">
            <text:p>134,289</text:p>
          </table:table-cell>
          <table:table-cell office:value-type="float" office:value="83.629057282939243" table:style-name="ce120">
            <text:p>83.63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036" table:style-name="ce119">
            <text:p>106,036</text:p>
          </table:table-cell>
          <table:table-cell office:value-type="float" office:value="54583" table:style-name="ce119">
            <text:p>54,583</text:p>
          </table:table-cell>
          <table:table-cell office:value-type="float" office:value="51453" table:style-name="ce119">
            <text:p>51,453</text:p>
          </table:table-cell>
          <table:table-cell office:value-type="float" office:value="100" table:style-name="ce120">
            <text:p>100.00</text:p>
          </table:table-cell>
          <table:table-cell office:value-type="float" office:value="10764" table:style-name="ce119">
            <text:p>10,764</text:p>
          </table:table-cell>
          <table:table-cell office:value-type="float" office:value="5645" table:style-name="ce119">
            <text:p>5,645</text:p>
          </table:table-cell>
          <table:table-cell office:value-type="float" office:value="5119" table:style-name="ce119">
            <text:p>5,119</text:p>
          </table:table-cell>
          <table:table-cell office:value-type="float" office:value="10.151269380210493" table:style-name="ce120">
            <text:p>10.15</text:p>
          </table:table-cell>
          <table:table-cell office:value-type="float" office:value="76632" table:style-name="ce119">
            <text:p>76,632</text:p>
          </table:table-cell>
          <table:table-cell office:value-type="float" office:value="40243" table:style-name="ce119">
            <text:p>40,243</text:p>
          </table:table-cell>
          <table:table-cell office:value-type="float" office:value="36389" table:style-name="ce119">
            <text:p>36,389</text:p>
          </table:table-cell>
          <table:table-cell office:value-type="float" office:value="72.269795163906608" table:style-name="ce120">
            <text:p>72.27</text:p>
          </table:table-cell>
          <table:table-cell office:value-type="float" office:value="18640" table:style-name="ce119">
            <text:p>18,640</text:p>
          </table:table-cell>
          <table:table-cell office:value-type="float" office:value="8695" table:style-name="ce119">
            <text:p>8,695</text:p>
          </table:table-cell>
          <table:table-cell office:value-type="float" office:value="9945" table:style-name="ce119">
            <text:p>9,945</text:p>
          </table:table-cell>
          <table:table-cell office:value-type="float" office:value="17.578935455882906" table:style-name="ce120">
            <text:p>17.58</text:p>
          </table:table-cell>
          <table:table-cell office:value-type="float" office:value="47912" table:style-name="ce119">
            <text:p>47,912</text:p>
          </table:table-cell>
          <table:table-cell office:value-type="float" office:value="25018" table:style-name="ce119">
            <text:p>25,018</text:p>
          </table:table-cell>
          <table:table-cell office:value-type="float" office:value="22894" table:style-name="ce119">
            <text:p>22,894</text:p>
          </table:table-cell>
          <table:table-cell office:value-type="float" office:value="45.18465426836169" table:style-name="ce120">
            <text:p>45.18</text:p>
          </table:table-cell>
          <table:table-cell office:value-type="float" office:value="90085" table:style-name="ce119">
            <text:p>90,085</text:p>
          </table:table-cell>
          <table:table-cell office:value-type="float" office:value="46167" table:style-name="ce119">
            <text:p>46,167</text:p>
          </table:table-cell>
          <table:table-cell office:value-type="float" office:value="43918" table:style-name="ce119">
            <text:p>43,918</text:p>
          </table:table-cell>
          <table:table-cell office:value-type="float" office:value="84.956995737296765" table:style-name="ce120">
            <text:p>84.9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5117" table:style-name="ce119">
            <text:p>365,117</text:p>
          </table:table-cell>
          <table:table-cell office:value-type="float" office:value="182031" table:style-name="ce119">
            <text:p>182,031</text:p>
          </table:table-cell>
          <table:table-cell office:value-type="float" office:value="183086" table:style-name="ce119">
            <text:p>183,086</text:p>
          </table:table-cell>
          <table:table-cell office:value-type="float" office:value="100" table:style-name="ce120">
            <text:p>100.00</text:p>
          </table:table-cell>
          <table:table-cell office:value-type="float" office:value="36777" table:style-name="ce119">
            <text:p>36,777</text:p>
          </table:table-cell>
          <table:table-cell office:value-type="float" office:value="19028" table:style-name="ce119">
            <text:p>19,028</text:p>
          </table:table-cell>
          <table:table-cell office:value-type="float" office:value="17749" table:style-name="ce119">
            <text:p>17,749</text:p>
          </table:table-cell>
          <table:table-cell office:value-type="float" office:value="10.072661639967464" table:style-name="ce120">
            <text:p>10.07</text:p>
          </table:table-cell>
          <table:table-cell office:value-type="float" office:value="261742" table:style-name="ce119">
            <text:p>261,742</text:p>
          </table:table-cell>
          <table:table-cell office:value-type="float" office:value="132940" table:style-name="ce119">
            <text:p>132,940</text:p>
          </table:table-cell>
          <table:table-cell office:value-type="float" office:value="128802" table:style-name="ce119">
            <text:p>128,802</text:p>
          </table:table-cell>
          <table:table-cell office:value-type="float" office:value="71.687157815166103" table:style-name="ce120">
            <text:p>71.69</text:p>
          </table:table-cell>
          <table:table-cell office:value-type="float" office:value="66598" table:style-name="ce119">
            <text:p>66,598</text:p>
          </table:table-cell>
          <table:table-cell office:value-type="float" office:value="30063" table:style-name="ce119">
            <text:p>30,063</text:p>
          </table:table-cell>
          <table:table-cell office:value-type="float" office:value="36535" table:style-name="ce119">
            <text:p>36,535</text:p>
          </table:table-cell>
          <table:table-cell office:value-type="float" office:value="18.24018054486644" table:style-name="ce120">
            <text:p>18.24</text:p>
          </table:table-cell>
          <table:table-cell office:value-type="float" office:value="154132" table:style-name="ce119">
            <text:p>154,132</text:p>
          </table:table-cell>
          <table:table-cell office:value-type="float" office:value="79233" table:style-name="ce119">
            <text:p>79,233</text:p>
          </table:table-cell>
          <table:table-cell office:value-type="float" office:value="74899" table:style-name="ce119">
            <text:p>74,899</text:p>
          </table:table-cell>
          <table:table-cell office:value-type="float" office:value="42.214413461986155" table:style-name="ce120">
            <text:p>42.21</text:p>
          </table:table-cell>
          <table:table-cell office:value-type="float" office:value="312490" table:style-name="ce119">
            <text:p>312,490</text:p>
          </table:table-cell>
          <table:table-cell office:value-type="float" office:value="154683" table:style-name="ce119">
            <text:p>154,683</text:p>
          </table:table-cell>
          <table:table-cell office:value-type="float" office:value="157807" table:style-name="ce119">
            <text:p>157,807</text:p>
          </table:table-cell>
          <table:table-cell office:value-type="float" office:value="85.586264129032614" table:style-name="ce120">
            <text:p>85.59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882" table:style-name="ce119">
            <text:p>452,882</text:p>
          </table:table-cell>
          <table:table-cell office:value-type="float" office:value="223677" table:style-name="ce119">
            <text:p>223,677</text:p>
          </table:table-cell>
          <table:table-cell office:value-type="float" office:value="229205" table:style-name="ce119">
            <text:p>229,205</text:p>
          </table:table-cell>
          <table:table-cell office:value-type="float" office:value="100" table:style-name="ce120">
            <text:p>100.00</text:p>
          </table:table-cell>
          <table:table-cell office:value-type="float" office:value="75680" table:style-name="ce119">
            <text:p>75,680</text:p>
          </table:table-cell>
          <table:table-cell office:value-type="float" office:value="39389" table:style-name="ce119">
            <text:p>39,389</text:p>
          </table:table-cell>
          <table:table-cell office:value-type="float" office:value="36291" table:style-name="ce119">
            <text:p>36,291</text:p>
          </table:table-cell>
          <table:table-cell office:value-type="float" office:value="16.710754677818944" table:style-name="ce120">
            <text:p>16.71</text:p>
          </table:table-cell>
          <table:table-cell office:value-type="float" office:value="316206" table:style-name="ce119">
            <text:p>316,206</text:p>
          </table:table-cell>
          <table:table-cell office:value-type="float" office:value="157272" table:style-name="ce119">
            <text:p>157,272</text:p>
          </table:table-cell>
          <table:table-cell office:value-type="float" office:value="158934" table:style-name="ce119">
            <text:p>158,934</text:p>
          </table:table-cell>
          <table:table-cell office:value-type="float" office:value="69.820836332642941" table:style-name="ce120">
            <text:p>69.82</text:p>
          </table:table-cell>
          <table:table-cell office:value-type="float" office:value="60996" table:style-name="ce119">
            <text:p>60,996</text:p>
          </table:table-cell>
          <table:table-cell office:value-type="float" office:value="27016" table:style-name="ce119">
            <text:p>27,016</text:p>
          </table:table-cell>
          <table:table-cell office:value-type="float" office:value="33980" table:style-name="ce119">
            <text:p>33,980</text:p>
          </table:table-cell>
          <table:table-cell office:value-type="float" office:value="13.468408989538114" table:style-name="ce120">
            <text:p>13.47</text:p>
          </table:table-cell>
          <table:table-cell office:value-type="float" office:value="202549" table:style-name="ce119">
            <text:p>202,549</text:p>
          </table:table-cell>
          <table:table-cell office:value-type="float" office:value="100958" table:style-name="ce119">
            <text:p>100,958</text:p>
          </table:table-cell>
          <table:table-cell office:value-type="float" office:value="101591" table:style-name="ce119">
            <text:p>101,591</text:p>
          </table:table-cell>
          <table:table-cell office:value-type="float" office:value="44.724453610432739" table:style-name="ce120">
            <text:p>44.72</text:p>
          </table:table-cell>
          <table:table-cell office:value-type="float" office:value="353052" table:style-name="ce119">
            <text:p>353,052</text:p>
          </table:table-cell>
          <table:table-cell office:value-type="float" office:value="171686" table:style-name="ce119">
            <text:p>171,686</text:p>
          </table:table-cell>
          <table:table-cell office:value-type="float" office:value="181366" table:style-name="ce119">
            <text:p>181,366</text:p>
          </table:table-cell>
          <table:table-cell office:value-type="float" office:value="77.95673045075759" table:style-name="ce120">
            <text:p>77.96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002" table:style-name="ce119">
            <text:p>265,002</text:p>
          </table:table-cell>
          <table:table-cell office:value-type="float" office:value="128026" table:style-name="ce119">
            <text:p>128,026</text:p>
          </table:table-cell>
          <table:table-cell office:value-type="float" office:value="136976" table:style-name="ce119">
            <text:p>136,976</text:p>
          </table:table-cell>
          <table:table-cell office:value-type="float" office:value="100" table:style-name="ce120">
            <text:p>100.00</text:p>
          </table:table-cell>
          <table:table-cell office:value-type="float" office:value="34565" table:style-name="ce119">
            <text:p>34,565</text:p>
          </table:table-cell>
          <table:table-cell office:value-type="float" office:value="18043" table:style-name="ce119">
            <text:p>18,043</text:p>
          </table:table-cell>
          <table:table-cell office:value-type="float" office:value="16522" table:style-name="ce119">
            <text:p>16,522</text:p>
          </table:table-cell>
          <table:table-cell office:value-type="float" office:value="13.0432977864318" table:style-name="ce120">
            <text:p>13.04</text:p>
          </table:table-cell>
          <table:table-cell office:value-type="float" office:value="185856" table:style-name="ce119">
            <text:p>185,856</text:p>
          </table:table-cell>
          <table:table-cell office:value-type="float" office:value="90400" table:style-name="ce119">
            <text:p>90,400</text:p>
          </table:table-cell>
          <table:table-cell office:value-type="float" office:value="95456" table:style-name="ce119">
            <text:p>95,456</text:p>
          </table:table-cell>
          <table:table-cell office:value-type="float" office:value="70.13381031086557" table:style-name="ce120">
            <text:p>70.13</text:p>
          </table:table-cell>
          <table:table-cell office:value-type="float" office:value="44581" table:style-name="ce119">
            <text:p>44,581</text:p>
          </table:table-cell>
          <table:table-cell office:value-type="float" office:value="19583" table:style-name="ce119">
            <text:p>19,583</text:p>
          </table:table-cell>
          <table:table-cell office:value-type="float" office:value="24998" table:style-name="ce119">
            <text:p>24,998</text:p>
          </table:table-cell>
          <table:table-cell office:value-type="float" office:value="16.822891902702622" table:style-name="ce120">
            <text:p>16.82</text:p>
          </table:table-cell>
          <table:table-cell office:value-type="float" office:value="113039" table:style-name="ce119">
            <text:p>113,039</text:p>
          </table:table-cell>
          <table:table-cell office:value-type="float" office:value="55326" table:style-name="ce119">
            <text:p>55,326</text:p>
          </table:table-cell>
          <table:table-cell office:value-type="float" office:value="57713" table:style-name="ce119">
            <text:p>57,713</text:p>
          </table:table-cell>
          <table:table-cell office:value-type="float" office:value="42.655904483739739" table:style-name="ce120">
            <text:p>42.66</text:p>
          </table:table-cell>
          <table:table-cell office:value-type="float" office:value="216408" table:style-name="ce119">
            <text:p>216,408</text:p>
          </table:table-cell>
          <table:table-cell office:value-type="float" office:value="102698" table:style-name="ce119">
            <text:p>102,698</text:p>
          </table:table-cell>
          <table:table-cell office:value-type="float" office:value="113710" table:style-name="ce119">
            <text:p>113,710</text:p>
          </table:table-cell>
          <table:table-cell office:value-type="float" office:value="81.6627799035479" table:style-name="ce120">
            <text:p>81.6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7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285" table:style-name="ce113">
            <text:p>154,285</text:p>
          </table:table-cell>
          <table:table-cell office:value-type="float" office:value="77980" table:style-name="ce113">
            <text:p>77,980</text:p>
          </table:table-cell>
          <table:table-cell office:value-type="float" office:value="76305" table:style-name="ce113">
            <text:p>76,305</text:p>
          </table:table-cell>
          <table:table-cell office:value-type="float" office:value="100" table:style-name="ce114">
            <text:p>100.00</text:p>
          </table:table-cell>
          <table:table-cell office:value-type="float" office:value="13855" table:style-name="ce113">
            <text:p>13,855</text:p>
          </table:table-cell>
          <table:table-cell office:value-type="float" office:value="7252" table:style-name="ce113">
            <text:p>7,252</text:p>
          </table:table-cell>
          <table:table-cell office:value-type="float" office:value="6603" table:style-name="ce113">
            <text:p>6,603</text:p>
          </table:table-cell>
          <table:table-cell office:value-type="float" office:value="8.9801341672878117" table:style-name="ce114">
            <text:p>8.98</text:p>
          </table:table-cell>
          <table:table-cell office:value-type="float" office:value="117150" table:style-name="ce113">
            <text:p>117,150</text:p>
          </table:table-cell>
          <table:table-cell office:value-type="float" office:value="59428" table:style-name="ce113">
            <text:p>59,428</text:p>
          </table:table-cell>
          <table:table-cell office:value-type="float" office:value="57722" table:style-name="ce113">
            <text:p>57,722</text:p>
          </table:table-cell>
          <table:table-cell office:value-type="float" office:value="75.930907087532816" table:style-name="ce114">
            <text:p>75.93</text:p>
          </table:table-cell>
          <table:table-cell office:value-type="float" office:value="23280" table:style-name="ce113">
            <text:p>23,280</text:p>
          </table:table-cell>
          <table:table-cell office:value-type="float" office:value="11300" table:style-name="ce113">
            <text:p>11,300</text:p>
          </table:table-cell>
          <table:table-cell office:value-type="float" office:value="11980" table:style-name="ce113">
            <text:p>11,980</text:p>
          </table:table-cell>
          <table:table-cell office:value-type="float" office:value="15.088958745179376" table:style-name="ce114">
            <text:p>15.09</text:p>
          </table:table-cell>
          <table:table-cell office:value-type="float" office:value="69654" table:style-name="ce113">
            <text:p>69,654</text:p>
          </table:table-cell>
          <table:table-cell office:value-type="float" office:value="35186" table:style-name="ce113">
            <text:p>35,186</text:p>
          </table:table-cell>
          <table:table-cell office:value-type="float" office:value="34468" table:style-name="ce113">
            <text:p>34,468</text:p>
          </table:table-cell>
          <table:table-cell office:value-type="float" office:value="45.146320121852419" table:style-name="ce114">
            <text:p>45.15</text:p>
          </table:table-cell>
          <table:table-cell office:value-type="float" office:value="134010" table:style-name="ce113">
            <text:p>134,010</text:p>
          </table:table-cell>
          <table:table-cell office:value-type="float" office:value="67378" table:style-name="ce113">
            <text:p>67,378</text:p>
          </table:table-cell>
          <table:table-cell office:value-type="float" office:value="66632" table:style-name="ce113">
            <text:p>66,632</text:p>
          </table:table-cell>
          <table:table-cell office:value-type="float" office:value="86.858735457108594" table:style-name="ce114">
            <text:p>86.86</text:p>
          </table:table-cell>
          <table:table-cell table:number-columns-repeated="16359" table:style-name="ce109"/>
        </table:table-row>
        <table:table-row table:style-name="ro17">
          <table:table-cell office:value-type="string" table:style-name="ce118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856" table:style-name="ce119">
            <text:p>140,856</text:p>
          </table:table-cell>
          <table:table-cell office:value-type="float" office:value="70209" table:style-name="ce119">
            <text:p>70,209</text:p>
          </table:table-cell>
          <table:table-cell office:value-type="float" office:value="70647" table:style-name="ce119">
            <text:p>70,647</text:p>
          </table:table-cell>
          <table:table-cell office:value-type="float" office:value="100" table:style-name="ce120">
            <text:p>100.00</text:p>
          </table:table-cell>
          <table:table-cell office:value-type="float" office:value="12389" table:style-name="ce119">
            <text:p>12,389</text:p>
          </table:table-cell>
          <table:table-cell office:value-type="float" office:value="6463" table:style-name="ce119">
            <text:p>6,463</text:p>
          </table:table-cell>
          <table:table-cell office:value-type="float" office:value="5926" table:style-name="ce119">
            <text:p>5,926</text:p>
          </table:table-cell>
          <table:table-cell office:value-type="float" office:value="8.7955074686204355" table:style-name="ce120">
            <text:p>8.80</text:p>
          </table:table-cell>
          <table:table-cell office:value-type="float" office:value="106957" table:style-name="ce119">
            <text:p>106,957</text:p>
          </table:table-cell>
          <table:table-cell office:value-type="float" office:value="53403" table:style-name="ce119">
            <text:p>53,403</text:p>
          </table:table-cell>
          <table:table-cell office:value-type="float" office:value="53554" table:style-name="ce119">
            <text:p>53,554</text:p>
          </table:table-cell>
          <table:table-cell office:value-type="float" office:value="75.933577554381785" table:style-name="ce120">
            <text:p>75.93</text:p>
          </table:table-cell>
          <table:table-cell office:value-type="float" office:value="21510" table:style-name="ce119">
            <text:p>21,510</text:p>
          </table:table-cell>
          <table:table-cell office:value-type="float" office:value="10343" table:style-name="ce119">
            <text:p>10,343</text:p>
          </table:table-cell>
          <table:table-cell office:value-type="float" office:value="11167" table:style-name="ce119">
            <text:p>11,167</text:p>
          </table:table-cell>
          <table:table-cell office:value-type="float" office:value="15.270914976997785" table:style-name="ce120">
            <text:p>15.27</text:p>
          </table:table-cell>
          <table:table-cell office:value-type="float" office:value="63289" table:style-name="ce119">
            <text:p>63,289</text:p>
          </table:table-cell>
          <table:table-cell office:value-type="float" office:value="31462" table:style-name="ce119">
            <text:p>31,462</text:p>
          </table:table-cell>
          <table:table-cell office:value-type="float" office:value="31827" table:style-name="ce119">
            <text:p>31,827</text:p>
          </table:table-cell>
          <table:table-cell office:value-type="float" office:value="44.93170329982393" table:style-name="ce120">
            <text:p>44.93</text:p>
          </table:table-cell>
          <table:table-cell office:value-type="float" office:value="122555" table:style-name="ce119">
            <text:p>122,555</text:p>
          </table:table-cell>
          <table:table-cell office:value-type="float" office:value="60682" table:style-name="ce119">
            <text:p>60,682</text:p>
          </table:table-cell>
          <table:table-cell office:value-type="float" office:value="61873" table:style-name="ce119">
            <text:p>61,873</text:p>
          </table:table-cell>
          <table:table-cell office:value-type="float" office:value="87.007298233657067" table:style-name="ce120">
            <text:p>87.01</text:p>
          </table:table-cell>
          <table:table-cell table:number-columns-repeated="16359" table:style-name="ce109"/>
        </table:table-row>
        <table:table-row table:style-name="ro18">
          <table:table-cell office:value-type="string" table:style-name="ce118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29" table:style-name="ce119">
            <text:p>13,429</text:p>
          </table:table-cell>
          <table:table-cell office:value-type="float" office:value="7771" table:style-name="ce119">
            <text:p>7,771</text:p>
          </table:table-cell>
          <table:table-cell office:value-type="float" office:value="5658" table:style-name="ce119">
            <text:p>5,658</text:p>
          </table:table-cell>
          <table:table-cell office:value-type="float" office:value="100" table:style-name="ce120">
            <text:p>100.00</text:p>
          </table:table-cell>
          <table:table-cell office:value-type="float" office:value="1466" table:style-name="ce119">
            <text:p>1,466</text:p>
          </table:table-cell>
          <table:table-cell office:value-type="float" office:value="789" table:style-name="ce119">
            <text:p>789</text:p>
          </table:table-cell>
          <table:table-cell office:value-type="float" office:value="677" table:style-name="ce119">
            <text:p>677</text:p>
          </table:table-cell>
          <table:table-cell office:value-type="float" office:value="10.916672872142378" table:style-name="ce120">
            <text:p>10.92</text:p>
          </table:table-cell>
          <table:table-cell office:value-type="float" office:value="10193" table:style-name="ce119">
            <text:p>10,193</text:p>
          </table:table-cell>
          <table:table-cell office:value-type="float" office:value="6025" table:style-name="ce119">
            <text:p>6,025</text:p>
          </table:table-cell>
          <table:table-cell office:value-type="float" office:value="4168" table:style-name="ce119">
            <text:p>4,168</text:p>
          </table:table-cell>
          <table:table-cell office:value-type="float" office:value="75.902896716062259" table:style-name="ce120">
            <text:p>75.90</text:p>
          </table:table-cell>
          <table:table-cell office:value-type="float" office:value="1770" table:style-name="ce119">
            <text:p>1,770</text:p>
          </table:table-cell>
          <table:table-cell office:value-type="float" office:value="957" table:style-name="ce119">
            <text:p>957</text:p>
          </table:table-cell>
          <table:table-cell office:value-type="float" office:value="813" table:style-name="ce119">
            <text:p>813</text:p>
          </table:table-cell>
          <table:table-cell office:value-type="float" office:value="13.180430411795369" table:style-name="ce120">
            <text:p>13.18</text:p>
          </table:table-cell>
          <table:table-cell office:value-type="float" office:value="6365" table:style-name="ce119">
            <text:p>6,365</text:p>
          </table:table-cell>
          <table:table-cell office:value-type="float" office:value="3724" table:style-name="ce119">
            <text:p>3,724</text:p>
          </table:table-cell>
          <table:table-cell office:value-type="float" office:value="2641" table:style-name="ce119">
            <text:p>2,641</text:p>
          </table:table-cell>
          <table:table-cell office:value-type="float" office:value="47.397423486484477" table:style-name="ce120">
            <text:p>47.40</text:p>
          </table:table-cell>
          <table:table-cell office:value-type="float" office:value="11455" table:style-name="ce119">
            <text:p>11,455</text:p>
          </table:table-cell>
          <table:table-cell office:value-type="float" office:value="6696" table:style-name="ce119">
            <text:p>6,696</text:p>
          </table:table-cell>
          <table:table-cell office:value-type="float" office:value="4759" table:style-name="ce119">
            <text:p>4,759</text:p>
          </table:table-cell>
          <table:table-cell office:value-type="float" office:value="85.300469133963801" table:style-name="ce120">
            <text:p>85.30</text:p>
          </table:table-cell>
          <table:table-cell table:number-columns-repeated="16359" table:style-name="ce121"/>
        </table:table-row>
        <table:table-row table:style-name="ro28">
          <table:table-cell table:style-name="ce122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3" table:style-name="ce123"/>
          <table:table-cell table:style-name="ce124"/>
          <table:table-cell table:number-columns-repeated="16359" table:style-name="ce109"/>
        </table:table-row>
        <table:table-row table:style-name="ro20">
          <table:table-cell table:style-name="ce125"/>
          <table:table-cell table:number-columns-repeated="23" table:style-name="ce126"/>
          <table:table-cell office:value-type="string" table:style-name="ce127">
            <text:p><text:s text:c="16"/>內政部戶政司 110年10月8日編製</text:p>
          </table:table-cell>
          <table:table-cell table:number-columns-repeated="16359" table:style-name="ce121"/>
        </table:table-row>
        <table:table-row table:style-name="ro11">
          <table:table-cell table:number-columns-repeated="25" table:style-name="ce103"/>
          <table:table-cell table:number-columns-repeated="16359" table:style-name="ce126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style-name="ce1">
            <draw:frame draw:z-index="1" draw:id="id0" draw:style-name="a0" draw:name="Object 1" svg:x="0.11458in" svg:y="0.19792in" svg:width="7.10417in" svg:height="10.0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5625in" svg:y="0.1875in" svg:width="6.70833in" svg:height="9.83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5"/>
          <table:table-cell table:number-columns-repeated="16372"/>
        </table:table-row>
        <table:table-row table:style-name="ro30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09/上網各月速報公式(9月).xls'#說明" table:style-name="ta5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5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5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5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5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5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5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5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5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5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5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5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5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5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5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5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5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5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5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說明" table:style-name="ta5">
        <table:table-source xlink:href="file:///C:/Users/moi1849/Desktop/123/3/1.月報/02各月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60" table:style-name="ta5">
        <table:table-source xlink:href="file:///C:/Users/moi1849/Desktop/123/3/1.月報/02各月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70" table:style-name="ta5">
        <table:table-source xlink:href="file:///C:/Users/moi1849/Desktop/123/3/1.月報/02各月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B0" table:style-name="ta5">
        <table:table-source xlink:href="file:///C:/Users/moi1849/Desktop/123/3/1.月報/02各月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1-年月別(貼01-縣市別)" table:style-name="ta5">
        <table:table-source xlink:href="file:///C:/Users/moi1849/Desktop/123/3/1.月報/02各月/11009/上網各月速報公式(9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1-縣市別" table:style-name="ta5">
        <table:table-source xlink:href="file:///C:/Users/moi1849/Desktop/123/3/1.月報/02各月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1-年齡結構" table:style-name="ta5">
        <table:table-source xlink:href="file:///C:/Users/moi1849/Desktop/123/3/1.月報/02各月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1資料分析" table:style-name="ta5">
        <table:table-source xlink:href="file:///C:/Users/moi1849/Desktop/123/3/1.月報/02各月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1分析(草稿)" table:style-name="ta5">
        <table:table-source xlink:href="file:///C:/Users/moi1849/Desktop/123/3/1.月報/02各月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2-年月別" table:style-name="ta5">
        <table:table-source xlink:href="file:///C:/Users/moi1849/Desktop/123/3/1.月報/02各月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2-縣市別" table:style-name="ta5">
        <table:table-source xlink:href="file:///C:/Users/moi1849/Desktop/123/3/1.月報/02各月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4-單一年齡" table:style-name="ta5">
        <table:table-source xlink:href="file:///C:/Users/moi1849/Desktop/123/3/1.月報/02各月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5-年齡結構" table:style-name="ta5">
        <table:table-source xlink:href="file:///C:/Users/moi1849/Desktop/123/3/1.月報/02各月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6-人口增加&amp;生死結離" table:style-name="ta5">
        <table:table-source xlink:href="file:///C:/Users/moi1849/Desktop/123/3/1.月報/02各月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7-年月別" table:style-name="ta5">
        <table:table-source xlink:href="file:///C:/Users/moi1849/Desktop/123/3/1.月報/02各月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07-縣市別" table:style-name="ta5">
        <table:table-source xlink:href="file:///C:/Users/moi1849/Desktop/123/3/1.月報/02各月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0-年月別" table:style-name="ta5">
        <table:table-source xlink:href="file:///C:/Users/moi1849/Desktop/123/3/1.月報/02各月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0-縣市別" table:style-name="ta5">
        <table:table-source xlink:href="file:///C:/Users/moi1849/Desktop/123/3/1.月報/02各月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2各月/11009/上網各月速報公式(9月).xls'#11-遷徙" table:style-name="ta5">
        <table:table-source xlink:href="file:///C:/Users/moi1849/Desktop/123/3/1.月報/02各月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5:42:33Z</meta:creation-date>
    <dc:date>2021-10-06T00:54:39Z</dc:date>
  </office:meta>
</office:document-meta>
</file>